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9"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manifest.rdf" manifest:media-type="application/rdf+xml"/>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11/settings.xml" manifest:media-type="text/xml"/>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Object 15/settings.xml" manifest:media-type="text/xml"/>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 manifest:version="1.2" manifest:media-type="application/vnd.oasis.opendocument.spreadsheet"/>
  <manifest:file-entry manifest:full-path="Object 16/styles.xml" manifest:media-type="text/xml"/>
  <manifest:file-entry manifest:full-path="Object 16/manifest.rdf" manifest:media-type="application/rdf+xml"/>
  <manifest:file-entry manifest:full-path="Object 16/content.xml" manifest:media-type="text/xml"/>
  <manifest:file-entry manifest:full-path="Object 16/settings.xml" manifest:media-type="text/xml"/>
  <manifest:file-entry manifest:full-path="Object 16/"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ourier New" svg:font-family="'Courier New'" style:font-family-generic="modern" style:font-pitch="fixed"/>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5.1924in" table:align="left"/>
    </style:style>
    <style:style style:name="Table1.A" style:family="table-column">
      <style:table-column-properties style:column-width="1.0576in"/>
    </style:style>
    <style:style style:name="Table1.B" style:family="table-column">
      <style:table-column-properties style:column-width="4.134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lways"/>
    </style:style>
    <style:style style:name="Table2.A" style:family="table-column">
      <style:table-column-properties style:column-width="1.7535in" style:rel-column-width="17163*"/>
    </style:style>
    <style:style style:name="Table2.B" style:family="table-column">
      <style:table-column-properties style:column-width="4.9417in" style:rel-column-width="48372*"/>
    </style:style>
    <style:style style:name="Table2.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ccff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8146in" style:rel-column-width="17761*"/>
    </style:style>
    <style:style style:name="Table3.B" style:family="table-column">
      <style:table-column-properties style:column-width="0.8764in" style:rel-column-width="8578*"/>
    </style:style>
    <style:style style:name="Table3.C" style:family="table-column">
      <style:table-column-properties style:column-width="4.0042in" style:rel-column-width="39196*"/>
    </style:style>
    <style:style style:name="Table3.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ff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6" style:family="table">
      <style:table-properties style:width="6.1854in" table:align="right" fo:keep-with-next="always"/>
    </style:style>
    <style:style style:name="Table6.A" style:family="table-column">
      <style:table-column-properties style:column-width="1.3069in"/>
    </style:style>
    <style:style style:name="Table6.B" style:family="table-column">
      <style:table-column-properties style:column-width="0.8708in"/>
    </style:style>
    <style:style style:name="Table6.C" style:family="table-column">
      <style:table-column-properties style:column-width="4.0076in"/>
    </style:style>
    <style:style style:name="Table6.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6.C1" style:family="table-cell">
      <style:table-cell-properties fo:background-color="#ccff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4" style:family="table">
      <style:table-properties style:width="4.6875in" fo:margin-left="1.2958in" table:align="left" fo:keep-with-next="always"/>
    </style:style>
    <style:style style:name="Table4.A" style:family="table-column">
      <style:table-column-properties style:column-width="1.059in"/>
    </style:style>
    <style:style style:name="Table4.B" style:family="table-column">
      <style:table-column-properties style:column-width="1.5625in"/>
    </style:style>
    <style:style style:name="Table4.C" style:family="table-column">
      <style:table-column-properties style:column-width="2.066in"/>
    </style:style>
    <style:style style:name="Table4.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cff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3.0035in" fo:margin-left="1.7819in" table:align="left" fo:keep-with-next="always"/>
    </style:style>
    <style:style style:name="Table5.A" style:family="table-column">
      <style:table-column-properties style:column-width="1.059in"/>
    </style:style>
    <style:style style:name="Table5.B" style:family="table-column">
      <style:table-column-properties style:column-width="1.9444in"/>
    </style:style>
    <style:style style:name="Table5.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5.B1" style:family="table-cell">
      <style:table-cell-properties fo:background-color="#ccff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10" style:family="table">
      <style:table-properties style:width="5.1653in" fo:margin-left="0.9576in" table:align="left" fo:keep-with-next="always"/>
    </style:style>
    <style:style style:name="Table10.A" style:family="table-column">
      <style:table-column-properties style:column-width="0.6861in"/>
    </style:style>
    <style:style style:name="Table10.B" style:family="table-column">
      <style:table-column-properties style:column-width="1.1889in"/>
    </style:style>
    <style:style style:name="Table10.C" style:family="table-column">
      <style:table-column-properties style:column-width="3.2903in"/>
    </style:style>
    <style:style style:name="Table10.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ccff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0.05pt solid #000000" fo:border-top="none" fo:border-bottom="0.05pt solid #000000"/>
    </style:style>
    <style:style style:name="Table10.A14" style:family="table-cell">
      <style:table-cell-properties fo:padding="0.0382in" fo:border-left="0.05pt solid #000000" fo:border-right="none" fo:border-top="none" fo:border-bottom="0.05pt solid #000000"/>
    </style:style>
    <style:style style:name="Table10.B14" style:family="table-cell">
      <style:table-cell-properties fo:padding="0.0382in" fo:border-left="0.05pt solid #000000" fo:border-right="none" fo:border-top="none" fo:border-bottom="0.05pt solid #000000"/>
    </style:style>
    <style:style style:name="Table10.C14" style:family="table-cell">
      <style:table-cell-properties fo:padding="0.0382in" fo:border-left="0.05pt solid #000000" fo:border-right="0.05pt solid #000000" fo:border-top="none" fo:border-bottom="0.05pt solid #000000"/>
    </style:style>
    <style:style style:name="Table10.A15" style:family="table-cell">
      <style:table-cell-properties fo:padding="0.0382in" fo:border-left="0.05pt solid #000000" fo:border-right="none" fo:border-top="none" fo:border-bottom="0.05pt solid #000000"/>
    </style:style>
    <style:style style:name="Table10.B15" style:family="table-cell">
      <style:table-cell-properties fo:padding="0.0382in" fo:border-left="0.05pt solid #000000" fo:border-right="none" fo:border-top="none" fo:border-bottom="0.05pt solid #000000"/>
    </style:style>
    <style:style style:name="Table10.C15" style:family="table-cell">
      <style:table-cell-properties fo:padding="0.0382in" fo:border-left="0.05pt solid #000000" fo:border-right="0.05pt solid #000000" fo:border-top="none" fo:border-bottom="0.05pt solid #000000"/>
    </style:style>
    <style:style style:name="Table10.A16" style:family="table-cell">
      <style:table-cell-properties fo:padding="0.0382in" fo:border-left="0.05pt solid #000000" fo:border-right="none" fo:border-top="none" fo:border-bottom="0.05pt solid #000000"/>
    </style:style>
    <style:style style:name="Table10.B16" style:family="table-cell">
      <style:table-cell-properties fo:padding="0.0382in" fo:border-left="0.05pt solid #000000" fo:border-right="none" fo:border-top="none" fo:border-bottom="0.05pt solid #000000"/>
    </style:style>
    <style:style style:name="Table10.C16" style:family="table-cell">
      <style:table-cell-properties fo:padding="0.0382in" fo:border-left="0.05pt solid #000000" fo:border-right="0.05pt solid #000000" fo:border-top="none" fo:border-bottom="0.05pt solid #000000"/>
    </style:style>
    <style:style style:name="Table10.A17" style:family="table-cell">
      <style:table-cell-properties fo:padding="0.0382in" fo:border-left="0.05pt solid #000000" fo:border-right="none" fo:border-top="none" fo:border-bottom="0.05pt solid #000000"/>
    </style:style>
    <style:style style:name="Table10.B17" style:family="table-cell">
      <style:table-cell-properties fo:padding="0.0382in" fo:border-left="0.05pt solid #000000" fo:border-right="none" fo:border-top="none" fo:border-bottom="0.05pt solid #000000"/>
    </style:style>
    <style:style style:name="Table10.C17" style:family="table-cell">
      <style:table-cell-properties fo:padding="0.0382in" fo:border-left="0.05pt solid #000000" fo:border-right="0.05pt solid #000000" fo:border-top="none" fo:border-bottom="0.05pt solid #000000"/>
    </style:style>
    <style:style style:name="Table7" style:family="table">
      <style:table-properties style:width="4.8097in" fo:margin-left="1.3132in" table:align="left" fo:keep-with-next="always"/>
    </style:style>
    <style:style style:name="Table7.A" style:family="table-column">
      <style:table-column-properties style:column-width="0.9292in"/>
    </style:style>
    <style:style style:name="Table7.B" style:family="table-column">
      <style:table-column-properties style:column-width="3.8806in"/>
    </style:style>
    <style:style style:name="Table7.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7.B1" style:family="table-cell">
      <style:table-cell-properties fo:background-color="#ccff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 style:family="table">
      <style:table-properties style:width="4.8097in" fo:margin-left="1.3132in" table:align="left" fo:keep-with-next="always"/>
    </style:style>
    <style:style style:name="Table8.A" style:family="table-column">
      <style:table-column-properties style:column-width="0.9292in"/>
    </style:style>
    <style:style style:name="Table8.B" style:family="table-column">
      <style:table-column-properties style:column-width="3.8806in"/>
    </style:style>
    <style:style style:name="Table8.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8.B1" style:family="table-cell">
      <style:table-cell-properties fo:background-color="#ccff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9" style:family="table">
      <style:table-properties style:width="4.809in" fo:margin-left="1.1313in" table:align="left" fo:keep-with-next="always"/>
    </style:style>
    <style:style style:name="Table9.A" style:family="table-column">
      <style:table-column-properties style:column-width="0.5035in"/>
    </style:style>
    <style:style style:name="Table9.B" style:family="table-column">
      <style:table-column-properties style:column-width="1.4931in"/>
    </style:style>
    <style:style style:name="Table9.C" style:family="table-column">
      <style:table-column-properties style:column-width="2.8125in"/>
    </style:style>
    <style:style style:name="Table9.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ffff" fo:padding="0.0382in" fo:border="0.05pt solid #000000">
        <style:background-image/>
      </style:table-cell-properties>
    </style:style>
    <style:style style:name="Table9.A2" style:family="table-cell">
      <style:table-cell-properties style:vertical-align="middle"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11" style:family="table">
      <style:table-properties style:width="5.3736in" fo:margin-left="0.6972in" table:align="left" fo:keep-with-next="always"/>
    </style:style>
    <style:style style:name="Table11.A" style:family="table-column">
      <style:table-column-properties style:column-width="0.6861in"/>
    </style:style>
    <style:style style:name="Table11.B" style:family="table-column">
      <style:table-column-properties style:column-width="1.5014in"/>
    </style:style>
    <style:style style:name="Table11.C" style:family="table-column">
      <style:table-column-properties style:column-width="3.1861in"/>
    </style:style>
    <style:style style:name="Table11.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cffff"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0abc79"/>
    </style:style>
    <style:style style:name="P2" style:family="paragraph" style:parent-style-name="Standard">
      <style:text-properties officeooo:rsid="0006cf08" officeooo:paragraph-rsid="0006cf08"/>
    </style:style>
    <style:style style:name="P3" style:family="paragraph" style:parent-style-name="Standard">
      <style:text-properties style:font-name="FreeSans" officeooo:rsid="000e79e2" officeooo:paragraph-rsid="000e79e2"/>
    </style:style>
    <style:style style:name="P4" style:family="paragraph" style:parent-style-name="Standard">
      <style:text-properties officeooo:rsid="002b7229" officeooo:paragraph-rsid="005c831c"/>
    </style:style>
    <style:style style:name="P5" style:family="paragraph" style:parent-style-name="Standard">
      <style:text-properties officeooo:rsid="002b7229" officeooo:paragraph-rsid="00667d09"/>
    </style:style>
    <style:style style:name="P6" style:family="paragraph" style:parent-style-name="Standard">
      <style:text-properties officeooo:rsid="002b7229" officeooo:paragraph-rsid="0066ec82"/>
    </style:style>
    <style:style style:name="P7" style:family="paragraph" style:parent-style-name="Standard">
      <style:text-properties officeooo:rsid="002b7229" officeooo:paragraph-rsid="006e11ff"/>
    </style:style>
    <style:style style:name="P8" style:family="paragraph" style:parent-style-name="Standard">
      <style:text-properties officeooo:rsid="002b7229" officeooo:paragraph-rsid="00733c39"/>
    </style:style>
    <style:style style:name="P9" style:family="paragraph" style:parent-style-name="Standard">
      <style:text-properties style:font-name="Liberation Serif" fo:font-size="12pt" fo:font-weight="normal" officeooo:rsid="005e916f" officeooo:paragraph-rsid="005c831c" style:font-size-asian="10.5pt" style:font-weight-asian="normal" style:font-size-complex="12pt" style:font-weight-complex="normal"/>
    </style:style>
    <style:style style:name="P10" style:family="paragraph" style:parent-style-name="Text_20_body">
      <style:text-properties officeooo:rsid="0010ae71" officeooo:paragraph-rsid="0010ae71"/>
    </style:style>
    <style:style style:name="P11" style:family="paragraph" style:parent-style-name="Text_20_body">
      <style:text-properties officeooo:rsid="0010ae71" officeooo:paragraph-rsid="004618a5"/>
    </style:style>
    <style:style style:name="P12" style:family="paragraph" style:parent-style-name="Text_20_body">
      <style:text-properties officeooo:rsid="001a718f" officeooo:paragraph-rsid="001a718f"/>
    </style:style>
    <style:style style:name="P13" style:family="paragraph" style:parent-style-name="Text_20_body">
      <style:paragraph-properties fo:text-align="start" style:justify-single-word="false"/>
      <style:text-properties officeooo:rsid="001a718f" officeooo:paragraph-rsid="001a718f"/>
    </style:style>
    <style:style style:name="P14" style:family="paragraph" style:parent-style-name="Text_20_body">
      <style:paragraph-properties fo:text-align="start" style:justify-single-word="false"/>
    </style:style>
    <style:style style:name="P15" style:family="paragraph" style:parent-style-name="Text_20_body">
      <style:text-properties officeooo:rsid="001da3f2" officeooo:paragraph-rsid="002c3024"/>
    </style:style>
    <style:style style:name="P16" style:family="paragraph" style:parent-style-name="Text_20_body">
      <style:text-properties officeooo:rsid="001da3f2" officeooo:paragraph-rsid="003f145d"/>
    </style:style>
    <style:style style:name="P17" style:family="paragraph" style:parent-style-name="Text_20_body">
      <style:text-properties officeooo:rsid="001da3f2" officeooo:paragraph-rsid="0010ae71"/>
    </style:style>
    <style:style style:name="P18" style:family="paragraph" style:parent-style-name="Text_20_body">
      <style:text-properties officeooo:rsid="001da3f2" officeooo:paragraph-rsid="004618a5"/>
    </style:style>
    <style:style style:name="P19" style:family="paragraph" style:parent-style-name="Text_20_body">
      <style:text-properties officeooo:rsid="001c6e5b" officeooo:paragraph-rsid="001c6e5b"/>
    </style:style>
    <style:style style:name="P20" style:family="paragraph" style:parent-style-name="Text_20_body">
      <style:text-properties officeooo:rsid="0025a4c6" officeooo:paragraph-rsid="00376e4d"/>
    </style:style>
    <style:style style:name="P21" style:family="paragraph" style:parent-style-name="Text_20_body">
      <style:text-properties officeooo:rsid="0020f421" officeooo:paragraph-rsid="002e29e2"/>
    </style:style>
    <style:style style:name="P22" style:family="paragraph" style:parent-style-name="Text_20_body">
      <style:text-properties officeooo:rsid="0020f421" officeooo:paragraph-rsid="0036c6e4"/>
    </style:style>
    <style:style style:name="P23" style:family="paragraph" style:parent-style-name="Text_20_body">
      <style:text-properties officeooo:rsid="0020f421" officeooo:paragraph-rsid="0042e481"/>
    </style:style>
    <style:style style:name="P24" style:family="paragraph" style:parent-style-name="Text_20_body">
      <style:text-properties officeooo:rsid="0020f421" officeooo:paragraph-rsid="00555988"/>
    </style:style>
    <style:style style:name="P25" style:family="paragraph" style:parent-style-name="Text_20_body">
      <style:text-properties officeooo:rsid="002fce1a" officeooo:paragraph-rsid="002fce1a"/>
    </style:style>
    <style:style style:name="P26" style:family="paragraph" style:parent-style-name="Text_20_body">
      <style:text-properties officeooo:rsid="003827fb" officeooo:paragraph-rsid="003827fb"/>
    </style:style>
    <style:style style:name="P27" style:family="paragraph" style:parent-style-name="Text_20_body">
      <style:text-properties officeooo:rsid="0039a38a" officeooo:paragraph-rsid="0039a38a"/>
    </style:style>
    <style:style style:name="P28" style:family="paragraph" style:parent-style-name="Text_20_body">
      <style:text-properties officeooo:rsid="003f145d" officeooo:paragraph-rsid="003f145d"/>
    </style:style>
    <style:style style:name="P29" style:family="paragraph" style:parent-style-name="Text_20_body">
      <style:text-properties officeooo:rsid="004516d7" officeooo:paragraph-rsid="004516d7"/>
    </style:style>
    <style:style style:name="P30" style:family="paragraph" style:parent-style-name="Text_20_body">
      <style:text-properties officeooo:rsid="004618a5" officeooo:paragraph-rsid="004618a5"/>
    </style:style>
    <style:style style:name="P31" style:family="paragraph" style:parent-style-name="Text_20_body">
      <style:text-properties officeooo:rsid="004a012e" officeooo:paragraph-rsid="004a012e"/>
    </style:style>
    <style:style style:name="P32" style:family="paragraph" style:parent-style-name="Text_20_body">
      <style:text-properties officeooo:rsid="00532a5b" officeooo:paragraph-rsid="00532a5b"/>
    </style:style>
    <style:style style:name="P33" style:family="paragraph" style:parent-style-name="Text_20_body">
      <style:text-properties officeooo:rsid="0053ca83" officeooo:paragraph-rsid="0053ca83"/>
    </style:style>
    <style:style style:name="P34" style:family="paragraph" style:parent-style-name="Text_20_body">
      <style:text-properties officeooo:rsid="0053ca83" officeooo:paragraph-rsid="0054661f"/>
    </style:style>
    <style:style style:name="P35" style:family="paragraph" style:parent-style-name="Text_20_body">
      <style:text-properties officeooo:paragraph-rsid="004618a5"/>
    </style:style>
    <style:style style:name="P36" style:family="paragraph" style:parent-style-name="Text_20_body">
      <style:text-properties officeooo:rsid="00555988" officeooo:paragraph-rsid="00555988"/>
    </style:style>
    <style:style style:name="P37" style:family="paragraph" style:parent-style-name="Text_20_body">
      <style:text-properties officeooo:rsid="0036df57" officeooo:paragraph-rsid="00376e4d"/>
    </style:style>
    <style:style style:name="P38" style:family="paragraph" style:parent-style-name="Text_20_body">
      <style:text-properties officeooo:rsid="0054661f" officeooo:paragraph-rsid="0054661f"/>
    </style:style>
    <style:style style:name="P39" style:family="paragraph" style:parent-style-name="Text_20_body">
      <style:text-properties style:font-name="Liberation Serif" fo:font-size="12pt" fo:font-weight="normal" officeooo:rsid="005ffc8d" officeooo:paragraph-rsid="005c831c" style:font-size-asian="10.5pt" style:font-weight-asian="normal" style:font-size-complex="12pt" style:font-weight-complex="normal"/>
    </style:style>
    <style:style style:name="P40" style:family="paragraph" style:parent-style-name="Text_20_body">
      <style:text-properties style:font-name="Liberation Serif" fo:font-size="12pt" fo:font-weight="normal" officeooo:rsid="005ffc8d" officeooo:paragraph-rsid="00608f41" style:font-size-asian="10.5pt" style:font-weight-asian="normal" style:font-size-complex="12pt" style:font-weight-complex="normal"/>
    </style:style>
    <style:style style:name="P41" style:family="paragraph" style:parent-style-name="Text_20_body">
      <style:text-properties style:font-name="Liberation Serif" fo:font-size="12pt" fo:font-weight="normal" officeooo:rsid="0061dd99" officeooo:paragraph-rsid="0061dd99" style:font-size-asian="10.5pt" style:font-weight-asian="normal" style:font-size-complex="12pt" style:font-weight-complex="normal"/>
    </style:style>
    <style:style style:name="P42" style:family="paragraph" style:parent-style-name="Text_20_body">
      <style:text-properties style:font-name="Liberation Serif" fo:font-size="12pt" fo:font-weight="normal" officeooo:rsid="006287bd" officeooo:paragraph-rsid="006287bd" style:font-size-asian="10.5pt" style:font-weight-asian="normal" style:font-size-complex="12pt" style:font-weight-complex="normal"/>
    </style:style>
    <style:style style:name="P43" style:family="paragraph" style:parent-style-name="Text_20_body">
      <style:text-properties style:font-name="Liberation Serif" fo:font-size="12pt" fo:font-weight="normal" officeooo:rsid="00644c47" officeooo:paragraph-rsid="00644c47" style:font-size-asian="10.5pt" style:font-weight-asian="normal" style:font-size-complex="12pt" style:font-weight-complex="normal"/>
    </style:style>
    <style:style style:name="P44" style:family="paragraph" style:parent-style-name="Text_20_body">
      <style:text-properties style:font-name="Liberation Serif" fo:font-size="12pt" fo:font-weight="normal" officeooo:rsid="00994c4b" officeooo:paragraph-rsid="006534d7" style:font-size-asian="10.5pt" style:font-weight-asian="normal" style:font-size-complex="12pt" style:font-weight-complex="normal"/>
    </style:style>
    <style:style style:name="P45" style:family="paragraph" style:parent-style-name="Text_20_body">
      <style:text-properties style:font-name="Liberation Serif" fo:font-size="12pt" fo:font-weight="normal" officeooo:rsid="006534d7" officeooo:paragraph-rsid="006534d7" style:font-size-asian="10.5pt" style:font-weight-asian="normal" style:font-size-complex="12pt" style:font-weight-complex="normal"/>
    </style:style>
    <style:style style:name="P46" style:family="paragraph" style:parent-style-name="Text_20_body">
      <style:text-properties style:font-name="Liberation Serif" fo:font-size="12pt" fo:font-weight="normal" officeooo:rsid="008d0e56" officeooo:paragraph-rsid="005c831c" fo:background-color="#ff0000" style:font-size-asian="10.5pt" style:font-weight-asian="normal" style:font-size-complex="12pt" style:font-weight-complex="normal"/>
    </style:style>
    <style:style style:name="P47" style:family="paragraph" style:parent-style-name="Text_20_body">
      <style:text-properties officeooo:rsid="00803714" officeooo:paragraph-rsid="005c831c"/>
    </style:style>
    <style:style style:name="P48" style:family="paragraph" style:parent-style-name="Text_20_body">
      <style:text-properties officeooo:rsid="00813cdf" officeooo:paragraph-rsid="005c831c"/>
    </style:style>
    <style:style style:name="P49" style:family="paragraph" style:parent-style-name="Text_20_body">
      <style:text-properties officeooo:rsid="0085f6e8" officeooo:paragraph-rsid="005c831c"/>
    </style:style>
    <style:style style:name="P50" style:family="paragraph" style:parent-style-name="Text_20_body">
      <style:text-properties officeooo:rsid="0085f6e8" officeooo:paragraph-rsid="005cd1f3"/>
    </style:style>
    <style:style style:name="P51" style:family="paragraph" style:parent-style-name="Text_20_body">
      <style:text-properties officeooo:rsid="008a8f31" officeooo:paragraph-rsid="005c831c"/>
    </style:style>
    <style:style style:name="P52" style:family="paragraph" style:parent-style-name="Text_20_body">
      <style:text-properties officeooo:rsid="005cd1f3" officeooo:paragraph-rsid="005cd1f3"/>
    </style:style>
    <style:style style:name="P53" style:family="paragraph" style:parent-style-name="Text_20_body">
      <style:text-properties officeooo:rsid="005d846f" officeooo:paragraph-rsid="005d846f"/>
    </style:style>
    <style:style style:name="P54" style:family="paragraph" style:parent-style-name="Text_20_body">
      <style:text-properties officeooo:rsid="005e8e00" officeooo:paragraph-rsid="005e8e00"/>
    </style:style>
    <style:style style:name="P55" style:family="paragraph" style:parent-style-name="Text_20_body">
      <style:text-properties officeooo:rsid="006534d7" officeooo:paragraph-rsid="006534d7"/>
    </style:style>
    <style:style style:name="P56" style:family="paragraph" style:parent-style-name="Text_20_body">
      <style:text-properties officeooo:rsid="00667d09" officeooo:paragraph-rsid="00667d09"/>
    </style:style>
    <style:style style:name="P57" style:family="paragraph" style:parent-style-name="Text_20_body">
      <style:text-properties officeooo:rsid="00667d09" officeooo:paragraph-rsid="0067cbe1"/>
    </style:style>
    <style:style style:name="P58" style:family="paragraph" style:parent-style-name="Text_20_body">
      <style:text-properties officeooo:rsid="0066ec82" officeooo:paragraph-rsid="0066ec82"/>
    </style:style>
    <style:style style:name="P59" style:family="paragraph" style:parent-style-name="Text_20_body">
      <style:text-properties officeooo:rsid="0066ec82" officeooo:paragraph-rsid="006e11ff"/>
    </style:style>
    <style:style style:name="P60" style:family="paragraph" style:parent-style-name="Text_20_body">
      <style:text-properties officeooo:rsid="0066ec82" officeooo:paragraph-rsid="00733c39"/>
    </style:style>
    <style:style style:name="P61" style:family="paragraph" style:parent-style-name="Text_20_body">
      <style:text-properties officeooo:paragraph-rsid="0067cbe1"/>
    </style:style>
    <style:style style:name="P62" style:family="paragraph" style:parent-style-name="Text_20_body">
      <style:text-properties officeooo:rsid="0067d02c" officeooo:paragraph-rsid="0067d02c"/>
    </style:style>
    <style:style style:name="P63" style:family="paragraph" style:parent-style-name="Text_20_body">
      <style:text-properties officeooo:rsid="0067d02c" officeooo:paragraph-rsid="00733c39"/>
    </style:style>
    <style:style style:name="P64" style:family="paragraph" style:parent-style-name="Text_20_body">
      <style:text-properties officeooo:rsid="006bdc9d" officeooo:paragraph-rsid="006bdc9d"/>
    </style:style>
    <style:style style:name="P65" style:family="paragraph" style:parent-style-name="Text_20_body">
      <style:text-properties officeooo:rsid="006cb1a7" officeooo:paragraph-rsid="006cb1a7"/>
    </style:style>
    <style:style style:name="P66" style:family="paragraph" style:parent-style-name="Text_20_body">
      <style:text-properties officeooo:rsid="006e11ff" officeooo:paragraph-rsid="006e11ff"/>
    </style:style>
    <style:style style:name="P67" style:family="paragraph" style:parent-style-name="Text_20_body">
      <style:text-properties officeooo:rsid="006e11ff" officeooo:paragraph-rsid="00733c39"/>
    </style:style>
    <style:style style:name="P68" style:family="paragraph" style:parent-style-name="Text_20_body">
      <style:text-properties officeooo:rsid="006fdaf8" officeooo:paragraph-rsid="006fdaf8"/>
    </style:style>
    <style:style style:name="P69" style:family="paragraph" style:parent-style-name="Text_20_body">
      <style:text-properties officeooo:rsid="006fdaf8" officeooo:paragraph-rsid="00733c39"/>
    </style:style>
    <style:style style:name="P70" style:family="paragraph" style:parent-style-name="Text_20_body">
      <style:text-properties officeooo:rsid="0075f4c9" officeooo:paragraph-rsid="0075f4c9"/>
    </style:style>
    <style:style style:name="P71" style:family="paragraph" style:parent-style-name="Text_20_body">
      <style:text-properties officeooo:rsid="007732f1" officeooo:paragraph-rsid="007732f1"/>
    </style:style>
    <style:style style:name="P72" style:family="paragraph" style:parent-style-name="Title">
      <style:paragraph-properties fo:text-align="center" style:justify-single-word="false"/>
      <style:text-properties fo:color="#ffffff" style:font-name="Comfortaa" fo:font-style="normal" style:text-underline-style="none" officeooo:rsid="00183e3d" officeooo:paragraph-rsid="0018e740" style:font-style-asian="normal" style:font-style-complex="normal"/>
    </style:style>
    <style:style style:name="P73" style:family="paragraph" style:parent-style-name="Table_20_Contents">
      <style:paragraph-properties fo:text-align="start" style:justify-single-word="false"/>
      <style:text-properties officeooo:rsid="001c6e5b" officeooo:paragraph-rsid="001c6e5b"/>
    </style:style>
    <style:style style:name="P74" style:family="paragraph" style:parent-style-name="Table_20_Contents">
      <style:paragraph-properties fo:text-align="start" style:justify-single-word="false"/>
      <style:text-properties officeooo:rsid="001d369d" officeooo:paragraph-rsid="001d369d"/>
    </style:style>
    <style:style style:name="P75" style:family="paragraph" style:parent-style-name="Table_20_Contents">
      <style:text-properties officeooo:rsid="001f204d" officeooo:paragraph-rsid="002c3024"/>
    </style:style>
    <style:style style:name="P76" style:family="paragraph" style:parent-style-name="Table_20_Contents">
      <style:text-properties officeooo:rsid="001f204d" officeooo:paragraph-rsid="003f145d"/>
    </style:style>
    <style:style style:name="P77" style:family="paragraph" style:parent-style-name="Table_20_Contents">
      <style:text-properties officeooo:rsid="001f9e69" officeooo:paragraph-rsid="002c3024"/>
    </style:style>
    <style:style style:name="P78" style:family="paragraph" style:parent-style-name="Table_20_Contents">
      <style:text-properties officeooo:rsid="003f145d" officeooo:paragraph-rsid="003f145d"/>
    </style:style>
    <style:style style:name="P79" style:family="paragraph" style:parent-style-name="Table_20_Contents">
      <style:paragraph-properties fo:text-align="center" style:justify-single-word="false"/>
      <style:text-properties style:font-name="Courier New" officeooo:rsid="004022d1" officeooo:paragraph-rsid="004022d1"/>
    </style:style>
    <style:style style:name="P80" style:family="paragraph" style:parent-style-name="Table_20_Contents">
      <style:paragraph-properties fo:text-align="center" style:justify-single-word="false"/>
      <style:text-properties style:font-name="Courier New" officeooo:rsid="004022d1" officeooo:paragraph-rsid="0040effc"/>
    </style:style>
    <style:style style:name="P81" style:family="paragraph" style:parent-style-name="Table_20_Contents">
      <style:paragraph-properties fo:text-align="center" style:justify-single-word="false"/>
      <style:text-properties style:font-name="Courier New" officeooo:rsid="004022d1" officeooo:paragraph-rsid="004516d7"/>
    </style:style>
    <style:style style:name="P82" style:family="paragraph" style:parent-style-name="Table_20_Contents">
      <style:paragraph-properties fo:text-align="start" style:justify-single-word="false"/>
      <style:text-properties style:font-name="Courier New" officeooo:rsid="00532a5b" officeooo:paragraph-rsid="00532a5b"/>
    </style:style>
    <style:style style:name="P83" style:family="paragraph" style:parent-style-name="Table_20_Contents">
      <style:text-properties style:font-name="Courier New" officeooo:rsid="00813cdf" officeooo:paragraph-rsid="005c831c"/>
    </style:style>
    <style:style style:name="P84" style:family="paragraph" style:parent-style-name="Table_20_Contents">
      <style:text-properties style:font-name="Courier New" officeooo:rsid="00813cdf" officeooo:paragraph-rsid="00667d09"/>
    </style:style>
    <style:style style:name="P85" style:family="paragraph" style:parent-style-name="Table_20_Contents">
      <style:text-properties style:font-name="Courier New" officeooo:rsid="00813cdf" officeooo:paragraph-rsid="0066ec82"/>
    </style:style>
    <style:style style:name="P86" style:family="paragraph" style:parent-style-name="Table_20_Contents">
      <style:paragraph-properties fo:text-align="center" style:justify-single-word="false"/>
      <style:text-properties style:font-name="Courier New" officeooo:rsid="00813cdf" officeooo:paragraph-rsid="006e11ff"/>
    </style:style>
    <style:style style:name="P87" style:family="paragraph" style:parent-style-name="Table_20_Contents">
      <style:paragraph-properties fo:text-align="center" style:justify-single-word="false"/>
      <style:text-properties style:font-name="Courier New" officeooo:rsid="00813cdf" officeooo:paragraph-rsid="00733c39"/>
    </style:style>
    <style:style style:name="P88" style:family="paragraph" style:parent-style-name="Table_20_Contents">
      <style:text-properties style:font-name="Courier New" officeooo:rsid="0066ec82" officeooo:paragraph-rsid="0066ec82"/>
    </style:style>
    <style:style style:name="P89" style:family="paragraph" style:parent-style-name="Table_20_Contents">
      <style:paragraph-properties fo:text-align="center" style:justify-single-word="false"/>
      <style:text-properties style:font-name="Courier New" officeooo:rsid="0066ec82" officeooo:paragraph-rsid="006e11ff"/>
    </style:style>
    <style:style style:name="P90" style:family="paragraph" style:parent-style-name="Table_20_Contents">
      <style:paragraph-properties fo:text-align="start" style:justify-single-word="false"/>
      <style:text-properties style:font-name="Courier New" officeooo:rsid="006e11ff" officeooo:paragraph-rsid="006e11ff"/>
    </style:style>
    <style:style style:name="P91" style:family="paragraph" style:parent-style-name="Table_20_Contents">
      <style:paragraph-properties fo:text-align="start" style:justify-single-word="false"/>
      <style:text-properties style:font-name="Courier New" officeooo:rsid="006e11ff" officeooo:paragraph-rsid="00733c39"/>
    </style:style>
    <style:style style:name="P92" style:family="paragraph" style:parent-style-name="Table_20_Contents">
      <style:text-properties officeooo:rsid="0040effc" officeooo:paragraph-rsid="0040effc"/>
    </style:style>
    <style:style style:name="P93" style:family="paragraph" style:parent-style-name="Table_20_Contents">
      <style:text-properties officeooo:rsid="004516d7" officeooo:paragraph-rsid="004516d7"/>
    </style:style>
    <style:style style:name="P94" style:family="paragraph" style:parent-style-name="Table_20_Contents">
      <style:text-properties officeooo:rsid="004618a5" officeooo:paragraph-rsid="004618a5"/>
    </style:style>
    <style:style style:name="P95" style:family="paragraph" style:parent-style-name="Table_20_Contents">
      <style:paragraph-properties fo:text-align="center" style:justify-single-word="false"/>
      <style:text-properties style:font-name="Liberation Serif" officeooo:rsid="004618a5" officeooo:paragraph-rsid="004618a5"/>
    </style:style>
    <style:style style:name="P96" style:family="paragraph" style:parent-style-name="Table_20_Contents">
      <style:text-properties officeooo:rsid="00477a9d" officeooo:paragraph-rsid="00477a9d"/>
    </style:style>
    <style:style style:name="P97" style:family="paragraph" style:parent-style-name="Table_20_Contents">
      <style:text-properties officeooo:rsid="004869cb" officeooo:paragraph-rsid="004869cb"/>
    </style:style>
    <style:style style:name="P98" style:family="paragraph" style:parent-style-name="Table_20_Contents">
      <style:text-properties officeooo:rsid="00532a5b" officeooo:paragraph-rsid="00532a5b"/>
    </style:style>
    <style:style style:name="P99" style:family="paragraph" style:parent-style-name="Table_20_Contents">
      <style:text-properties officeooo:rsid="00813cdf" officeooo:paragraph-rsid="005c831c"/>
    </style:style>
    <style:style style:name="P100" style:family="paragraph" style:parent-style-name="Table_20_Contents">
      <style:text-properties officeooo:rsid="0082afa9" officeooo:paragraph-rsid="005c831c"/>
    </style:style>
    <style:style style:name="P101" style:family="paragraph" style:parent-style-name="Table_20_Contents">
      <style:text-properties officeooo:rsid="005c831c" officeooo:paragraph-rsid="005c831c"/>
    </style:style>
    <style:style style:name="P102" style:family="paragraph" style:parent-style-name="Table_20_Contents">
      <style:text-properties officeooo:rsid="005cd1f3" officeooo:paragraph-rsid="005cd1f3"/>
    </style:style>
    <style:style style:name="P103" style:family="paragraph" style:parent-style-name="Table_20_Contents">
      <style:text-properties officeooo:rsid="005d846f" officeooo:paragraph-rsid="005d846f"/>
    </style:style>
    <style:style style:name="P104" style:family="paragraph" style:parent-style-name="Table_20_Contents">
      <style:text-properties officeooo:rsid="005e8e00" officeooo:paragraph-rsid="005e8e00"/>
    </style:style>
    <style:style style:name="P105" style:family="paragraph" style:parent-style-name="Table_20_Contents">
      <style:text-properties officeooo:rsid="00667d09" officeooo:paragraph-rsid="00667d09"/>
    </style:style>
    <style:style style:name="P106" style:family="paragraph" style:parent-style-name="Table_20_Contents">
      <style:text-properties officeooo:rsid="00667d09" officeooo:paragraph-rsid="0066ec82"/>
    </style:style>
    <style:style style:name="P107" style:family="paragraph" style:parent-style-name="Table_20_Contents">
      <style:text-properties officeooo:rsid="00667d09" officeooo:paragraph-rsid="006e11ff"/>
    </style:style>
    <style:style style:name="P108" style:family="paragraph" style:parent-style-name="Table_20_Contents">
      <style:paragraph-properties fo:text-align="center" style:justify-single-word="false"/>
      <style:text-properties officeooo:rsid="00667d09" officeooo:paragraph-rsid="006e11ff"/>
    </style:style>
    <style:style style:name="P109" style:family="paragraph" style:parent-style-name="Table_20_Contents">
      <style:paragraph-properties fo:text-align="center" style:justify-single-word="false"/>
      <style:text-properties officeooo:rsid="00667d09" officeooo:paragraph-rsid="00733c39"/>
    </style:style>
    <style:style style:name="P110" style:family="paragraph" style:parent-style-name="Table_20_Contents">
      <style:text-properties officeooo:rsid="00667d09" officeooo:paragraph-rsid="00733c39"/>
    </style:style>
    <style:style style:name="P111" style:family="paragraph" style:parent-style-name="Table_20_Contents">
      <style:text-properties officeooo:rsid="006e11ff" officeooo:paragraph-rsid="006e11ff"/>
    </style:style>
    <style:style style:name="P112" style:family="paragraph" style:parent-style-name="Table_20_Contents">
      <style:text-properties officeooo:rsid="006e11ff" officeooo:paragraph-rsid="00733c39"/>
    </style:style>
    <style:style style:name="P113" style:family="paragraph" style:parent-style-name="Table">
      <style:paragraph-properties fo:text-align="center" style:justify-single-word="false"/>
      <style:text-properties officeooo:paragraph-rsid="002c3024"/>
    </style:style>
    <style:style style:name="P114" style:family="paragraph" style:parent-style-name="Table">
      <style:paragraph-properties fo:text-align="center" style:justify-single-word="false"/>
      <style:text-properties officeooo:paragraph-rsid="003f145d"/>
    </style:style>
    <style:style style:name="P115" style:family="paragraph" style:parent-style-name="Table">
      <style:paragraph-properties fo:text-align="center" style:justify-single-word="false"/>
      <style:text-properties officeooo:paragraph-rsid="005c831c"/>
    </style:style>
    <style:style style:name="P116" style:family="paragraph" style:parent-style-name="Table">
      <style:paragraph-properties fo:text-align="center" style:justify-single-word="false"/>
      <style:text-properties officeooo:rsid="0010ae71" officeooo:paragraph-rsid="004516d7"/>
    </style:style>
    <style:style style:name="P117" style:family="paragraph" style:parent-style-name="Table">
      <style:paragraph-properties fo:text-align="center" style:justify-single-word="false"/>
      <style:text-properties officeooo:rsid="0010ae71" officeooo:paragraph-rsid="004618a5"/>
    </style:style>
    <style:style style:name="P118" style:family="paragraph" style:parent-style-name="Table">
      <style:paragraph-properties fo:text-align="center" style:justify-single-word="false"/>
      <style:text-properties officeooo:rsid="00532a5b" officeooo:paragraph-rsid="00532a5b"/>
    </style:style>
    <style:style style:name="P119" style:family="paragraph" style:parent-style-name="Table">
      <style:paragraph-properties fo:text-align="center" style:justify-single-word="false"/>
      <style:text-properties style:font-name="Liberation Serif" fo:font-size="12pt" fo:font-weight="normal" officeooo:rsid="00994c4b" officeooo:paragraph-rsid="00667d09" style:font-size-asian="10.5pt" style:font-weight-asian="normal" style:font-size-complex="12pt" style:font-weight-complex="normal"/>
    </style:style>
    <style:style style:name="P120" style:family="paragraph" style:parent-style-name="Table">
      <style:paragraph-properties fo:text-align="center" style:justify-single-word="false"/>
      <style:text-properties style:font-name="Liberation Serif" fo:font-size="12pt" fo:font-weight="normal" officeooo:rsid="00994c4b" officeooo:paragraph-rsid="0066ec82" style:font-size-asian="10.5pt" style:font-weight-asian="normal" style:font-size-complex="12pt" style:font-weight-complex="normal"/>
    </style:style>
    <style:style style:name="P121" style:family="paragraph" style:parent-style-name="Table">
      <style:paragraph-properties fo:text-align="center" style:justify-single-word="false"/>
      <style:text-properties style:font-name="Liberation Serif" fo:font-size="12pt" fo:font-weight="normal" officeooo:rsid="00994c4b" officeooo:paragraph-rsid="006e11ff" style:font-size-asian="10.5pt" style:font-weight-asian="normal" style:font-size-complex="12pt" style:font-weight-complex="normal"/>
    </style:style>
    <style:style style:name="P122" style:family="paragraph" style:parent-style-name="Table">
      <style:paragraph-properties fo:text-align="center" style:justify-single-word="false"/>
      <style:text-properties style:font-name="Liberation Serif" fo:font-size="12pt" fo:font-weight="normal" officeooo:rsid="00994c4b" officeooo:paragraph-rsid="00733c39" style:font-size-asian="10.5pt" style:font-weight-asian="normal" style:font-size-complex="12pt" style:font-weight-complex="normal"/>
    </style:style>
    <style:style style:name="P123" style:family="paragraph" style:parent-style-name="Text_20_body">
      <style:paragraph-properties fo:break-before="page"/>
      <style:text-properties officeooo:rsid="00376e4d" officeooo:paragraph-rsid="00376e4d"/>
    </style:style>
    <style:style style:name="P124" style:family="paragraph" style:parent-style-name="Table_20_Contents">
      <style:text-properties officeooo:rsid="005d846f" officeooo:paragraph-rsid="005cd1f3"/>
    </style:style>
    <style:style style:name="P125" style:family="paragraph" style:parent-style-name="Table_20_Contents">
      <style:paragraph-properties fo:text-align="center" style:justify-single-word="false"/>
      <style:text-properties style:font-name="Courier New" officeooo:rsid="0082afa9" officeooo:paragraph-rsid="006e11ff"/>
    </style:style>
    <style:style style:name="P126" style:family="paragraph" style:parent-style-name="Table_20_Contents">
      <style:paragraph-properties fo:text-align="center" style:justify-single-word="false"/>
      <style:text-properties style:font-name="Courier New" officeooo:rsid="0082afa9" officeooo:paragraph-rsid="00733c39"/>
    </style:style>
    <style:style style:name="P127" style:family="paragraph" style:parent-style-name="Heading_20_2">
      <style:text-properties officeooo:paragraph-rsid="002c3024"/>
    </style:style>
    <style:style style:name="P128" style:family="paragraph" style:parent-style-name="Heading_20_2">
      <style:text-properties officeooo:rsid="001da3f2" officeooo:paragraph-rsid="002c3024"/>
    </style:style>
    <style:style style:name="P129" style:family="paragraph" style:parent-style-name="Heading_20_2">
      <style:text-properties officeooo:paragraph-rsid="0042e481"/>
    </style:style>
    <style:style style:name="P130" style:family="paragraph" style:parent-style-name="Heading_20_2">
      <style:text-properties officeooo:paragraph-rsid="00555988"/>
    </style:style>
    <style:style style:name="P131" style:family="paragraph" style:parent-style-name="Heading_20_1" style:list-style-name=""/>
    <style:style style:name="P132" style:family="paragraph" style:parent-style-name="Heading_20_1">
      <style:paragraph-properties fo:break-before="page"/>
    </style:style>
    <style:style style:name="P133" style:family="paragraph" style:parent-style-name="Heading_20_3">
      <style:text-properties officeooo:rsid="005c6f76" officeooo:paragraph-rsid="005c831c"/>
    </style:style>
    <style:style style:name="P134" style:family="paragraph" style:parent-style-name="Heading_20_3">
      <style:text-properties officeooo:paragraph-rsid="005c831c"/>
    </style:style>
    <style:style style:name="P135" style:family="paragraph" style:parent-style-name="Heading_20_3">
      <style:text-properties officeooo:paragraph-rsid="00608f41"/>
    </style:style>
    <style:style style:name="P136" style:family="paragraph" style:parent-style-name="Heading_20_3">
      <style:text-properties officeooo:paragraph-rsid="006287bd"/>
    </style:style>
    <style:style style:name="P137" style:family="paragraph" style:parent-style-name="Heading_20_3">
      <style:text-properties officeooo:rsid="004516d7" officeooo:paragraph-rsid="006534d7"/>
    </style:style>
    <style:style style:name="P138" style:family="paragraph" style:parent-style-name="Heading_20_3">
      <style:text-properties officeooo:rsid="004516d7" officeooo:paragraph-rsid="0067cbe1"/>
    </style:style>
    <style:style style:name="P139" style:family="paragraph" style:parent-style-name="Heading_20_3">
      <style:text-properties officeooo:rsid="004516d7" officeooo:paragraph-rsid="006e11ff"/>
    </style:style>
    <style:style style:name="P140" style:family="paragraph" style:parent-style-name="Heading_20_3">
      <style:text-properties officeooo:rsid="004516d7" officeooo:paragraph-rsid="00733c39"/>
    </style:style>
    <style:style style:name="P141" style:family="paragraph" style:parent-style-name="Heading_20_3">
      <style:text-properties officeooo:rsid="004516d7" officeooo:paragraph-rsid="0075f4c9"/>
    </style:style>
    <style:style style:name="P142" style:family="paragraph" style:parent-style-name="Text_20_body">
      <style:text-properties officeooo:rsid="005cd1f3" officeooo:paragraph-rsid="005c831c"/>
    </style:style>
    <style:style style:name="P143" style:family="paragraph" style:parent-style-name="Text_20_body">
      <style:text-properties officeooo:rsid="005cd1f3" officeooo:paragraph-rsid="005cd1f3"/>
    </style:style>
    <style:style style:name="P144" style:family="paragraph" style:parent-style-name="Text_20_body">
      <style:text-properties officeooo:rsid="005d846f" officeooo:paragraph-rsid="005cd1f3"/>
    </style:style>
    <style:style style:name="P145" style:family="paragraph" style:parent-style-name="Text_20_body">
      <style:text-properties officeooo:rsid="005e8e00" officeooo:paragraph-rsid="005c831c"/>
    </style:style>
    <style:style style:name="P146" style:family="paragraph" style:parent-style-name="Text_20_body">
      <style:text-properties officeooo:rsid="005e8e00" officeooo:paragraph-rsid="005e8e00"/>
    </style:style>
    <style:style style:name="P147" style:family="paragraph" style:parent-style-name="Text_20_body">
      <style:text-properties style:font-name="Liberation Serif" fo:font-size="12pt" fo:font-weight="normal" officeooo:rsid="00608f41" officeooo:paragraph-rsid="005c831c" style:font-size-asian="10.5pt" style:font-weight-asian="normal" style:font-size-complex="12pt" style:font-weight-complex="normal"/>
    </style:style>
    <style:style style:name="P148" style:family="paragraph" style:parent-style-name="Text_20_body">
      <style:text-properties officeooo:rsid="00733c39" officeooo:paragraph-rsid="00733c39"/>
    </style:style>
    <style:style style:name="P149" style:family="paragraph">
      <loext:graphic-properties draw:fill="gradient" draw:fill-gradient-name="Deep_20_Blue"/>
      <style:paragraph-properties fo:text-align="center"/>
    </style:style>
    <style:style style:name="P150" style:family="paragraph">
      <loext:graphic-properties draw:fill="solid" draw:fill-color="#004586"/>
      <style:paragraph-properties fo:text-align="center"/>
      <style:text-properties style:font-name="FreeSans"/>
    </style:style>
    <style:style style:name="P151" style:family="paragraph">
      <style:paragraph-properties fo:text-align="center"/>
    </style:style>
    <style:style style:name="P152"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153" style:family="paragraph">
      <loext:graphic-properties draw:fill="solid"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1pt" style:language-asian="zh" style:country-asian="CN" style:font-style-asian="normal" style:font-weight-asian="normal" style:font-name-complex="FreeSans1"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P154" style:family="paragraph">
      <loext:graphic-properties draw:fill-color="#ffffff" draw:opacity="0%"/>
    </style:style>
    <style:style style:name="P155" style:family="paragraph">
      <loext:graphic-properties draw:fill="solid" draw:fill-color="#e6e6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1pt" style:language-asian="zh" style:country-asian="CN" style:font-style-asian="normal" style:font-weight-asian="normal" style:font-name-complex="FreeSans1"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P156" style:family="paragraph">
      <loext:graphic-properties draw:fill-color="#e6e6ff"/>
    </style:style>
    <style:style style:name="P157" style:family="paragraph">
      <loext:graphic-properties draw:fill-color="#ccccff"/>
    </style:style>
    <style:style style:name="P158" style:family="paragraph">
      <loext:graphic-properties draw:fill="none" draw:fill-color="#ffffff"/>
      <style:text-properties fo:font-size="9pt" style:font-size-asian="9pt" style:font-size-complex="9pt"/>
    </style:style>
    <style:style style:name="P159" style:family="paragraph">
      <loext:graphic-properties draw:fill-color="#ccccff"/>
      <style:paragraph-properties fo:text-align="center"/>
    </style:style>
    <style:style style:name="T1" style:family="text">
      <style:text-properties style:font-name="Aerial" officeooo:rsid="001a718f"/>
    </style:style>
    <style:style style:name="T2" style:family="text">
      <style:text-properties style:font-name="Aerial" officeooo:rsid="004a8f87"/>
    </style:style>
    <style:style style:name="T3" style:family="text">
      <style:text-properties officeooo:rsid="001100d4"/>
    </style:style>
    <style:style style:name="T4" style:family="text">
      <style:text-properties style:font-name="FreeSans" fo:font-size="16pt" fo:font-style="normal" style:text-underline-style="none" fo:font-weight="bold" officeooo:rsid="0018e740" style:font-style-asian="normal" style:font-weight-asian="bold" style:font-style-complex="normal" style:font-weight-complex="bold"/>
    </style:style>
    <style:style style:name="T5" style:family="text">
      <style:text-properties style:font-name="FreeSans" fo:font-size="16pt" fo:font-style="normal" style:text-underline-style="none" fo:font-weight="bold" officeooo:rsid="000abc79" style:font-style-asian="normal" style:font-weight-asian="bold" style:font-style-complex="normal" style:font-weight-complex="bold"/>
    </style:style>
    <style:style style:name="T6" style:family="text">
      <style:text-properties style:font-name="FreeSans" fo:font-size="16pt" fo:font-style="normal" style:text-underline-style="none" fo:font-weight="bold" officeooo:rsid="001da3f2" style:font-style-asian="normal" style:font-weight-asian="bold" style:font-style-complex="normal" style:font-weight-complex="bold"/>
    </style:style>
    <style:style style:name="T7" style:family="text">
      <style:text-properties style:font-name="FreeSans" fo:font-size="16pt" fo:font-style="normal" style:text-underline-style="none" fo:font-weight="bold" officeooo:rsid="007fa3f4" style:font-style-asian="normal" style:font-weight-asian="bold" style:font-style-complex="normal" style:font-weight-complex="bold"/>
    </style:style>
    <style:style style:name="T8" style:family="text">
      <style:text-properties officeooo:rsid="0018e740"/>
    </style:style>
    <style:style style:name="T9" style:family="text">
      <style:text-properties officeooo:rsid="001da3f2"/>
    </style:style>
    <style:style style:name="T10" style:family="text">
      <style:text-properties officeooo:rsid="001f204d"/>
    </style:style>
    <style:style style:name="T11" style:family="text">
      <style:text-properties officeooo:rsid="0027104f"/>
    </style:style>
    <style:style style:name="T12" style:family="text">
      <style:text-properties officeooo:rsid="0029956e"/>
    </style:style>
    <style:style style:name="T13" style:family="text">
      <style:text-properties officeooo:rsid="0029ea66"/>
    </style:style>
    <style:style style:name="T14" style:family="text">
      <style:text-properties officeooo:rsid="006ba3a9"/>
    </style:style>
    <style:style style:name="T15" style:family="text">
      <style:text-properties officeooo:rsid="002fa341"/>
    </style:style>
    <style:style style:name="T16" style:family="text">
      <style:text-properties officeooo:rsid="00475be8"/>
    </style:style>
    <style:style style:name="T17" style:family="text">
      <style:text-properties officeooo:rsid="00299ec9"/>
    </style:style>
    <style:style style:name="T18" style:family="text">
      <style:text-properties officeooo:rsid="002e29e2"/>
    </style:style>
    <style:style style:name="T19" style:family="text">
      <style:text-properties officeooo:rsid="002e621c"/>
    </style:style>
    <style:style style:name="T20" style:family="text">
      <style:text-properties officeooo:rsid="003f145d"/>
    </style:style>
    <style:style style:name="T21" style:family="text">
      <style:text-properties officeooo:rsid="0040effc"/>
    </style:style>
    <style:style style:name="T22" style:family="text">
      <style:text-properties officeooo:rsid="00429aba"/>
    </style:style>
    <style:style style:name="T23" style:family="text">
      <style:text-properties officeooo:rsid="0044ddab"/>
    </style:style>
    <style:style style:name="T24" style:family="text">
      <style:text-properties officeooo:rsid="004516d7"/>
    </style:style>
    <style:style style:name="T25" style:family="text">
      <style:text-properties officeooo:rsid="004618a5"/>
    </style:style>
    <style:style style:name="T26" style:family="text">
      <style:text-properties officeooo:rsid="0049b02d"/>
    </style:style>
    <style:style style:name="T27" style:family="text">
      <style:text-properties officeooo:rsid="0054661f"/>
    </style:style>
    <style:style style:name="T28" style:family="text">
      <style:text-properties officeooo:rsid="00555988"/>
    </style:style>
    <style:style style:name="T29" style:family="text">
      <style:text-properties officeooo:rsid="005b2e01"/>
    </style:style>
    <style:style style:name="T30" style:family="text">
      <style:text-properties officeooo:rsid="008fa353"/>
    </style:style>
    <style:style style:name="T31" style:family="text">
      <style:text-properties officeooo:rsid="00813cdf"/>
    </style:style>
    <style:style style:name="T32" style:family="text">
      <style:text-properties officeooo:rsid="0082afa9"/>
    </style:style>
    <style:style style:name="T33" style:family="text">
      <style:text-properties officeooo:rsid="00839bb0"/>
    </style:style>
    <style:style style:name="T34" style:family="text">
      <style:text-properties officeooo:rsid="00905e1a"/>
    </style:style>
    <style:style style:name="T35" style:family="text">
      <style:text-properties officeooo:rsid="005c831c"/>
    </style:style>
    <style:style style:name="T36" style:family="text">
      <style:text-properties officeooo:rsid="005cd1f3"/>
    </style:style>
    <style:style style:name="T37" style:family="text">
      <style:text-properties officeooo:rsid="005e8e00"/>
    </style:style>
    <style:style style:name="T38" style:family="text">
      <style:text-properties officeooo:rsid="00608f41"/>
    </style:style>
    <style:style style:name="T39" style:family="text">
      <style:text-properties officeooo:rsid="0061dd99"/>
    </style:style>
    <style:style style:name="T40" style:family="text">
      <style:text-properties officeooo:rsid="006287bd"/>
    </style:style>
    <style:style style:name="T41" style:family="text">
      <style:text-properties officeooo:rsid="006389ac"/>
    </style:style>
    <style:style style:name="T42" style:family="text">
      <style:text-properties officeooo:rsid="006534d7"/>
    </style:style>
    <style:style style:name="T43" style:family="text">
      <style:text-properties fo:font-weight="bold" style:font-weight-asian="bold" style:font-weight-complex="bold"/>
    </style:style>
    <style:style style:name="T44" style:family="text">
      <style:text-properties fo:font-weight="bold" officeooo:rsid="006534d7" style:font-weight-asian="bold" style:font-weight-complex="bold"/>
    </style:style>
    <style:style style:name="T45" style:family="text">
      <style:text-properties fo:font-weight="bold" officeooo:rsid="00667d09" style:font-weight-asian="bold" style:font-weight-complex="bold"/>
    </style:style>
    <style:style style:name="T46" style:family="text">
      <style:text-properties officeooo:rsid="00667d09"/>
    </style:style>
    <style:style style:name="T47" style:family="text">
      <style:text-properties officeooo:rsid="0066ec82"/>
    </style:style>
    <style:style style:name="T48" style:family="text">
      <style:text-properties officeooo:rsid="0067cbe1"/>
    </style:style>
    <style:style style:name="T49" style:family="text">
      <style:text-properties officeooo:rsid="006cb1a7"/>
    </style:style>
    <style:style style:name="T50" style:family="text">
      <style:text-properties officeooo:rsid="006e11ff"/>
    </style:style>
    <style:style style:name="T51" style:family="text">
      <style:text-properties officeooo:rsid="00717d8b"/>
    </style:style>
    <style:style style:name="T52" style:family="text">
      <style:text-properties officeooo:rsid="00733c39"/>
    </style:style>
    <style:style style:name="T53" style:family="text">
      <style:text-properties style:font-name="FreeSans" fo:font-size="12pt" fo:font-weight="bold" style:font-weight-asian="bold" style:font-weight-complex="bold"/>
    </style:style>
    <style:style style:name="T54" style:family="text">
      <style:text-properties style:font-name="FreeSans" fo:font-size="12pt"/>
    </style:style>
    <style:style style:name="T55" style:family="text">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1pt" style:language-asian="zh" style:country-asian="CN" style:font-style-asian="normal" style:font-weight-asian="normal" style:font-name-complex="FreeSan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font-size="9pt" style:font-size-asian="9pt" style:font-size-complex="9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201in" fo:border="0.06pt solid #000000" style:shadow="none" draw:shadow-opacity="100%"/>
    </style:style>
    <style:style style:name="fr2" style:family="graphic" style:parent-style-name="OLE">
      <style:graphic-properties fo:margin-left="0in" fo:margin-right="0in" fo:margin-top="0in" fo:margin-bottom="0in" style:run-through="foreground" style:wrap="none" style:vertical-pos="top" style:vertical-rel="baseline" style:horizontal-pos="left" style:horizontal-rel="paragraph-content" fo:padding="0in" fo:border="none" style:shadow="none" draw:shadow-opacity="100%"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width="0.0201in" svg:stroke-color="#6666ff" draw:marker-start-width="0.2in" draw:marker-end-width="0.2in" draw:fill="solid" draw:fill-color="#ffffff" draw:textarea-vertical-align="middle" fo:min-height="0.1764in" fo:padding-top="0.0102in" fo:padding-bottom="0.0102in" fo:padding-left="0.0102in" fo:padding-right="0.0102in" style:run-through="foreground"/>
    </style:style>
    <style:style style:name="gr7" style:family="graphic">
      <style:graphic-properties draw:stroke="dash" draw:stroke-dash="Dashed_20__28_var_29_" svg:stroke-width="0.0201in" svg:stroke-color="#729fcf" draw:marker-start-width="0.2in" draw:marker-end-width="0.2in" draw:fill-color="#ffffff" draw:opacity="0%" draw:textarea-horizontal-align="justify" draw:textarea-vertical-align="middle" draw:auto-grow-height="false" fo:min-height="4.8402in" fo:min-width="4.3917in" fo:padding-top="0.0098in" fo:padding-bottom="0.0098in" fo:padding-left="0.0098in" fo:padding-right="0.0098in" draw:shadow-opacity="0%" style:run-through="foreground"/>
    </style:style>
    <style:style style:name="gr8" style:family="graphic">
      <style:graphic-properties draw:stroke="solid" svg:stroke-width="0.0201in" svg:stroke-color="#6666ff" draw:marker-start-width="0.2in" draw:marker-end-width="0.2in" draw:fill="solid" draw:fill-color="#e6e6ff" draw:textarea-vertical-align="middle" fo:min-height="1.672in" fo:padding-top="0.0102in" fo:padding-bottom="0.0102in" fo:padding-left="0.0102in" fo:padding-right="0.0102in" style:run-through="foreground"/>
    </style:style>
    <style:style style:name="gr9" style:family="graphic">
      <style:graphic-properties draw:stroke="solid" svg:stroke-width="0.0201in" svg:stroke-color="#6666ff" draw:marker-start-width="0.2in" draw:marker-end-width="0.2in" draw:fill="solid" draw:fill-color="#e6e6ff" draw:textarea-vertical-align="middle" fo:min-height="1.2575in" fo:padding-top="0.0102in" fo:padding-bottom="0.0102in" fo:padding-left="0.0102in" fo:padding-right="0.0102in" style:run-through="foreground"/>
    </style:style>
    <style:style style:name="gr10" style:family="graphic">
      <style:graphic-properties draw:marker-end="Arrow" draw:textarea-horizontal-align="center" draw:textarea-vertical-align="middle" draw:shadow-offset-x="0.1201in" draw:shadow-offset-y="0.1201in" style:run-through="foreground"/>
    </style:style>
    <style:style style:name="gr11" style:family="graphic">
      <style:graphic-properties draw:stroke="none" svg:stroke-width="0.0201in" svg:stroke-color="#6666ff" draw:marker-start-width="0.2in" draw:marker-end-width="0.2in" draw:fill="solid" draw:fill-color="#ffffff" draw:textarea-vertical-align="middle" fo:min-height="0.1874in" fo:padding-top="0.0102in" fo:padding-bottom="0.0102in" fo:padding-left="0.0102in" fo:padding-right="0.0102in" style:run-through="foreground"/>
    </style:style>
    <style:style style:name="gr12" style:family="graphic">
      <style:graphic-properties draw:stroke="solid" svg:stroke-width="0.0201in" svg:stroke-color="#6666ff" draw:marker-start-width="0.2in" draw:marker-end-width="0.2in" draw:fill="solid" draw:fill-color="#e6e6ff" draw:textarea-vertical-align="middle" fo:min-height="0.4602in" fo:padding-top="0.0102in" fo:padding-bottom="0.0102in" fo:padding-left="0.0102in" fo:padding-right="0.0102in" style:run-through="foreground"/>
    </style:style>
    <style:style style:name="gr13" style:family="graphic">
      <style:graphic-properties draw:stroke="solid" svg:stroke-width="0.0201in" svg:stroke-color="#6666ff" draw:marker-start-width="0.2in" draw:marker-end-width="0.2in" draw:fill="solid" draw:fill-color="#e6e6ff" draw:textarea-vertical-align="middle" fo:min-height="0.3173in" fo:padding-top="0.0102in" fo:padding-bottom="0.0102in" fo:padding-left="0.0102in" fo:padding-right="0.0102in" style:run-through="foreground"/>
    </style:style>
    <style:style style:name="gr14" style:family="graphic">
      <style:graphic-properties draw:stroke="none" svg:stroke-width="0.0201in" svg:stroke-color="#6666ff" draw:marker-start-width="0.2in" draw:marker-end-width="0.2in" draw:fill="solid" draw:fill-color="#ffffff" draw:textarea-vertical-align="middle" fo:min-height="0.1957in" fo:padding-top="0.0102in" fo:padding-bottom="0.0102in" fo:padding-left="0.0102in" fo:padding-right="0.0102in" style:run-through="foreground"/>
    </style:style>
    <style:style style:name="gr15" style:family="graphic">
      <style:graphic-properties draw:stroke="solid" svg:stroke-width="0.0201in" svg:stroke-color="#6666ff" draw:marker-start-width="0.2in" draw:marker-end-width="0.2in" draw:fill="solid" draw:fill-color="#e6e6ff" draw:textarea-vertical-align="middle" fo:min-height="0.7429in" fo:padding-top="0.0102in" fo:padding-bottom="0.0102in" fo:padding-left="0.0102in" fo:padding-right="0.0102in" style:run-through="foreground"/>
    </style:style>
    <style:style style:name="gr16" style:family="graphic">
      <style:graphic-properties draw:fill-color="#e6e6ff" draw:textarea-horizontal-align="justify" draw:textarea-vertical-align="middle" draw:auto-grow-height="false" fo:min-height="1.1063in" fo:min-width="0.6811in" style:run-through="foreground"/>
    </style:style>
    <style:style style:name="gr17" style:family="graphic">
      <style:graphic-properties draw:stroke="none" svg:stroke-width="0.0201in" svg:stroke-color="#6666ff" draw:marker-start-width="0.2in" draw:marker-end-width="0.2in" draw:fill="solid" draw:fill-color="#ffffff" draw:textarea-vertical-align="middle" fo:min-height="0.352in" fo:padding-top="0.0102in" fo:padding-bottom="0.0102in" fo:padding-left="0.0102in" fo:padding-right="0.0102in" style:run-through="foreground"/>
    </style:style>
    <style:style style:name="gr18" style:family="graphic">
      <style:graphic-properties draw:stroke="solid" svg:stroke-width="0.0201in" svg:stroke-color="#6666ff" draw:marker-start-width="0.2in" draw:marker-end-width="0.2in" draw:fill="solid" draw:fill-color="#e6e6ff" draw:textarea-vertical-align="middle" fo:min-height="0.1764in" fo:padding-top="0.0102in" fo:padding-bottom="0.0102in" fo:padding-left="0.0102in" fo:padding-right="0.0102in" style:run-through="foreground"/>
    </style:style>
    <style:style style:name="gr19" style:family="graphic">
      <style:graphic-properties draw:fill-color="#ccccff" draw:textarea-horizontal-align="justify" draw:textarea-vertical-align="middle" draw:auto-grow-height="false" fo:min-height="0.2402in" fo:min-width="0.422in" style:run-through="foreground"/>
    </style:style>
    <style:style style:name="gr20" style:family="graphic">
      <style:graphic-properties draw:fill-color="#ccccff" draw:textarea-horizontal-align="justify" draw:textarea-vertical-align="middle" draw:auto-grow-height="false" fo:min-height="0.3098in" fo:min-width="0.7126in" style:run-through="foreground"/>
    </style:style>
    <style:style style:name="gr21" style:family="graphic">
      <style:graphic-properties draw:fill-color="#ccccff" draw:textarea-horizontal-align="justify" draw:textarea-vertical-align="middle" draw:auto-grow-height="false" fo:min-height="0.3492in" fo:min-width="0.8252in" style:run-through="foreground"/>
    </style:style>
    <style:style style:name="gr22" style:family="graphic">
      <style:graphic-properties svg:stroke-color="#000000" draw:marker-end="Arrow" draw:textarea-horizontal-align="center" draw:textarea-vertical-align="middle" style:run-through="foreground"/>
    </style:style>
    <style:style style:name="gr23" style:family="graphic">
      <style:graphic-properties draw:stroke="none" svg:stroke-color="#000000" draw:fill="none" draw:fill-color="#ffffff" fo:min-height="0.2008in" style:run-through="foreground"/>
    </style:style>
    <style:style style:name="gr24" style:family="graphic">
      <style:graphic-properties draw:stroke="none" svg:stroke-color="#000000" draw:fill="none" draw:fill-color="#ffffff" fo:min-height="0.1492in" style:run-through="foreground"/>
    </style:style>
    <style:style style:name="gr25" style:family="graphic">
      <style:graphic-properties draw:stroke="none" svg:stroke-color="#000000" draw:fill="none" draw:fill-color="#ffffff" fo:min-height="0.1701in" style:run-through="foreground"/>
    </style:style>
    <style:style style:name="gr26" style:family="graphic">
      <style:graphic-properties draw:fill-color="#ccccff" draw:textarea-horizontal-align="justify" draw:textarea-vertical-align="middle" draw:auto-grow-height="false" fo:min-height="0.2118in" fo:min-width="0.4882in" style:run-through="foreground"/>
    </style:style>
    <style:style style:name="gr27" style:family="graphic">
      <style:graphic-properties draw:fill-color="#ccccff" draw:textarea-horizontal-align="justify" draw:textarea-vertical-align="middle" draw:auto-grow-height="false" fo:min-height="0.2181in" fo:min-width="0.3583in" style:run-through="foreground"/>
    </style:style>
    <style:style style:name="gr28" style:family="graphic">
      <style:graphic-properties draw:fill-color="#ccccff" draw:textarea-horizontal-align="justify" draw:textarea-vertical-align="middle" draw:auto-grow-height="false" fo:min-height="0.2764in" fo:min-width="0.7827in" style:run-through="foreground"/>
    </style:style>
    <style:style style:name="gr29" style:family="graphic">
      <style:graphic-properties draw:fill-color="#ccccff" draw:textarea-horizontal-align="justify" draw:textarea-vertical-align="middle" draw:auto-grow-height="false" fo:min-height="0.2118in" fo:min-width="0.4201in" style:run-through="foreground"/>
    </style:style>
    <style:style style:name="gr30" style:family="graphic">
      <style:graphic-properties draw:stroke="none" svg:stroke-color="#000000" draw:fill="none" draw:fill-color="#ffffff" fo:min-height="0.1598in" style:run-through="foreground"/>
    </style:style>
    <style:style style:name="gr31" style:family="graphic">
      <style:graphic-properties draw:stroke="none" svg:stroke-color="#000000" draw:fill="none" draw:fill-color="#ffffff" fo:min-height="0.4453in" style:run-through="foreground"/>
    </style:style>
    <style:style style:name="gr32" style:family="graphic">
      <style:graphic-properties draw:stroke="none" svg:stroke-color="#000000" draw:fill="none" draw:fill-color="#ffffff" fo:min-height="0.3236in" style:run-through="foreground"/>
    </style:style>
    <style:style style:name="gr33" style:family="graphic">
      <style:graphic-properties draw:stroke="none" svg:stroke-color="#000000" draw:fill="none" draw:fill-color="#ffffff" fo:min-height="0.3425in" style:run-through="foreground"/>
    </style:style>
    <style:style style:name="gr34" style:family="graphic">
      <style:graphic-properties draw:stroke="none" svg:stroke-color="#000000" draw:fill="none" draw:fill-color="#ffffff" fo:min-height="0.3409in" style:run-through="foreground"/>
    </style:style>
    <style:style style:name="gr35" style:family="graphic">
      <style:graphic-properties draw:stroke="dash" draw:stroke-dash="Dashed_20__28_var_29_" svg:stroke-width="0.0201in" svg:stroke-color="#729fcf" draw:marker-start-width="0.2in" draw:marker-end-width="0.2in" draw:fill-color="#ffffff" draw:opacity="0%" draw:textarea-horizontal-align="justify" draw:textarea-vertical-align="middle" draw:auto-grow-height="false" fo:min-height="4.9311in" fo:min-width="4.2016in" fo:padding-top="0.0098in" fo:padding-bottom="0.0098in" fo:padding-left="0.0098in" fo:padding-right="0.0098in" draw:shadow-opacity="0%" style:run-through="foreground"/>
    </style:style>
    <style:style style:name="gr36" style:family="graphic">
      <style:graphic-properties draw:stroke="solid" svg:stroke-width="0.0201in" svg:stroke-color="#6666ff" draw:marker-start-width="0.2in" draw:marker-end-width="0.2in" draw:fill="solid" draw:fill-color="#e6e6ff" draw:textarea-vertical-align="middle" fo:min-height="1.6835in" fo:padding-top="0.0102in" fo:padding-bottom="0.0102in" fo:padding-left="0.0102in" fo:padding-right="0.0102in" style:run-through="foreground"/>
    </style:style>
    <style:style style:name="gr37" style:family="graphic">
      <style:graphic-properties draw:stroke="solid" svg:stroke-width="0.0201in" svg:stroke-color="#6666ff" draw:marker-start-width="0.2in" draw:marker-end-width="0.2in" draw:fill="solid" draw:fill-color="#e6e6ff" draw:textarea-vertical-align="middle" fo:min-height="0.3008in" fo:padding-top="0.0102in" fo:padding-bottom="0.0102in" fo:padding-left="0.0102in" fo:padding-right="0.0102in" style:run-through="foreground"/>
    </style:style>
    <style:style style:name="gr38" style:family="graphic">
      <style:graphic-properties style:run-through="foreground"/>
    </style:style>
    <style:style style:name="gr39" style:family="graphic">
      <style:graphic-properties draw:textarea-horizontal-align="center" draw:textarea-vertical-align="middle" draw:shadow-offset-x="0.1201in" draw:shadow-offset-y="0.1201in" style:run-through="foreground"/>
    </style:style>
    <style:style style:name="gr40" style:family="graphic">
      <style:graphic-properties draw:stroke="solid" svg:stroke-width="0.0201in" svg:stroke-color="#6666ff" draw:marker-start-width="0.2in" draw:marker-end-width="0.2in" draw:fill="solid" draw:fill-color="#e6e6ff" draw:textarea-vertical-align="middle" fo:min-height="0.2055in" fo:padding-top="0.0102in" fo:padding-bottom="0.0102in" fo:padding-left="0.0102in" fo:padding-right="0.0102in" style:run-through="foreground"/>
    </style:style>
    <style:style style:name="gr41" style:family="graphic">
      <style:graphic-properties svg:stroke-width="0.0201in" draw:marker-start-width="0.2in" draw:marker-end-width="0.2in" draw:textarea-horizontal-align="center" draw:textarea-vertical-align="middle" fo:padding-top="0.0102in" fo:padding-bottom="0.0102in" fo:padding-left="0.0102in" fo:padding-right="0.0102in" draw:shadow-offset-x="0.1201in" draw:shadow-offset-y="0.1201in" style:run-through="foreground"/>
    </style:style>
    <style:style style:name="gr42" style:family="graphic">
      <style:graphic-properties draw:marker-end="Arrow" draw:marker-end-width="0.0799in" draw:textarea-horizontal-align="center" draw:textarea-vertical-align="middle" draw:shadow-offset-x="0.1201in" draw:shadow-offset-y="0.1201in" style:run-through="foreground"/>
    </style:style>
    <style:style style:name="gr43" style:family="graphic">
      <style:graphic-properties draw:stroke="none" svg:stroke-width="0.0201in" svg:stroke-color="#6666ff" draw:marker-start-width="0.2in" draw:marker-end-width="0.2in" draw:fill="solid" draw:fill-color="#ffffff" draw:textarea-vertical-align="middle" fo:min-height="0.1898in" fo:padding-top="0.0102in" fo:padding-bottom="0.0102in" fo:padding-left="0.0102in" fo:padding-right="0.0102in" style:run-through="foreground"/>
    </style:style>
    <style:style style:name="gr44" style:family="graphic">
      <style:graphic-properties svg:stroke-width="0.0201in" draw:marker-start-width="0.2008in" draw:marker-end="Arrow" draw:marker-end-width="0.1402in" draw:textarea-horizontal-align="center" draw:textarea-vertical-align="middle" fo:padding-top="0.0102in" fo:padding-bottom="0.0102in" fo:padding-left="0.0102in" fo:padding-right="0.0102in" draw:shadow-offset-x="0.1201in" draw:shadow-offset-y="0.1201in" style:run-through="foreground"/>
    </style:style>
    <style:style style:name="gr45" style:family="graphic">
      <style:graphic-properties svg:stroke-width="0.0201in" draw:marker-start-width="0.2008in" draw:marker-end-width="0.1402in" draw:textarea-horizontal-align="center" draw:textarea-vertical-align="middle" fo:padding-top="0.0102in" fo:padding-bottom="0.0102in" fo:padding-left="0.0102in" fo:padding-right="0.0102in" draw:shadow-offset-x="0.1201in" draw:shadow-offset-y="0.1201in" style:run-through="foreground"/>
    </style:style>
    <style:style style:name="gr46" style:family="graphic">
      <style:graphic-properties draw:marker-start="Arrow" draw:marker-start-width="0.0799in" draw:marker-end="Arrow" draw:marker-end-width="0.0799in" draw:textarea-horizontal-align="center" draw:textarea-vertical-align="middle" draw:shadow-offset-x="0.1201in" draw:shadow-offset-y="0.1201in" style:run-through="foreground"/>
    </style:style>
    <style:style style:name="gr47" style:family="graphic">
      <style:graphic-properties draw:marker-start-width="0.0799in" draw:marker-end="Arrow" draw:marker-end-width="0.0799in" draw:textarea-horizontal-align="center" draw:textarea-vertical-align="middle" draw:shadow-offset-x="0.1201in" draw:shadow-offset-y="0.1201in" style:run-through="foreground"/>
    </style:style>
    <style:style style:name="gr48" style:family="graphic">
      <style:graphic-properties draw:marker-end="Arrow" draw:marker-end-width="0.1402in" draw:textarea-horizontal-align="center" draw:textarea-vertical-align="middle" draw:shadow-offset-x="0.1201in" draw:shadow-offset-y="0.1201in" style:run-through="foreground"/>
    </style:style>
    <style:style style:name="gr49" style:family="graphic">
      <style:graphic-properties draw:stroke="dash" draw:stroke-dash="Dashed_20__28_var_29_" svg:stroke-width="0.0201in" svg:stroke-color="#729fcf" draw:marker-start-width="0.2in" draw:marker-end-width="0.2in" draw:fill-color="#ffffff" draw:opacity="0%" draw:textarea-horizontal-align="justify" draw:textarea-vertical-align="middle" draw:auto-grow-height="false" fo:min-height="3.5098in" fo:min-width="4.2016in" fo:padding-top="0.0098in" fo:padding-bottom="0.0098in" fo:padding-left="0.0098in" fo:padding-right="0.0098in" draw:shadow-opacity="0%" style:run-through="foreground"/>
    </style:style>
    <style:style style:name="gr50" style:family="graphic">
      <style:graphic-properties draw:stroke="solid" svg:stroke-width="0.0201in" svg:stroke-color="#6666ff" draw:marker-start-width="0.2in" draw:marker-end-width="0.2in" draw:fill="solid" draw:fill-color="#e6e6ff" draw:textarea-vertical-align="middle" fo:min-height="0.6043in" fo:padding-top="0.0102in" fo:padding-bottom="0.0102in" fo:padding-left="0.0102in" fo:padding-right="0.0102in" style:run-through="foreground"/>
    </style:style>
    <style:style style:name="gr51" style:family="graphic">
      <style:graphic-properties draw:stroke="none" svg:stroke-width="0.0201in" svg:stroke-color="#6666ff" draw:marker-start-width="0.2in" draw:marker-end-width="0.2in" draw:fill="solid" draw:fill-color="#ffffff" draw:textarea-vertical-align="middle" fo:min-height="0.528in" fo:padding-top="0.0102in" fo:padding-bottom="0.0102in" fo:padding-left="0.0102in" fo:padding-right="0.0102in" style:run-through="foreground"/>
    </style:style>
    <style:style style:name="gr52" style:family="graphic">
      <style:graphic-properties svg:stroke-width="0.0201in" draw:marker-start="Arrow" draw:marker-start-width="0.1398in" draw:marker-end="Arrow" draw:marker-end-width="0.1398in" draw:textarea-horizontal-align="center" draw:textarea-vertical-align="middle" fo:padding-top="0.0098in" fo:padding-bottom="0.0098in" fo:padding-left="0.0098in" fo:padding-right="0.0098in" draw:shadow-offset-x="0.1201in" draw:shadow-offset-y="0.1201in" style:run-through="foreground"/>
    </style:style>
    <style:style style:name="gr53" style:family="graphic">
      <style:graphic-properties draw:stroke="solid" svg:stroke-width="0.0201in" svg:stroke-color="#6666ff" draw:marker-start-width="0.2in" draw:marker-end-width="0.2in" draw:fill="solid" draw:fill-color="#e6e6ff" draw:textarea-vertical-align="middle" fo:min-height="0.3602in" fo:padding-top="0.0102in" fo:padding-bottom="0.0102in" fo:padding-left="0.0102in" fo:padding-right="0.0102in" style:run-through="foreground"/>
    </style:style>
    <style:style style:name="gr54" style:family="graphic">
      <style:graphic-properties draw:stroke="solid" svg:stroke-width="0.0201in" svg:stroke-color="#6666ff" draw:marker-start-width="0.2in" draw:marker-end-width="0.2in" draw:fill="solid" draw:fill-color="#e6e6ff" draw:textarea-vertical-align="middle" fo:min-height="0.352in" fo:padding-top="0.0102in" fo:padding-bottom="0.0102in" fo:padding-left="0.0102in" fo:padding-right="0.0102in" style:run-through="foreground"/>
    </style:style>
    <style:style style:name="gr55" style:family="graphic">
      <style:graphic-properties draw:marker-start-width="0.0799in" draw:marker-end="Arrow" draw:marker-end-width="0.1402in" draw:textarea-horizontal-align="center" draw:textarea-vertical-align="middle" draw:shadow-offset-x="0.1201in" draw:shadow-offset-y="0.1201in" style:run-through="foreground"/>
    </style:style>
    <style:style style:name="gr56" style:family="graphic">
      <style:graphic-properties draw:stroke="solid" svg:stroke-width="0.0201in" svg:stroke-color="#6666ff" draw:marker-start-width="0.2in" draw:marker-end-width="0.2in" draw:fill="solid" draw:fill-color="#e6e6ff" draw:textarea-vertical-align="middle" fo:min-height="0.7217in" fo:padding-top="0.0102in" fo:padding-bottom="0.0102in" fo:padding-left="0.0102in" fo:padding-right="0.0102in" style:run-through="foreground"/>
    </style:style>
    <style:style style:name="gr57" style:family="graphic">
      <style:graphic-properties draw:stroke="none" svg:stroke-width="0.0201in" svg:stroke-color="#6666ff" draw:marker-start-width="0.2in" draw:marker-end-width="0.2in" draw:fill="solid" draw:fill-color="#ffffff" draw:textarea-vertical-align="middle" fo:min-height="0.4484in" fo:padding-top="0.0102in" fo:padding-bottom="0.0102in" fo:padding-left="0.0102in" fo:padding-right="0.0102in" style:run-through="foreground"/>
    </style:style>
    <style:style style:name="gr58" style:family="graphic">
      <style:graphic-properties draw:marker-start="Arrow" draw:marker-start-width="0.1402in" draw:marker-end="Arrow" draw:marker-end-width="0.1402in" draw:textarea-horizontal-align="center" draw:textarea-vertical-align="middle" draw:shadow-offset-x="0.1201in" draw:shadow-offset-y="0.1201in" style:run-through="foreground"/>
    </style:style>
    <style:style style:name="gr59" style:family="graphic">
      <style:graphic-properties draw:fill-color="#ccccff" draw:textarea-horizontal-align="justify" draw:textarea-vertical-align="middle" draw:auto-grow-height="false" fo:min-height="0.3992in" fo:min-width="1.2374in" style:run-through="foreground"/>
    </style:style>
    <style:style style:name="gr60" style:family="graphic">
      <style:graphic-properties draw:fill-color="#ccccff" draw:textarea-horizontal-align="justify" draw:textarea-vertical-align="middle" draw:auto-grow-height="false" fo:min-height="0.2181in" fo:min-width="0.6693in" style:run-through="foreground"/>
    </style:style>
    <style:style style:name="gr61" style:family="graphic">
      <style:graphic-properties draw:fill-color="#ccccff" draw:textarea-horizontal-align="justify" draw:textarea-vertical-align="middle" draw:auto-grow-height="false" fo:min-height="0.3098in" fo:min-width="1.1693in" style:run-through="foreground"/>
    </style:style>
    <style:style style:name="gr62" style:family="graphic">
      <style:graphic-properties draw:fill-color="#ccccff" draw:textarea-horizontal-align="justify" draw:textarea-vertical-align="middle" draw:auto-grow-height="false" fo:min-height="0.2764in" fo:min-width="1.0772in" style:run-through="foreground"/>
    </style:style>
    <style:style style:name="gr63" style:family="graphic">
      <style:graphic-properties draw:fill-color="#ccccff" draw:textarea-horizontal-align="justify" draw:textarea-vertical-align="middle" draw:auto-grow-height="false" fo:min-height="0.2575in" fo:min-width="0.6043in" style:run-through="foreground"/>
    </style:style>
    <style:style style:name="gr64" style:family="graphic">
      <style:graphic-properties draw:fill-color="#ccccff" draw:textarea-horizontal-align="justify" draw:textarea-vertical-align="middle" draw:auto-grow-height="false" fo:min-height="0.5165in" fo:min-width="0.7827in" style:run-through="foreground"/>
    </style:style>
    <style:style style:name="gr65" style:family="graphic">
      <style:graphic-properties draw:stroke="none" svg:stroke-color="#000000" draw:fill="none" draw:fill-color="#ffffff" fo:min-height="0.2917in" style:run-through="foreground"/>
    </style:style>
    <style:style style:name="gr66" style:family="graphic">
      <style:graphic-properties draw:stroke="none" svg:stroke-color="#000000" draw:fill="none" draw:fill-color="#ffffff" fo:min-height="0.1681in" style:run-through="foreground"/>
    </style:style>
    <style:style style:name="gr67" style:family="graphic">
      <style:graphic-properties draw:stroke="none" svg:stroke-color="#000000" draw:fill="none" draw:fill-color="#ffffff" fo:min-height="0.2882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Standard"/>
      <text:p text:style-name="P1"><text:span text:style-name="T6">S</text:span><text:span text:style-name="T7">D/eMMC/MMC card host</text:span></text:p>
      <text:p text:style-name="Standard"/>
      <text:p text:style-name="Standard"/>
      <text:p text:style-name="P72"><draw:rect text:anchor-type="paragraph" draw:z-index="0" draw:style-name="gr1" draw:text-style-name="P149" svg:width="8.2642in" svg:height="1.2213in" svg:x="-1.8354in" svg:y="0.0091in"><text:p/></draw:rect><draw:rect text:anchor-type="paragraph" draw:z-index="20" draw:style-name="gr4" draw:text-style-name="P151" svg:width="0.0642in" svg:height="0.0012in" svg:x="0.0484in" svg:y="0.6102in"><text:p/></draw:rect>SD <text:span text:style-name="T11">Host</text:span> Pack : VHDL synthesizable core<text:span text:style-name="T8">s</text:span> Technical Reference 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3">Written by</text:span>:</text:p>
      <text:p text:style-name="Standard"><draw:rect text:anchor-type="paragraph" draw:z-index="1" draw:style-name="gr2" draw:text-style-name="P150" svg:width="6.9634in" svg:height="0.7217in" svg:x="-0.0472in" svg:y="0.1709in"><text:p><text:span text:style-name="T53">John Clayton</text:span></text:p><text:p><text:span text:style-name="T54">Klugwhallah FPGA design team</text:span></text:p></draw:rect></text:p>
      <text:p text:style-name="Standard"/>
      <text:p text:style-name="Standard"/>
      <text:p text:style-name="Standard"/>
      <text:p text:style-name="Standard"/>
      <text:p text:style-name="Standard"/>
      <text:p text:style-name="Standard"/>
      <text:p text:style-name="Standard"/>
      <text:p text:style-name="Standard"/>
      <text:h text:style-name="Heading_20_3" text:outline-level="3"><text:span text:style-name="T11">June 26, </text:span>201<text:span text:style-name="T11">7</text:span></text:h>
      <text:p text:style-name="Text_20_body"/>
      <text:p text:style-name="Text_20_body"/>
      <text:h text:style-name="P131" text:outline-level="1"/>
      <text:h text:style-name="P132" text:outline-level="1">List of Acronymns</text:h>
      <text:p text:style-name="P14"/>
      <table:table table:name="Table1" table:style-name="Table1">
        <table:table-column table:style-name="Table1.A"/>
        <table:table-column table:style-name="Table1.B"/>
        <table:table-row>
          <table:table-cell table:style-name="Table1.A1" office:value-type="string">
            <text:p text:style-name="P73">FPGA</text:p>
          </table:table-cell>
          <table:table-cell table:style-name="Table1.B1" office:value-type="string">
            <text:p text:style-name="P73">Field Programmable Gate Array</text:p>
          </table:table-cell>
        </table:table-row>
        <table:table-row>
          <table:table-cell table:style-name="Table1.A2" office:value-type="string">
            <text:p text:style-name="P73">JTAG</text:p>
          </table:table-cell>
          <table:table-cell table:style-name="Table1.B2" office:value-type="string">
            <text:p text:style-name="P73">Joint Test Access Group</text:p>
          </table:table-cell>
        </table:table-row>
        <table:table-row>
          <table:table-cell table:style-name="Table1.A2" office:value-type="string">
            <text:p text:style-name="P73">MMC</text:p>
          </table:table-cell>
          <table:table-cell table:style-name="Table1.B2" office:value-type="string">
            <text:p text:style-name="P73">Multi-Media Card</text:p>
          </table:table-cell>
        </table:table-row>
        <table:table-row>
          <table:table-cell table:style-name="Table1.A2" office:value-type="string">
            <text:p text:style-name="P73">SD</text:p>
          </table:table-cell>
          <table:table-cell table:style-name="Table1.B2" office:value-type="string">
            <text:p text:style-name="P73">Secure Digital</text:p>
          </table:table-cell>
        </table:table-row>
        <table:table-row>
          <table:table-cell table:style-name="Table1.A2" office:value-type="string">
            <text:p text:style-name="P73">VHDL</text:p>
          </table:table-cell>
          <table:table-cell table:style-name="Table1.B2" office:value-type="string">
            <text:p text:style-name="P74">VHSIC Hardware Description Language</text:p>
          </table:table-cell>
        </table:table-row>
        <table:table-row>
          <table:table-cell table:style-name="Table1.A2" office:value-type="string">
            <text:p text:style-name="P74">VHSIC</text:p>
          </table:table-cell>
          <table:table-cell table:style-name="Table1.B2" office:value-type="string">
            <text:p text:style-name="P74">Very High Speed Integrated Circuit</text:p>
          </table:table-cell>
        </table:table-row>
      </table:table>
      <text:p text:style-name="P13"/>
      <text:h text:style-name="Heading_20_1" text:outline-level="1">Introduction</text:h>
      <text:p text:style-name="P19">This document provides a description of the interface signals, internal structure and registers present in the synthesizable cores within the VHDL package file named “sd_<text:span text:style-name="T11">host</text:span>_pack.vhd” <text:s/>Some of the cores <text:span text:style-name="T12">are</text:span> intended for use at lower levels of a design, in hierarchical fashion. <text:s/>All <text:span text:style-name="T9">cores</text:span> in the VHDL package are synthesizable and have been tested via simulation <text:span text:style-name="T9">and in hardware using a Xilinx “ARTY” Artix 7 FPGA development board.</text:span></text:p>
      <text:h text:style-name="Heading_20_1" text:outline-level="1"><text:span text:style-name="T14">Description of Cores</text:span> <text:s/></text:h>
      <text:h text:style-name="P127" text:outline-level="2"><text:bookmark-start text:name="__RefHeading___Toc1595_2003430816"/><text:s/>Background<text:bookmark-end text:name="__RefHeading___Toc1595_2003430816"/></text:h>
      <text:p text:style-name="P15">The “sd_<text:span text:style-name="T11">host</text:span>_pack.vhd” VHDL package <text:span text:style-name="T11">includes three entities, two of which are used inside the third. <text:s/>Specifically, there is a command host</text:span> <text:span text:style-name="T11">(“sd_cmd_host”) and a data host (“sd_data_8bit_host”) which are each instantiated inside the higher level entity “sd_controller_8bit_bram,” which is an SD/MMC controller core. <text:s/>The use of the term SD, and the absence of the term MMC, in the naming of signals within this set of cores is not meant to imply that MMC cards are not supported. <text:s/>It is merely a result of the origins of this set of VHDL entities. <text:s/>These entities have their roots in some modules written in Verilog, by Marek Czerski, and posted at </text:span><text:a xlink:type="simple" xlink:href="http://www.opencores.org/" text:style-name="Internet_20_link" text:visited-style-name="Visited_20_Internet_20_Link">www.opencores.org</text:a><text:span text:style-name="T11">. <text:s/>After contacting Marek via email, John Clayton was added as a project maintainer of the sd_card_controller project, and it was concluded that John Clayton would work to proofread and correct the project documentation, as well as complete a translation of the original Verilog code into VHDL. <text:s/>This work of translation was done prior to the beginning of work on these cores for a commercial project, but no testing had been done. <text:s/>Since the original project was focused on SD cards only, effect of the original naming conventions is still manifest. <text:s/>Nevertheless, the cores in this VHDL package file were expanded to include support for 8-bit wide data bus, thereby enabling MMC support as well. <text:s/>And they have now been simulated and tested. <text:s/>The other two related VHDL </text:span><text:soft-page-break/><text:span text:style-name="T11">packages, “sd_card_pack” and “mmc_test_pack” were created “from scratch” entirely by John Clayton, and no Verilog versions of those entities has yet been created. <text:s/>The main specification document used during development was the JEDEC document JESD84-A44 titled “Embedded MultiMediaCard(e•MMC)” (MMCA, 4.4) version.</text:span></text:p>
      <text:h text:style-name="P128" text:outline-level="2"><text:bookmark-start text:name="__RefHeading___Toc663_556613383"/><text:span text:style-name="T15"><text:s text:c="2"/>Summary of </text:span>Core<text:span text:style-name="T15">s</text:span> <text:span text:style-name="T15">In Package</text:span><text:bookmark-end text:name="__RefHeading___Toc663_556613383"/></text:h>
      <text:p text:style-name="P15">The cores present in the package file “<text:span text:style-name="T10">sd_host_pack.vhd” are shown in </text:span><text:span text:style-name="T10"><text:sequence-ref text:reference-format="category-and-value" text:ref-name="refTable0">Table 1</text:sequence-ref></text:span><text:span text:style-name="T10">. <text:s/>The controller core was written specifically to enable hardware testing of an MMC emulator core from “sd_card_pack.” <text:s/>The controller uses one instance of each of the other two cores.</text:span></text:p>
      <text:p text:style-name="P15"/>
      <table:table table:name="Table2" table:style-name="Table2">
        <table:table-column table:style-name="Table2.A"/>
        <table:table-column table:style-name="Table2.B"/>
        <table:table-row>
          <table:table-cell table:style-name="Table2.A1" office:value-type="string">
            <text:p text:style-name="P75">Name</text:p>
          </table:table-cell>
          <table:table-cell table:style-name="Table2.B1" office:value-type="string">
            <text:p text:style-name="P75">Description</text:p>
          </table:table-cell>
        </table:table-row>
        <table:table-row>
          <table:table-cell table:style-name="Table2.A3" office:value-type="string">
            <text:p text:style-name="P75">sd_<text:span text:style-name="T12">cmd_host</text:span></text:p>
          </table:table-cell>
          <table:table-cell table:style-name="Table2.B2" office:value-type="string">
            <text:p text:style-name="P77"><text:span text:style-name="T12">SD/MMC </text:span>Card command <text:span text:style-name="T12">transceiver</text:span></text:p>
          </table:table-cell>
        </table:table-row>
        <table:table-row>
          <table:table-cell table:style-name="Table2.A3" office:value-type="string">
            <text:p text:style-name="P77">sd_<text:span text:style-name="T12">data_8bit_host</text:span></text:p>
          </table:table-cell>
          <table:table-cell table:style-name="Table2.B3" office:value-type="string">
            <text:p text:style-name="P77"><text:span text:style-name="T12">SD/MMC </text:span>Card <text:span text:style-name="T12">data packet transceiver</text:span></text:p>
          </table:table-cell>
        </table:table-row>
        <table:table-row>
          <table:table-cell table:style-name="Table2.A4" office:value-type="string">
            <text:p text:style-name="P77">sd_<text:span text:style-name="T13">controller_8bit_bram</text:span></text:p>
          </table:table-cell>
          <table:table-cell table:style-name="Table2.B4" office:value-type="string">
            <text:p text:style-name="P77"><text:span text:style-name="T13">SD/MMC </text:span>Card <text:span text:style-name="T13">host with port for BRAM storage</text:span></text:p>
          </table:table-cell>
        </table:table-row>
      </table:table>
      <text:p text:style-name="P113">Table <text:sequence text:ref-name="refTable0" text:name="Table" text:formula="ooow:Table+1" style:num-format="1">1</text:sequence>: SD <text:span text:style-name="T13">Host</text:span> Pack Cores</text:p>
      <text:p text:style-name="P15"/>
      <text:p text:style-name="P25">In addition to the cores listed in <text:sequence-ref text:reference-format="category-and-value" text:ref-name="refTable0">Table 1</text:sequence-ref>, the “sd_host_pack.vhd” file also defines some constants at the VHDL package level. <text:s/>These constants determine the bit-width of the counters used for keeping track of data sectors, and also there are constants which define different interrupts. <text:s/>The interrupts are useful when interfacing the sd_controller_8bit_bram to a processor, or when writing a software driver for that purpose. </text:p>
      <text:h text:style-name="P127" text:outline-level="2"><text:bookmark-start text:name="__RefHeading___Toc667_556613383"/><text:s text:c="2"/><text:span text:style-name="T16">sd</text:span>_cmd_<text:span text:style-name="T18">host</text:span><text:bookmark-end text:name="__RefHeading___Toc667_556613383"/></text:h>
      <text:p text:style-name="P22">Th<text:span text:style-name="T18">is</text:span> core <text:span text:style-name="T18">combines what was originally the “sd_cmd_master” and the “sd_cmd_serial_host” from <text:s text:c="22"/>the opencores.org VHDL code, in order to simplify by reducing the total number of different cores. <text:s/>The reason for combining them is that eight interface signals were shared only between those two <text:s/>modules when they were instantiated, and the constituent modules are not needed individually.</text:span> <text:s/><text:span text:style-name="T19">This core runs entirely within the sd_clk_i clock domain.</text:span></text:p>
      <text:p text:style-name="P22"/>
      <text:p text:style-name="P22"><text:span text:style-name="T19">The sd_cmd_host</text:span> internal structure is shown in <text:span text:style-name="T17">this block diagram:</text:span></text:p>
      <text:p text:style-name="P21"/>
      <text:p text:style-name="P21"/>
      <text:p text:style-name="P21"/>
      <text:p text:style-name="P21"><text:soft-page-break/></text:p>
      <text:p text:style-name="P21"/>
      <text:p text:style-name="P21"/>
      <text:p text:style-name="P37"><draw:g text:anchor-type="paragraph" draw:z-index="21" draw:style-name="gr5"><draw:frame draw:name="Shape3" draw:style-name="gr6" draw:text-style-name="P153" svg:width="0.8795in" svg:height="0.1976in" svg:x="-0.0693in" svg:y="0.0902in"><draw:text-box><text:p text:style-name="P152"><text:span text:style-name="T55">cmd_index_i</text:span></text:p></draw:text-box></draw:frame><draw:custom-shape draw:name="Shape5" draw:style-name="gr7" draw:text-style-name="P154" svg:width="4.4114in" svg:height="4.8598in" svg:x="1.2209in" svg:y="-0.5583in"><text:p/><draw:enhanced-geometry svg:viewBox="0 0 21600 21600" draw:type="rectangle" draw:enhanced-path="M 0 0 L 21600 0 21600 21600 0 21600 0 0 Z N"/></draw:custom-shape><draw:frame draw:name="Shape3" draw:style-name="gr8" draw:text-style-name="P155" svg:width="0.5732in" svg:height="1.6933in" svg:x="3.5291in" svg:y="0.0791in"><draw:text-box><text:p text:style-name="P152"><text:span text:style-name="T55">40 bit PISO shift register</text:span></text:p></draw:text-box></draw:frame><draw:frame draw:name="Shape3" draw:style-name="gr9" draw:text-style-name="P155" svg:width="1.2087in" svg:height="1.2787in" svg:x="1.8406in" svg:y="1.9398in"><draw:text-box><text:p text:style-name="P152"><text:span text:style-name="T55">CMD and Serial Finite State Machines</text:span></text:p></draw:text-box></draw:frame><draw:line draw:name="Shape1" draw:style-name="gr10" draw:text-style-name="P151" svg:x1="0.8126in" svg:y1="0.3972in" svg:x2="3.5315in" svg:y2="0.3972in"><text:p/></draw:line><draw:frame draw:name="Shape3" draw:style-name="gr11" draw:text-style-name="P153" svg:width="0.8795in" svg:height="0.2087in" svg:x="-0.0693in" svg:y="0.3083in"><draw:text-box><text:p text:style-name="P152"><text:span text:style-name="T55">argument_i</text:span></text:p></draw:text-box></draw:frame><draw:frame draw:name="Shape3" draw:style-name="gr12" draw:text-style-name="P155" svg:width="0.7724in" svg:height="0.4815in" svg:x="3.6661in" svg:y="2.211in"><draw:text-box><text:p text:style-name="P152"><text:span text:style-name="T55">CRC-7</text:span></text:p></draw:text-box></draw:frame><draw:line draw:name="Shape1" draw:style-name="gr10" draw:text-style-name="P151" svg:x1="0.9035in" svg:y1="1.1201in" svg:x2="1.8437in" svg:y2="1.1201in"><text:p/></draw:line><draw:frame draw:name="Shape3" draw:style-name="gr13" draw:text-style-name="P155" svg:width="1.0094in" svg:height="0.3386in" draw:transform="rotate (1.5707963267949) translate (1.84444444444444in 1.58819444444444in)"><draw:text-box><text:p text:style-name="P152"><text:span text:style-name="T55">timeout_reg</text:span></text:p></draw:text-box></draw:frame><draw:line draw:name="Shape1" draw:style-name="gr10" draw:text-style-name="P151" svg:x1="4.1008in" svg:y1="3.5035in" svg:x2="4.1008in" svg:y2="2.6925in"><text:p/></draw:line><draw:line draw:name="Shape1" draw:style-name="gr10" draw:text-style-name="P151" svg:x1="4.4382in" svg:y1="2.3472in" svg:x2="4.8047in" svg:y2="2.352in"><text:p/></draw:line><draw:line draw:name="Shape1" draw:style-name="gr10" draw:text-style-name="P151" svg:x1="3.2409in" svg:y1="-0.2563in" svg:x2="6.0075in" svg:y2="-0.2563in"><text:p/></draw:line><draw:frame draw:name="Shape3" draw:style-name="gr14" draw:text-style-name="P153" svg:width="0.9925in" svg:height="0.2169in" svg:x="6.0378in" svg:y="1.8154in"><draw:text-box><text:p text:style-name="P152"><text:span text:style-name="T55">sd_cmd_o</text:span></text:p></draw:text-box></draw:frame><draw:frame draw:name="Shape3" draw:style-name="gr14" draw:text-style-name="P153" svg:width="0.9925in" svg:height="0.2169in" svg:x="6.0079in" svg:y="-0.361in"><draw:text-box><text:p text:style-name="P152"><text:span text:style-name="T55">int_status_o</text:span></text:p></draw:text-box></draw:frame><draw:line draw:name="Shape1" draw:style-name="gr10" draw:text-style-name="P151" svg:x1="1.8291in" svg:y1="3.4555in" svg:x2="0.9091in" svg:y2="3.4555in"><text:p/></draw:line><draw:line draw:name="Shape1" draw:style-name="gr10" draw:text-style-name="P151" svg:x1="1.8291in" svg:y1="3.6201in" svg:x2="0.9091in" svg:y2="3.6201in"><text:p/></draw:line><draw:frame draw:name="Shape3" draw:style-name="gr14" draw:text-style-name="P153" svg:width="0.9925in" svg:height="0.2169in" svg:x="-0.0677in" svg:y="3.3362in"><draw:text-box><text:p text:style-name="P152"><text:span text:style-name="T55">response_0_o</text:span></text:p></draw:text-box></draw:frame><draw:line draw:name="Shape1" draw:style-name="gr10" draw:text-style-name="P151" svg:x1="1.8291in" svg:y1="3.9465in" svg:x2="0.9091in" svg:y2="3.9465in"><text:p/></draw:line><draw:line draw:name="Shape1" draw:style-name="gr10" draw:text-style-name="P151" svg:x1="1.8291in" svg:y1="3.7835in" svg:x2="0.9091in" svg:y2="3.7835in"><text:p/></draw:line><draw:frame draw:name="Shape3" draw:style-name="gr14" draw:text-style-name="P153" svg:width="0.9925in" svg:height="0.2169in" svg:x="-0.0677in" svg:y="3.5079in"><draw:text-box><text:p text:style-name="P152"><text:span text:style-name="T55">response_1_o</text:span></text:p></draw:text-box></draw:frame><draw:frame draw:name="Shape3" draw:style-name="gr14" draw:text-style-name="P153" svg:width="0.9925in" svg:height="0.2169in" svg:x="-0.0677in" svg:y="3.6634in"><draw:text-box><text:p text:style-name="P152"><text:span text:style-name="T55">response_2_o</text:span></text:p></draw:text-box></draw:frame><draw:frame draw:name="Shape3" draw:style-name="gr14" draw:text-style-name="P153" svg:width="0.9925in" svg:height="0.2169in" svg:x="-0.0677in" svg:y="3.8272in"><draw:text-box><text:p text:style-name="P152"><text:span text:style-name="T55">response_3_o</text:span></text:p></draw:text-box></draw:frame><draw:frame draw:name="Shape3" draw:style-name="gr15" draw:text-style-name="P155" svg:width="0.5732in" svg:height="0.7642in" svg:x="1.835in" svg:y="3.3638in"><draw:text-box><text:p text:style-name="P152"><text:span text:style-name="T55">128 bit SIPO shift register</text:span></text:p></draw:text-box></draw:frame><draw:custom-shape draw:name="Shape6" draw:style-name="gr16" draw:text-style-name="P156" svg:width="0.6807in" svg:height="1.1059in" svg:x="4.7417in" svg:y="1.3937in"><text:p><text:s text:c="4"/>MUX</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line draw:name="Shape1" draw:style-name="gr10" draw:text-style-name="P151" svg:x1="4.4382in" svg:y1="2.3472in" svg:x2="4.8047in" svg:y2="2.352in"><text:p/></draw:line><draw:line draw:name="Shape1" draw:style-name="gr10" draw:text-style-name="P151" svg:x1="4.1028in" svg:y1="1.5827in" svg:x2="4.7957in" svg:y2="1.5827in"><text:p/></draw:line><draw:line draw:name="Shape1" draw:style-name="gr10" draw:text-style-name="P151" svg:x1="5.4232in" svg:y1="1.9465in" svg:x2="5.987in" svg:y2="1.9465in"><text:p/></draw:line><draw:frame draw:name="Shape3" draw:style-name="gr13" draw:text-style-name="P155" svg:width="1.0094in" svg:height="0.3386in" draw:transform="rotate (1.5707963267949) translate (2.42916666666667in 1.57986111111111in)"><draw:text-box><text:p text:style-name="P152"><text:span text:style-name="T55">watchdog</text:span></text:p></draw:text-box></draw:frame><draw:frame draw:name="Shape3" draw:style-name="gr17" draw:text-style-name="P153" svg:width="0.7724in" svg:height="0.3732in" svg:x="0.078in" svg:y="0.9335in"><draw:text-box><text:p text:style-name="P152"><text:span text:style-name="T55">timeout_i</text:span></text:p></draw:text-box></draw:frame><draw:line draw:name="Shape1" draw:style-name="gr10" draw:text-style-name="P151" svg:x1="6.0567in" svg:y1="3.5035in" svg:x2="2.4087in" svg:y2="3.5035in"><text:p/></draw:line><draw:frame draw:name="Shape3" draw:style-name="gr14" draw:text-style-name="P153" svg:width="0.7449in" svg:height="0.2169in" svg:x="6.0906in" svg:y="3.3756in"><draw:text-box><text:p text:style-name="P152"><text:span text:style-name="T55">sd_cmd_i</text:span></text:p></draw:text-box></draw:frame><draw:line draw:name="Shape1" draw:style-name="gr10" draw:text-style-name="P151" svg:x1="4.3091in" svg:y1="1.5827in" svg:x2="4.3091in" svg:y2="2.211in"><text:p/></draw:line><draw:line draw:name="Shape1" draw:style-name="gr10" draw:text-style-name="P151" svg:x1="2.5878in" svg:y1="1.5874in" svg:x2="2.598in" svg:y2="1.9394in"><text:p/></draw:line><draw:line draw:name="Shape1" draw:style-name="gr10" draw:text-style-name="P151" svg:x1="2.0173in" svg:y1="1.5874in" svg:x2="2.0276in" svg:y2="1.9394in"><text:p/></draw:line><draw:frame draw:name="Shape3" draw:style-name="gr18" draw:text-style-name="P155" svg:width="1.4217in" svg:height="0.1976in" svg:x="1.8197in" svg:y="-0.3654in"><draw:text-box><text:p text:style-name="P152"><text:span text:style-name="T55">Int_status_reg</text:span></text:p></draw:text-box></draw:frame><draw:line draw:name="Shape1" draw:style-name="gr10" draw:text-style-name="P151" svg:x1="0.8791in" svg:y1="-0.2693in" svg:x2="1.8193in" svg:y2="-0.2693in"><text:p/></draw:line><draw:frame draw:name="Shape3" draw:style-name="gr17" draw:text-style-name="P153" svg:width="0.7724in" svg:height="0.3732in" svg:x="0.0642in" svg:y="-0.4626in"><draw:text-box><text:p text:style-name="P152"><text:span text:style-name="T55">int_reset_i</text:span></text:p></draw:text-box></draw:frame><draw:line draw:name="Shape1" draw:style-name="gr10" draw:text-style-name="P151" svg:x1="0.8126in" svg:y1="0.189in" svg:x2="3.5315in" svg:y2="0.189in"><text:p/></draw:line><draw:line draw:name="Shape1" draw:style-name="gr10" draw:text-style-name="P151" svg:x1="3.0496in" svg:y1="2.461in" svg:x2="3.6669in" svg:y2="2.461in"><text:p/></draw:line><draw:line draw:name="Shape1" draw:style-name="gr10" draw:text-style-name="P151" svg:x1="2.9307in" svg:y1="1.9394in" svg:x2="2.9307in" svg:y2="-0.1681in"><text:p/></draw:line><draw:line draw:name="Shape1" draw:style-name="gr10" draw:text-style-name="P151" svg:x1="0.9in" svg:y1="2.2236in" svg:x2="1.8402in" svg:y2="2.2236in"><text:p/></draw:line><draw:frame draw:name="Shape3" draw:style-name="gr17" draw:text-style-name="P153" svg:width="0.7724in" svg:height="0.3732in" svg:x="0.0744in" svg:y="2.0374in"><draw:text-box><text:p text:style-name="P152"><text:span text:style-name="T55">start_i</text:span></text:p></draw:text-box></draw:frame><draw:line draw:name="Shape1" draw:style-name="gr10" draw:text-style-name="P151" svg:x1="0.9in" svg:y1="2.552in" svg:x2="1.8402in" svg:y2="2.552in"><text:p/></draw:line><draw:frame draw:name="Shape3" draw:style-name="gr17" draw:text-style-name="P153" svg:width="0.7724in" svg:height="0.3732in" svg:x="0.0744in" svg:y="2.3661in"><draw:text-box><text:p text:style-name="P152"><text:span text:style-name="T55">busy_i</text:span></text:p></draw:text-box></draw:frame><draw:line draw:name="Shape1" draw:style-name="gr10" draw:text-style-name="P151" svg:x1="3.0496in" svg:y1="3.1in" svg:x2="6.0705in" svg:y2="3.1in"><text:p/></draw:line><draw:frame draw:name="Shape3" draw:style-name="gr14" draw:text-style-name="P153" svg:width="0.9657in" svg:height="0.2169in" svg:x="6.1114in" svg:y="2.9752in"><draw:text-box><text:p text:style-name="P152"><text:span text:style-name="T55">sd_cmd_oe_o</text:span></text:p></draw:text-box></draw:frame></draw:g>When start_i is pulsed high, the 16 bit timeout_i value is latched. <text:s/>Also, the 6 bit interrupt_status_o, the 128 bit response register, the 16 bit watchdog and the CRC-7 are all cleared. <text:s/>The Finite State Machines begin operating, sending out the requested command, and then looking for the expected reply. <text:s/>For cmd_index_i of 2, 9 or 10, the expected response is set to 128 bits. <text:s/>All others set the expected response length to 40 bits. <text:s/>The upper two bits of the 40 bit command register are set to “10”, meaning a command from the host to a card. <text:s/>The next six bits are the cmd_index_i value, and the 32 least significant bits are set to the argument_i value. <text:s/>Once all 40 bits of the cmd PISO shift register are sent out, the mux switches so that the CRC-7 value is sent out, followed by a ‘1’ stop bit. <text:s/>Then, receive operations begin.</text:p>
      <text:p text:style-name="P20"/>
      <text:p text:style-name="P123">There are two separate state machines, the “CMD” FSM and the “Serial” FSM. <text:s/>The state transition diagram for the CMD FSM is very simple:</text:p>
      <text:p text:style-name="P20"/>
      <text:p text:style-name="P20"/>
      <text:p text:style-name="P26"/>
      <text:p text:style-name="P20"><draw:g text:anchor-type="paragraph" draw:z-index="22" draw:style-name="gr5"><draw:custom-shape draw:name="Shape2" draw:style-name="gr19" draw:text-style-name="P157" svg:width="0.5976in" svg:height="0.3394in" svg:x="1.2571in" svg:y="0.0945in"><text:p>IDL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20" draw:text-style-name="P157" svg:width="1.0071in" svg:height="0.4378in" svg:x="2.528in" svg:y="0.0035in"><text:p>EXECUT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21" draw:text-style-name="P157" svg:width="1.1669in" svg:height="0.4941in" svg:x="4.028in" svg:y="-0.0528in"><text:p>BUSY_WAIT</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name="Shape4" draw:style-name="gr22" draw:text-style-name="P151" svg:width="0.5311in" svg:height="0.2618in" draw:transform="skewX (-0.33231068957972) rotate (-2.67244815065372) translate (2.52775480720402in 0.183252371008358in)" svg:viewBox="0 0 1350 666" svg:d="M1350 666c-1103 0-1350-666-1350-666"><text:p/></draw:path><draw:path draw:name="Shape4" draw:style-name="gr22" draw:text-style-name="P151" svg:width="0.4961in" svg:height="0.2571in" draw:transform="skewX (-0.250629280586386) rotate (-2.63597076928704) translate (4.10275674904636in 0.0860301487861256in)" svg:viewBox="0 0 1261 654" svg:d="M1261 654c-1030-1-1261-654-1261-654"><text:p/></draw:path><draw:frame draw:name="Shape7" draw:style-name="gr23" draw:text-style-name="P158" svg:width="0.5488in" svg:height="0.2012in" svg:x="1.9791in" svg:y="-0.1035in"><draw:text-box><text:p><text:span text:style-name="T56">start_i=’1’</text:span></text:p></draw:text-box></draw:frame><draw:frame draw:name="Shape7" draw:style-name="gr24" draw:text-style-name="P158" svg:width="1.3476in" svg:height="0.1496in" svg:x="3.2291in" svg:y="-0.1661in"><draw:text-box><text:p><text:span text:style-name="T56">serial_state=FINISH_WR</text:span></text:p></draw:text-box></draw:frame><draw:path draw:name="Shape8" draw:style-name="gr22" draw:text-style-name="P151" svg:width="0.5551in" svg:height="0.4579in" draw:transform="skewX (-0.672300827868216) rotate (0.443662695856959) translate (1.77083333333336in 0.375694444444434in)" svg:viewBox="0 0 1411 1164" svg:d="M1411 1164c-1244 0-1411-1164-1411-1164"><text:p/></draw:path><draw:path draw:name="Shape8" draw:style-name="gr22" draw:text-style-name="P151" svg:width="1.5311in" svg:height="1.4177in" draw:transform="skewX (-0.505621884302757) rotate (0.526914901177088) translate (1.7777777777778in 0.364583333333333in)" svg:viewBox="0 0 3890 3602" svg:d="M3890 3602c-3434-1-3890-3602-3890-3602"><text:p/></draw:path><draw:frame draw:name="Shape7" draw:style-name="gr25" draw:text-style-name="P158" svg:width="0.9098in" svg:height="0.1705in" svg:x="2.8406in" svg:y="0.5075in"><draw:text-box><text:p><text:span text:style-name="T56">watchdog T.O.</text:span></text:p></draw:text-box></draw:frame><draw:path draw:name="Shape8" draw:style-name="gr22" draw:text-style-name="P151" svg:width="2.2898in" svg:height="2.4299in" draw:transform="skewX (-0.109257611174845) rotate (2.3074998040617) translate (3.21570937570957in 1.79349528357676in)" svg:viewBox="0 0 5817 6173" svg:d="M0 6173c5138-2 5817-6173 5817-6173"><text:p/></draw:path><draw:frame draw:name="Shape7" draw:style-name="gr25" draw:text-style-name="P158" svg:width="0.9098in" svg:height="0.1705in" svg:x="4.1772in" svg:y="-0.7854in"><draw:text-box><text:p><text:span text:style-name="T56">busy_i=’0’</text:span></text:p></draw:text-box></draw:frame></draw:g></text:p>
      <text:p text:style-name="P20"/>
      <text:p text:style-name="P20"/>
      <text:p text:style-name="P12"/>
      <text:p text:style-name="P27">During the CMD FSM’s EXECUTE state is when all of the Serial FSM action occurs:</text:p>
      <text:p text:style-name="P27"><text:s/></text:p>
      <text:p text:style-name="P10"/>
      <text:p text:style-name="P10"><draw:g text:anchor-type="paragraph" draw:z-index="23" draw:style-name="gr5"><draw:custom-shape draw:name="Shape2" draw:style-name="gr26" draw:text-style-name="P157" svg:width="0.6898in" svg:height="0.2996in" svg:x="4.5244in" svg:y="-0.0327in"><text:p>WRITE</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name="Shape8" draw:style-name="gr22" draw:text-style-name="P151" svg:width="0.411in" svg:height="0.4228in" draw:transform="skewX (-0.247487687932796) rotate (0.655022068273472) translate (3.68124999999998in 1.15902777777778in)" svg:viewBox="0 0 1045 1075" svg:d="M1045 1075c-922 0-1045-1075-1045-1075"><text:p/></draw:path><draw:frame draw:name="Shape7" draw:style-name="gr25" draw:text-style-name="P158" svg:width="0.5862in" svg:height="0.1705in" svg:x="0.9902in" svg:y="-0.289in"><draw:text-box><text:p><text:span text:style-name="T56">4 Clocks</text:span></text:p></draw:text-box></draw:frame><draw:custom-shape draw:name="Shape2" draw:style-name="gr27" draw:text-style-name="P157" svg:width="0.5071in" svg:height="0.3087in" svg:x="0.3583in" svg:y="-0.0638in"><text:p>INI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27" draw:text-style-name="P157" svg:width="0.5071in" svg:height="0.3087in" svg:x="1.6291in" svg:y="-0.0638in"><text:p>IDL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20" draw:text-style-name="P157" svg:width="1.0071in" svg:height="0.4378in" svg:x="2.8319in" svg:y="-0.1417in"><text:p>SETUP_CRC</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28" draw:text-style-name="P157" svg:width="1.1067in" svg:height="0.3906in" svg:x="4.2902in" svg:y="0.9217in"><text:p>READ_WAI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29" draw:text-style-name="P157" svg:width="0.5941in" svg:height="0.2996in" svg:x="3.1012in" svg:y="0.9909in"><text:p>REA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28" draw:text-style-name="P157" svg:width="1.1067in" svg:height="0.3906in" svg:x="1.5819in" svg:y="0.8953in"><text:p>FINISH_WR</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name="Shape8" draw:style-name="gr22" draw:text-style-name="P151" svg:width="0.4831in" svg:height="0.4803in" draw:transform="skewX (-0.382227106186758) rotate (-2.54975150423852) translate (1.66527777777779in 0.0444444444444444in)" svg:viewBox="0 0 1228 1221" svg:d="M1228 1221c-1093 0-1228-1221-1228-1221"><text:p/></draw:path><draw:path draw:name="Shape8" draw:style-name="gr22" draw:text-style-name="P151" svg:width="0.4831in" svg:height="0.4803in" draw:transform="skewX (-0.382227106186758) rotate (-2.54975150423852) translate (2.87152777777777in -0.00972222222222222in)" svg:viewBox="0 0 1228 1221" svg:d="M1228 1221c-1093 0-1228-1221-1228-1221"><text:p/></draw:path><draw:path draw:name="Shape8" draw:style-name="gr22" draw:text-style-name="P151" svg:width="0.4831in" svg:height="0.4803in" draw:transform="skewX (-0.382227106186758) rotate (-2.54975150423852) translate (4.63472222222222in 0.0191437007874002in)" svg:viewBox="0 0 1228 1221" svg:d="M1228 1221c-1093 0-1228-1221-1228-1221"><text:p/></draw:path><draw:path draw:name="Shape8" draw:style-name="gr22" draw:text-style-name="P151" svg:width="0.411in" svg:height="0.4228in" draw:transform="skewX (-0.247487687932796) rotate (0.655022068273472) translate (2.50972222222221in 1.23164370078738in)" svg:viewBox="0 0 1045 1075" svg:d="M1045 1075c-922 0-1045-1075-1045-1075"><text:p/></draw:path><draw:path draw:name="Shape1" draw:style-name="gr22" draw:text-style-name="P151" svg:width="0.6693in" svg:height="0.2043in" draw:transform="skewX (0.00104719755119663) rotate (-1.27426488688106) translate (5.08125in 0.249004811898552in)" svg:viewBox="0 0 1701 520" svg:d="M0 0c1545 3 1701 520 1701 520"><text:p/></draw:path><draw:path draw:name="Shape1" draw:style-name="gr22" draw:text-style-name="P151" svg:width="0.6614in" svg:height="0.1331in" draw:transform="skewX (-0.267209908480332) rotate (1.75946641893548) translate (1.82847222222222in 0.940277777777778in)" svg:viewBox="0 0 1681 339" svg:d="M0 0c1527 5 1681 339 1681 339"><text:p/></draw:path><draw:frame draw:name="Shape7" draw:style-name="gr25" draw:text-style-name="P158" svg:width="0.5862in" svg:height="0.1705in" svg:x="2.1098in" svg:y="-0.3583in"><draw:text-box><text:p><text:span text:style-name="T56">start_i=’1’</text:span></text:p></draw:text-box></draw:frame><draw:frame draw:name="Shape7" draw:style-name="gr30" draw:text-style-name="P158" svg:width="0.6823in" svg:height="0.1598in" svg:x="3.8165in" svg:y="-0.3047in"><draw:text-box><text:p><text:span text:style-name="T56">(Next Clock)</text:span></text:p></draw:text-box></draw:frame><draw:frame draw:name="Shape7" draw:style-name="gr31" draw:text-style-name="P158" svg:width="0.6823in" svg:height="0.4453in" svg:x="5.3098in" svg:y="0.3283in"><draw:text-box><text:p><text:span text:style-name="T56">Bits sent, response is expected</text:span></text:p></draw:text-box></draw:frame><draw:frame draw:name="Shape7" draw:style-name="gr32" draw:text-style-name="P158" svg:width="0.4776in" svg:height="0.324in" svg:x="3.8921in" svg:y="1.3433in"><draw:text-box><text:p><text:span text:style-name="T56">Start bit detected</text:span></text:p></draw:text-box></draw:frame><draw:frame draw:name="Shape7" draw:style-name="gr33" draw:text-style-name="P158" svg:width="0.7988in" svg:height="0.3425in" svg:x="2.5862in" svg:y="1.4201in"><draw:text-box><text:p><text:span text:style-name="T56">Response Fully Received</text:span></text:p></draw:text-box></draw:frame><draw:frame draw:name="Shape7" draw:style-name="gr30" draw:text-style-name="P158" svg:width="0.6823in" svg:height="0.1598in" svg:x="1.0563in" svg:y="0.5543in"><draw:text-box><text:p><text:span text:style-name="T56">(Next Clock)</text:span></text:p></draw:text-box></draw:frame><draw:path draw:name="Shape3" draw:style-name="gr22" draw:text-style-name="P151" svg:width="2.222in" svg:height="0.2811in" draw:transform="skewX (-0.194604211597368) rotate (-2.91400171912973) translate (4.73288575140681in 0.471534033487155in)" svg:viewBox="0 0 5645 715" svg:d="M0 715c4507 1 5645-707 5645-707l-32-8"><text:p/></draw:path><draw:frame draw:name="Shape7" draw:style-name="gr34" draw:text-style-name="P158" svg:width="0.9898in" svg:height="0.3413in" svg:x="3.7839in" svg:y="0.4146in"><draw:text-box><text:p><text:span text:style-name="T56">Bits sent, no response <text:s/>expected</text:span></text:p></draw:text-box></draw:frame></draw:g></text:p>
      <text:p text:style-name="P10"/>
      <text:p text:style-name="P10"/>
      <text:p text:style-name="P10"/>
      <text:p text:style-name="P10"/>
      <text:p text:style-name="P10"/>
      <text:p text:style-name="P10"/>
      <text:p text:style-name="P28">During the CMD FSM state “EXECUTE” or “BUSY_WAIT” states, various interrupt flags can be set, as determined by the exit conditions. <text:s/>The <text:span text:style-name="T21">bit positions are shown in </text:span><text:span text:style-name="T21"><text:sequence-ref text:reference-format="category-and-value" text:ref-name="refIllustration0">Illustration 1</text:sequence-ref></text:span><text:span text:style-name="T21">, and the conditions</text:span> are listed in <text:sequence-ref text:reference-format="category-and-value" text:ref-name="refTable1">Table 2</text:sequence-ref>.</text:p>
      <text:p text:style-name="P28"/>
      <text:p text:style-name="P16"><draw:frame draw:style-name="fr1" draw:name="Frame1" text:anchor-type="paragraph" svg:width="1.3937in" draw:z-index="24"><draw:text-box fo:min-height="2.4602in"><text:p text:style-name="Illustration"><draw:frame draw:style-name="fr2" draw:name="Object1" text:anchor-type="as-char" svg:width="1.3201in" svg:height="2.0465in" style:rel-height="scale" draw:z-index="25"><draw:object xlink:href="./Object 1" xlink:type="simple" xlink:show="embed" xlink:actuate="onLoad"/><draw:image xlink:href="./ObjectReplacements/Object 1" xlink:type="simple" xlink:show="embed" xlink:actuate="onLoad"/></draw:frame><text:line-break/>Illustration <text:sequence text:ref-name="refIllustration0" text:name="Illustration" text:formula="ooow:Illustration+1" style:num-format="1">1</text:sequence>: sd_cmd_host interrupt status bits</text:p></draw:text-box></draw:frame><text:soft-page-break/></text:p>
      <table:table table:name="Table3" table:style-name="Table3">
        <table:table-column table:style-name="Table3.A"/>
        <table:table-column table:style-name="Table3.B"/>
        <table:table-column table:style-name="Table3.C"/>
        <table:table-row>
          <table:table-cell table:style-name="Table3.A1" office:value-type="string">
            <text:p text:style-name="P78">Condition</text:p>
          </table:table-cell>
          <table:table-cell table:style-name="Table3.A1" office:value-type="string">
            <text:p text:style-name="P78">Value</text:p>
          </table:table-cell>
          <table:table-cell table:style-name="Table3.C1" office:value-type="string">
            <text:p text:style-name="P92">Result</text:p>
          </table:table-cell>
        </table:table-row>
        <table:table-row>
          <table:table-cell table:style-name="Table3.A3" office:value-type="string">
            <text:p text:style-name="P76">s<text:span text:style-name="T21">tart_i=’1’</text:span></text:p>
          </table:table-cell>
          <table:table-cell table:style-name="Table3.B2" office:value-type="string">
            <text:p text:style-name="P79">00000b</text:p>
          </table:table-cell>
          <table:table-cell table:style-name="Table3.C2" office:value-type="string">
            <text:p text:style-name="P92">All bits cleared</text:p>
          </table:table-cell>
        </table:table-row>
        <table:table-row>
          <table:table-cell table:style-name="Table3.A3" office:value-type="string">
            <text:p text:style-name="P92">Command Timeout</text:p>
          </table:table-cell>
          <table:table-cell table:style-name="Table3.B3" office:value-type="string">
            <text:p text:style-name="P80">00<text:span text:style-name="T21">11</text:span>0b</text:p>
          </table:table-cell>
          <table:table-cell table:style-name="Table3.C3" office:value-type="string">
            <text:p text:style-name="P92">Error Indicator + CMD timeout Error bit, response set to 0x55555555555555555555555555555555</text:p>
          </table:table-cell>
        </table:table-row>
        <table:table-row>
          <table:table-cell table:style-name="Table3.A4" office:value-type="string">
            <text:p text:style-name="P92">Response has CRC error</text:p>
          </table:table-cell>
          <table:table-cell table:style-name="Table3.B4" office:value-type="string">
            <text:p text:style-name="P80">0<text:span text:style-name="T21">1</text:span>0<text:span text:style-name="T21">11</text:span>b</text:p>
          </table:table-cell>
          <table:table-cell table:style-name="Table3.C4" office:value-type="string">
            <text:p text:style-name="P92">Error Indicator + CMD CRC Error bit + CMD Complete</text:p>
          </table:table-cell>
        </table:table-row>
        <table:table-row>
          <table:table-cell table:style-name="Table3.A5" office:value-type="string">
            <text:p text:style-name="P92">Response index does not match command index</text:p>
          </table:table-cell>
          <table:table-cell table:style-name="Table3.B5" office:value-type="string">
            <text:p text:style-name="P80"><text:span text:style-name="T21">10</text:span>0<text:span text:style-name="T21">11</text:span>b</text:p>
          </table:table-cell>
          <table:table-cell table:style-name="Table3.C5" office:value-type="string">
            <text:p text:style-name="P92">Error Indicator + CMD Index Error bit + CMD Complete</text:p>
          </table:table-cell>
        </table:table-row>
        <table:table-row>
          <table:table-cell table:style-name="Table3.A6" office:value-type="string">
            <text:p text:style-name="P92">No Error</text:p>
          </table:table-cell>
          <table:table-cell table:style-name="Table3.B6" office:value-type="string">
            <text:p text:style-name="P80">0<text:span text:style-name="T21">0001</text:span>b</text:p>
          </table:table-cell>
          <table:table-cell table:style-name="Table3.C6" office:value-type="string">
            <text:p text:style-name="P92">CMD Complete</text:p>
          </table:table-cell>
        </table:table-row>
      </table:table>
      <text:p text:style-name="P114">Table <text:sequence text:ref-name="refTable1" text:name="Table" text:formula="ooow:Table+1" style:num-format="1">2</text:sequence>: <text:span text:style-name="T20">CMD host interrupt status condition</text:span>s</text:p>
      <text:h text:style-name="P129" text:outline-level="2"><text:bookmark-start text:name="__RefHeading___Toc667_5566133831"/><text:s text:c="2"/><text:span text:style-name="T16">sd</text:span>_<text:span text:style-name="T22">data</text:span>_<text:span text:style-name="T22">8bit_host</text:span><text:bookmark-end text:name="__RefHeading___Toc667_5566133831"/></text:h>
      <text:p text:style-name="P23">Th<text:span text:style-name="T18">is</text:span> core <text:span text:style-name="T22">handles data transfers from the host perspective. <text:s/>That is to say, it executes commands to read or write blocks of data on the SD/MMC data bus, checking and populating the CRC-16 field for each lane or data line used on the data bus, as needed. <text:s/>The size of the block, in bytes, is configurable by the input blksize_i. <text:s/>As a point of reference, the customary block size for SD/MMC is 512 bytes, although the blksize_i input is 12 bits wide, to accommodate blocks of up to 4096 bytes. <text:s/>The number of blocks to be transferred in sequence is specified by the blkcnt_i input, which is 16 bits wide, allowing for up to 65535 blocks to be treated in one single command. <text:s/>Setting blkcnt_i greater than 1 will cause multiple blocks to be transferred. <text:s/>However, setting it to zero will not prevent the transfer of a block, and is exactly the same as setting it to one.</text:span></text:p>
      <text:p text:style-name="P31">The internal structure of sd_data_8bit_host is shown in the following block diagram.</text:p>
      <text:p text:style-name="P31"/>
      <text:p text:style-name="P31"/>
      <text:p text:style-name="P31"><draw:g text:anchor-type="paragraph" draw:z-index="26" draw:style-name="gr5"><draw:custom-shape draw:name="Shape5" draw:style-name="gr35" draw:text-style-name="P154" svg:width="4.2213in" svg:height="4.9512in" svg:x="1.1402in" svg:y="0.052in"><text:p/><draw:enhanced-geometry svg:viewBox="0 0 21600 21600" draw:type="rectangle" draw:enhanced-path="M 0 0 L 21600 0 21600 21600 0 21600 0 0 Z N"/></draw:custom-shape><draw:frame draw:name="Shape3" draw:style-name="gr36" draw:text-style-name="P155" svg:width="0.6697in" svg:height="1.7043in" svg:x="3.1791in" svg:y="1.563in"><draw:text-box><text:p text:style-name="P152"><text:span text:style-name="T55">Finite State Machine</text:span></text:p></draw:text-box></draw:frame><draw:frame draw:name="Shape3" draw:style-name="gr14" draw:text-style-name="P153" svg:width="0.7268in" svg:height="0.2169in" svg:x="5.622in" svg:y="1.0264in"><draw:text-box><text:p text:style-name="P152"><text:span text:style-name="T55">rx_dat_o</text:span></text:p></draw:text-box></draw:frame><draw:frame draw:name="Shape3" draw:style-name="gr37" draw:text-style-name="P155" svg:width="0.9661in" svg:height="0.3217in" svg:x="1.6508in" svg:y="1.1138in"><draw:text-box><text:p text:style-name="P152"><text:span text:style-name="T55">dat_ reg</text:span></text:p></draw:text-box></draw:frame><draw:frame draw:name="Shape3" draw:style-name="gr17" draw:text-style-name="P153" svg:width="0.7449in" svg:height="0.3732in" svg:x="0.0209in" svg:y="1.1047in"><draw:text-box><text:p text:style-name="P152"><text:span text:style-name="T55">sd_dat_i</text:span></text:p><text:p text:style-name="P152"><text:span text:style-name="T55">(8 bits)</text:span></text:p></draw:text-box></draw:frame><draw:frame draw:name="Shape3" draw:style-name="gr6" draw:text-style-name="P153" svg:width="0.7724in" svg:height="0.1976in" svg:x="0.0626in" svg:y="3.6185in"><draw:text-box><text:p text:style-name="P152"><text:span text:style-name="T55">tx_dat_i</text:span></text:p></draw:text-box></draw:frame><draw:line draw:name="Shape1" draw:style-name="gr10" draw:text-style-name="P151" svg:x1="0.7102in" svg:y1="1.2654in" svg:x2="1.6504in" svg:y2="1.2654in"><text:p/></draw:line><draw:frame draw:name="Shape3" draw:style-name="gr14" draw:text-style-name="P153" svg:width="0.9657in" svg:height="0.2169in" svg:x="5.6492in" svg:y="1.2622in"><draw:text-box><text:p text:style-name="P152"><text:span text:style-name="T55">rx_dat_we_o</text:span></text:p></draw:text-box></draw:frame><draw:frame draw:name="Shape3" draw:style-name="gr14" draw:text-style-name="P153" svg:width="0.7449in" svg:height="0.2169in" svg:x="5.6091in" svg:y="0.7146in"><draw:text-box><text:p text:style-name="P152"><text:span text:style-name="T55">sd_dat_o</text:span></text:p></draw:text-box></draw:frame><draw:g draw:style-name="gr38"><draw:frame draw:name="Shape3" draw:style-name="gr12" draw:text-style-name="P155" svg:width="0.7724in" svg:height="0.4815in" svg:x="2.1709in" svg:y="2.5646in"><draw:text-box><text:p text:style-name="P152"><text:span text:style-name="T55">CRC-16</text:span></text:p></draw:text-box></draw:frame><draw:frame draw:name="Shape3" draw:style-name="gr17" draw:text-style-name="P153" svg:width="0.9925in" svg:height="0.3732in" svg:x="1.8173in" svg:y="3.1122in"><draw:text-box><text:p text:style-name="P152"><text:span text:style-name="T55">Eight CRC-16</text:span></text:p><text:p text:style-name="P152"><text:span text:style-name="T55">Generators</text:span></text:p></draw:text-box></draw:frame><draw:frame draw:name="Shape3" draw:style-name="gr12" draw:text-style-name="P155" svg:width="0.7724in" svg:height="0.4815in" svg:x="2.1102in" svg:y="2.4776in"><draw:text-box><text:p text:style-name="P152"><text:span text:style-name="T55">CRC-16</text:span></text:p></draw:text-box></draw:frame><draw:frame draw:name="Shape3" draw:style-name="gr12" draw:text-style-name="P155" svg:width="0.7724in" svg:height="0.4815in" svg:x="2.0319in" svg:y="2.3909in"><draw:text-box><text:p text:style-name="P152"><text:span text:style-name="T55">CRC-16</text:span></text:p></draw:text-box></draw:frame><draw:frame draw:name="Shape3" draw:style-name="gr12" draw:text-style-name="P155" svg:width="0.7724in" svg:height="0.4815in" svg:x="1.9535in" svg:y="2.3039in"><draw:text-box><text:p text:style-name="P152"><text:span text:style-name="T55">CRC-16</text:span></text:p></draw:text-box></draw:frame><draw:frame draw:name="Shape3" draw:style-name="gr12" draw:text-style-name="P155" svg:width="0.7724in" svg:height="0.4815in" svg:x="1.8673in" svg:y="2.2374in"><draw:text-box><text:p text:style-name="P152"><text:span text:style-name="T55">CRC-16</text:span></text:p></draw:text-box></draw:frame><draw:frame draw:name="Shape3" draw:style-name="gr12" draw:text-style-name="P155" svg:width="0.7724in" svg:height="0.4815in" svg:x="1.789in" svg:y="2.1764in"><draw:text-box><text:p text:style-name="P152"><text:span text:style-name="T55">CRC-16</text:span></text:p></draw:text-box></draw:frame><draw:frame draw:name="Shape3" draw:style-name="gr12" draw:text-style-name="P155" svg:width="0.7724in" svg:height="0.4815in" svg:x="1.7193in" svg:y="2.0831in"><draw:text-box><text:p text:style-name="P152"><text:span text:style-name="T55">CRC-16</text:span></text:p></draw:text-box></draw:frame><draw:frame draw:name="Shape3" draw:style-name="gr12" draw:text-style-name="P155" svg:width="0.7724in" svg:height="0.4815in" svg:x="1.65in" svg:y="1.9965in"><draw:text-box><text:p text:style-name="P152"><text:span text:style-name="T55">CRC-16</text:span></text:p></draw:text-box></draw:frame></draw:g><draw:frame draw:name="Shape3" draw:style-name="gr37" draw:text-style-name="P155" svg:width="0.9661in" svg:height="0.3217in" svg:x="1.7283in" svg:y="3.5681in"><draw:text-box><text:p text:style-name="P152"><text:span text:style-name="T55">last_din</text:span></text:p></draw:text-box></draw:frame><draw:line draw:name="Shape1" draw:style-name="gr10" draw:text-style-name="P151" svg:x1="0.7882in" svg:y1="3.7272in" svg:x2="1.7283in" svg:y2="3.7272in"><text:p/></draw:line><draw:frame draw:name="Shape3" draw:style-name="gr14" draw:text-style-name="P153" svg:width="0.7449in" svg:height="0.2169in" svg:x="-0.1445in" svg:y="0.6118in"><draw:text-box><text:p text:style-name="P152"><text:span text:style-name="T55">sd_clk_i</text:span></text:p></draw:text-box></draw:frame><draw:line draw:name="Shape1" draw:style-name="gr10" draw:text-style-name="P151" svg:x1="1.2366in" svg:y1="2.7311in" svg:x2="1.8087in" svg:y2="2.7327in"><text:p/></draw:line><draw:line draw:name="Shape1" draw:style-name="gr39" draw:text-style-name="P151" svg:x1="1.2366in" svg:y1="3.7268in" svg:x2="1.2366in" svg:y2="2.7311in"><text:p/></draw:line><draw:frame draw:name="Shape3" draw:style-name="gr40" draw:text-style-name="P155" svg:width="0.9661in" svg:height="0.2268in" svg:x="4.2319in" svg:y="1.4929in"><draw:text-box><text:p text:style-name="P152"><text:span text:style-name="T55">transf_cnt</text:span></text:p></draw:text-box></draw:frame><draw:frame draw:name="Shape3" draw:style-name="gr40" draw:text-style-name="P155" svg:width="0.9661in" svg:height="0.2268in" svg:x="4.2319in" svg:y="1.7976in"><draw:text-box><text:p text:style-name="P152"><text:span text:style-name="T55">blkcnt_reg</text:span></text:p></draw:text-box></draw:frame><draw:frame draw:name="Shape3" draw:style-name="gr40" draw:text-style-name="P155" svg:width="0.9661in" svg:height="0.2268in" svg:x="4.2327in" svg:y="2.1028in"><draw:text-box><text:p text:style-name="P152"><text:span text:style-name="T55">bus_size_reg</text:span></text:p></draw:text-box></draw:frame><draw:frame draw:name="Shape3" draw:style-name="gr40" draw:text-style-name="P155" svg:width="0.9661in" svg:height="0.2268in" svg:x="4.2327in" svg:y="2.4154in"><draw:text-box><text:p text:style-name="P152"><text:span text:style-name="T55">bustest_0</text:span></text:p></draw:text-box></draw:frame><draw:frame draw:name="Shape3" draw:style-name="gr40" draw:text-style-name="P155" svg:width="0.9661in" svg:height="0.2268in" svg:x="4.2335in" svg:y="2.7201in"><draw:text-box><text:p text:style-name="P152"><text:span text:style-name="T55">bustest_1</text:span></text:p></draw:text-box></draw:frame><draw:frame draw:name="Shape3" draw:style-name="gr40" draw:text-style-name="P155" svg:width="0.9661in" svg:height="0.2268in" svg:x="4.2327in" svg:y="3.0327in"><draw:text-box><text:p text:style-name="P152"><text:span text:style-name="T55">data_index</text:span></text:p></draw:text-box></draw:frame><draw:frame draw:name="Shape3" draw:style-name="gr6" draw:text-style-name="P153" svg:width="0.7724in" svg:height="0.1976in" svg:x="-0.0417in" svg:y="3.8567in"><draw:text-box><text:p text:style-name="P152"><text:span text:style-name="T55">tx_dat_rd_o</text:span></text:p></draw:text-box></draw:frame><draw:line draw:name="Shape1" draw:style-name="gr10" draw:text-style-name="P151" svg:x1="3.3909in" svg:y1="3.9654in" svg:x2="0.7902in" svg:y2="3.9654in"><text:p/></draw:line><draw:line draw:name="Shape1" draw:style-name="gr39" draw:text-style-name="P151" svg:x1="3.3909in" svg:y1="3.9654in" svg:x2="3.3909in" svg:y2="3.2736in"><text:p/></draw:line><draw:line draw:name="Shape1" draw:style-name="gr10" draw:text-style-name="P151" svg:x1="3.2528in" svg:y1="3.7571in" svg:x2="3.2528in" svg:y2="3.2736in"><text:p/></draw:line><draw:line draw:name="Shape1" draw:style-name="gr39" draw:text-style-name="P151" svg:x1="3.2528in" svg:y1="3.7575in" svg:x2="2.6945in" svg:y2="3.7575in"><text:p/></draw:line><draw:frame draw:name="Shape3" draw:style-name="gr18" draw:text-style-name="P155" svg:width="0.9661in" svg:height="0.1976in" svg:x="4.1047in" svg:y="0.7366in"><draw:text-box><text:p text:style-name="P152"><text:span text:style-name="T55">sd_dat</text:span></text:p></draw:text-box></draw:frame><draw:line draw:name="Shape1" draw:style-name="gr10" draw:text-style-name="P151" svg:x1="5.0709in" svg:y1="1.1575in" svg:x2="5.6717in" svg:y2="1.1547in"><text:p/></draw:line><draw:frame draw:name="Shape3" draw:style-name="gr14" draw:text-style-name="P153" svg:width="0.9657in" svg:height="0.2169in" svg:x="5.6299in" svg:y="0.3201in"><draw:text-box><text:p text:style-name="P152"><text:span text:style-name="T55">sd_dat_oe_o</text:span></text:p></draw:text-box></draw:frame><draw:frame draw:name="Shape3" draw:style-name="gr14" draw:text-style-name="P153" svg:width="0.9657in" svg:height="0.2169in" svg:x="5.6299in" svg:y="0.1035in"><draw:text-box><text:p text:style-name="P152"><text:span text:style-name="T55">sd_dat_siz_o</text:span></text:p></draw:text-box></draw:frame><draw:line draw:name="Shape1" draw:style-name="gr10" draw:text-style-name="P151" svg:x1="5.0764in" svg:y1="0.8366in" svg:x2="5.661in" svg:y2="0.8366in"><text:p/></draw:line><draw:line draw:name="Shape1" draw:style-name="gr39" draw:text-style-name="P151" svg:x1="3.5528in" svg:y1="1.5638in" svg:x2="3.5528in" svg:y2="0.4472in"><text:p/></draw:line><draw:line draw:name="Shape1" draw:style-name="gr41" draw:text-style-name="P151" svg:x1="3.7165in" svg:y1="1.5563in" svg:x2="3.7165in" svg:y2="0.8646in"><text:p/></draw:line><draw:line draw:name="Shape1" draw:style-name="gr39" draw:text-style-name="P151" svg:x1="3.3665in" svg:y1="1.5626in" svg:x2="3.3685in" svg:y2="0.2354in"><text:p/></draw:line><draw:line draw:name="Shape1" draw:style-name="gr42" draw:text-style-name="P151" svg:x1="3.7165in" svg:y1="0.8591in" svg:x2="4.1047in" svg:y2="0.8591in"><text:p/></draw:line><draw:line draw:name="Shape1" draw:style-name="gr10" draw:text-style-name="P151" svg:x1="3.3665in" svg:y1="0.2354in" svg:x2="5.6567in" svg:y2="0.2354in"><text:p/></draw:line><draw:line draw:name="Shape1" draw:style-name="gr10" draw:text-style-name="P151" svg:x1="3.5528in" svg:y1="0.4472in" svg:x2="5.6555in" svg:y2="0.4472in"><text:p/></draw:line><draw:line draw:name="Shape1" draw:style-name="gr10" draw:text-style-name="P151" svg:x1="3.5528in" svg:y1="0.4472in" svg:x2="5.6555in" svg:y2="0.4472in"><text:p/></draw:line><draw:line draw:name="Shape1" draw:style-name="gr10" draw:text-style-name="P151" svg:x1="0.6783in" svg:y1="0.7291in" svg:x2="1.1402in" svg:y2="0.7291in"><text:p/></draw:line><draw:frame draw:name="Shape3" draw:style-name="gr6" draw:text-style-name="P153" svg:width="0.7724in" svg:height="0.1976in" svg:x="-0.0256in" svg:y="4.2575in"><draw:text-box><text:p text:style-name="P152"><text:span text:style-name="T55">(settings)</text:span></text:p></draw:text-box></draw:frame><draw:frame draw:name="Shape3" draw:style-name="gr6" draw:text-style-name="P153" svg:width="0.7724in" svg:height="0.1976in" svg:x="-0.0098in" svg:y="4.4902in"><draw:text-box><text:p text:style-name="P152"><text:span text:style-name="T55">(requests)</text:span></text:p></draw:text-box></draw:frame><draw:frame draw:name="Shape3" draw:style-name="gr43" draw:text-style-name="P153" svg:width="0.9071in" svg:height="0.2106in" svg:x="5.698in" svg:y="3.3819in"><draw:text-box><text:p text:style-name="P152"><text:span text:style-name="T55">bustest_res_o</text:span></text:p></draw:text-box></draw:frame><draw:frame draw:name="Shape3" draw:style-name="gr6" draw:text-style-name="P153" svg:width="1.0276in" svg:height="0.1976in" svg:x="5.6819in" svg:y="3.6146in"><draw:text-box><text:p text:style-name="P152"><text:span text:style-name="T55">sd_dat_busy_o</text:span></text:p></draw:text-box></draw:frame><draw:frame draw:name="Shape3" draw:style-name="gr6" draw:text-style-name="P153" svg:width="0.8752in" svg:height="0.1976in" svg:x="5.6819in" svg:y="3.8709in"><draw:text-box><text:p text:style-name="P152"><text:span text:style-name="T55">fsm_busy_o</text:span></text:p></draw:text-box></draw:frame><draw:frame draw:name="Shape3" draw:style-name="gr6" draw:text-style-name="P153" svg:width="0.7315in" svg:height="0.1976in" svg:x="5.6819in" svg:y="4.1472in"><draw:text-box><text:p text:style-name="P152"><text:span text:style-name="T55">crc_ok_o</text:span></text:p></draw:text-box></draw:frame><draw:line draw:name="Shape1" draw:style-name="gr44" draw:text-style-name="P151" svg:x1="3.5598in" svg:y1="4.6272in" svg:x2="3.5591in" svg:y2="3.2673in"><text:p/></draw:line><draw:line draw:name="Shape1" draw:style-name="gr39" draw:text-style-name="P151" svg:x1="3.5591in" svg:y1="4.3886in" svg:x2="0.8256in" svg:y2="4.3886in"><text:p/></draw:line><draw:line draw:name="Shape1" draw:style-name="gr39" draw:text-style-name="P151" svg:x1="3.5591in" svg:y1="4.6228in" svg:x2="0.8256in" svg:y2="4.6228in"><text:p/></draw:line><draw:line draw:name="Shape1" draw:style-name="gr45" draw:text-style-name="P151" svg:x1="3.7465in" svg:y1="3.2673in" svg:x2="3.7484in" svg:y2="4.2689in"><text:p/></draw:line><draw:line draw:name="Shape1" draw:style-name="gr10" draw:text-style-name="P151" svg:x1="3.7484in" svg:y1="4.2681in" svg:x2="5.6618in" svg:y2="4.2681in"><text:p/></draw:line><draw:line draw:name="Shape1" draw:style-name="gr10" draw:text-style-name="P151" svg:x1="3.7484in" svg:y1="3.9874in" svg:x2="5.6618in" svg:y2="3.9874in"><text:p/></draw:line><draw:line draw:name="Shape1" draw:style-name="gr10" draw:text-style-name="P151" svg:x1="3.7484in" svg:y1="3.7354in" svg:x2="5.6618in" svg:y2="3.7354in"><text:p/></draw:line><draw:line draw:name="Shape1" draw:style-name="gr10" draw:text-style-name="P151" svg:x1="3.7484in" svg:y1="3.4854in" svg:x2="5.6618in" svg:y2="3.4854in"><text:p/></draw:line><draw:line draw:name="Shape1" draw:style-name="gr46" draw:text-style-name="P151" svg:x1="3.848in" svg:y1="1.6091in" svg:x2="4.2362in" svg:y2="1.6091in"><text:p/></draw:line><draw:line draw:name="Shape1" draw:style-name="gr46" draw:text-style-name="P151" svg:x1="3.848in" svg:y1="1.9138in" svg:x2="4.2362in" svg:y2="1.9138in"><text:p/></draw:line><draw:line draw:name="Shape1" draw:style-name="gr46" draw:text-style-name="P151" svg:x1="3.848in" svg:y1="2.222in" svg:x2="4.2362in" svg:y2="2.222in"><text:p/></draw:line><draw:line draw:name="Shape1" draw:style-name="gr46" draw:text-style-name="P151" svg:x1="3.848in" svg:y1="2.5299in" svg:x2="4.2362in" svg:y2="2.5299in"><text:p/></draw:line><draw:line draw:name="Shape1" draw:style-name="gr46" draw:text-style-name="P151" svg:x1="3.848in" svg:y1="2.8327in" svg:x2="4.2362in" svg:y2="2.8327in"><text:p/></draw:line><draw:line draw:name="Shape1" draw:style-name="gr46" draw:text-style-name="P151" svg:x1="3.848in" svg:y1="3.1409in" svg:x2="4.2362in" svg:y2="3.1409in"><text:p/></draw:line><draw:line draw:name="Shape1" draw:style-name="gr46" draw:text-style-name="P151" svg:x1="2.7917in" svg:y1="2.3366in" svg:x2="3.1799in" svg:y2="2.3366in"><text:p/></draw:line><draw:line draw:name="Shape1" draw:style-name="gr47" draw:text-style-name="P151" svg:x1="3.261in" svg:y1="1.2736in" svg:x2="3.2673in" svg:y2="1.5634in"><text:p/></draw:line><draw:frame draw:name="Shape3" draw:style-name="gr18" draw:text-style-name="P155" svg:width="0.9661in" svg:height="0.1976in" svg:x="4.1047in" svg:y="1.0555in"><draw:text-box><text:p text:style-name="P152"><text:span text:style-name="T55">rx_dat</text:span></text:p></draw:text-box></draw:frame><draw:line draw:name="Shape1" draw:style-name="gr42" draw:text-style-name="P151" svg:x1="3.7165in" svg:y1="1.1654in" svg:x2="4.1047in" svg:y2="1.1654in"><text:p/></draw:line><draw:line draw:name="Shape1" draw:style-name="gr39" draw:text-style-name="P151" svg:x1="3.2673in" svg:y1="1.2728in" svg:x2="2.6165in" svg:y2="1.2728in"><text:p/></draw:line><draw:line draw:name="Shape1" draw:style-name="gr48" draw:text-style-name="P151" svg:x1="3.7165in" svg:y1="1.3736in" svg:x2="5.6693in" svg:y2="1.3736in"><text:p/></draw:line></draw:g><text:soft-page-break/></text:p>
      <text:p text:style-name="P32">The settings and request types for this core are listed in <text:sequence-ref text:reference-format="category-and-value" text:ref-name="refTable2">Table 3</text:sequence-ref> and <text:sequence-ref text:reference-format="category-and-value" text:ref-name="refTable4">Table 5</text:sequence-ref>, respectively.</text:p>
      <text:p text:style-name="P32"/>
      <table:table table:name="Table6" table:style-name="Table6">
        <table:table-column table:style-name="Table6.A"/>
        <table:table-column table:style-name="Table6.B"/>
        <table:table-column table:style-name="Table6.C"/>
        <table:table-row>
          <table:table-cell table:style-name="Table6.A1" office:value-type="string">
            <text:p text:style-name="P98">Signal Name</text:p>
          </table:table-cell>
          <table:table-cell table:style-name="Table6.A1" office:value-type="string">
            <text:p text:style-name="P98">Width</text:p>
          </table:table-cell>
          <table:table-cell table:style-name="Table6.C1" office:value-type="string">
            <text:p text:style-name="P98">Purpose</text:p>
          </table:table-cell>
        </table:table-row>
        <table:table-row>
          <table:table-cell table:style-name="Table6.A3" office:value-type="string">
            <text:p text:style-name="P98">blksize_i</text:p>
          </table:table-cell>
          <table:table-cell table:style-name="Table6.B2" office:value-type="string">
            <text:p text:style-name="P82">12 bits</text:p>
          </table:table-cell>
          <table:table-cell table:style-name="Table6.C2" office:value-type="string">
            <text:p text:style-name="P98">Sets size of data block (512 bytes is common)</text:p>
          </table:table-cell>
        </table:table-row>
        <table:table-row>
          <table:table-cell table:style-name="Table6.A3" office:value-type="string">
            <text:p text:style-name="P98">bus_size_i</text:p>
          </table:table-cell>
          <table:table-cell table:style-name="Table6.B3" office:value-type="string">
            <text:p text:style-name="P82">2 bits</text:p>
          </table:table-cell>
          <table:table-cell table:style-name="Table6.C3" office:value-type="string">
            <text:p text:style-name="P98">Sets width of SD/MMC data transfers</text:p>
          </table:table-cell>
        </table:table-row>
        <table:table-row>
          <table:table-cell table:style-name="Table6.A4" office:value-type="string">
            <text:p text:style-name="P98">blkcnt_o</text:p>
          </table:table-cell>
          <table:table-cell table:style-name="Table6.B4" office:value-type="string">
            <text:p text:style-name="P82">16 bits</text:p>
          </table:table-cell>
          <table:table-cell table:style-name="Table6.C4" office:value-type="string">
            <text:p text:style-name="P98">Sets number of blocks to transfer per read/write request</text:p>
          </table:table-cell>
        </table:table-row>
      </table:table>
      <text:p text:style-name="P118">Table <text:sequence text:ref-name="refTable2" text:name="Table" text:formula="ooow:Table+1" style:num-format="1">3</text:sequence>: sd_data_8bit_host setting inputs</text:p>
      <text:p text:style-name="P32"/>
      <text:p text:style-name="P33">This core works as part of a larger core, called “sd_controller_8bit_bram,” which handles all the handshaking and assertions of request inputs to this core. <text:s/>Because the higher level entity performs all the handshaking, and this core is not intended to be instantiated without that higher level entity, the details of how requests are made and how transfers are stopped are best seen by inspecting the state machine of the sd_controller_8bit_bram core that instantiates this one.</text:p>
      <text:p text:style-name="P34"><text:soft-page-break/><text:s/><text:span text:style-name="T23">One important task handled by the sd_data_8bit_host, is sizing the data to fit the currently selected width of SD/MMC data bus being used. <text:s/>For SD cards, the bus can only be one bit wide, or four bits wide. <text:s/>For MMC, a full eight bit width is added into the mix. <text:s/>The number of cycles needed to transfer a given block over the bus is also inversely related to the size of the bus, and the calculations for it are handled automatically by this core. <text:s/>The bus size setting is selected via the two bit bus_size_i input, with settings as shown in </text:span><text:span text:style-name="T23"><text:sequence-ref text:reference-format="category-and-value" text:ref-name="refTable3">Table 4</text:sequence-ref></text:span><text:span text:style-name="T23">. <text:s/>The setting of “11” is technically reserved, but it produces behavior just the same as “00”</text:span></text:p>
      <text:p text:style-name="P17"/>
      <table:table table:name="Table4" table:style-name="Table4">
        <table:table-column table:style-name="Table4.A"/>
        <table:table-column table:style-name="Table4.B"/>
        <table:table-column table:style-name="Table4.C"/>
        <table:table-row>
          <table:table-cell table:style-name="Table4.A1" office:value-type="string">
            <text:p text:style-name="P93">bus_size_i</text:p>
          </table:table-cell>
          <table:table-cell table:style-name="Table4.A1" office:value-type="string">
            <text:p text:style-name="P93">Bus Size Selection</text:p>
          </table:table-cell>
          <table:table-cell table:style-name="Table4.C1" office:value-type="string">
            <text:p text:style-name="P96">Transfers for 512 byte block</text:p>
          </table:table-cell>
        </table:table-row>
        <table:table-row>
          <table:table-cell table:style-name="Table4.A2" office:value-type="string">
            <text:p text:style-name="P81">00b</text:p>
          </table:table-cell>
          <table:table-cell table:style-name="Table4.B2" office:value-type="string">
            <text:p text:style-name="P93">One bit per transfer</text:p>
          </table:table-cell>
          <table:table-cell table:style-name="Table4.C2" office:value-type="string">
            <text:p text:style-name="P96">2048</text:p>
          </table:table-cell>
        </table:table-row>
        <table:table-row>
          <table:table-cell table:style-name="Table4.A3" office:value-type="string">
            <text:p text:style-name="P81"><text:span text:style-name="T24">01</text:span>b</text:p>
          </table:table-cell>
          <table:table-cell table:style-name="Table4.B3" office:value-type="string">
            <text:p text:style-name="P93">Four bits per transfer</text:p>
          </table:table-cell>
          <table:table-cell table:style-name="Table4.C3" office:value-type="string">
            <text:p text:style-name="P96">1024</text:p>
          </table:table-cell>
        </table:table-row>
        <table:table-row>
          <table:table-cell table:style-name="Table4.A4" office:value-type="string">
            <text:p text:style-name="P81"><text:span text:style-name="T21">10</text:span>b</text:p>
          </table:table-cell>
          <table:table-cell table:style-name="Table4.B4" office:value-type="string">
            <text:p text:style-name="P93">Eight bits per transfer</text:p>
          </table:table-cell>
          <table:table-cell table:style-name="Table4.C4" office:value-type="string">
            <text:p text:style-name="P96">512</text:p>
          </table:table-cell>
        </table:table-row>
        <table:table-row>
          <table:table-cell table:style-name="Table4.A5" office:value-type="string">
            <text:p text:style-name="P81"><text:span text:style-name="T21">11</text:span>b</text:p>
          </table:table-cell>
          <table:table-cell table:style-name="Table4.B5" office:value-type="string">
            <text:p text:style-name="P97">One bit per transfer</text:p>
          </table:table-cell>
          <table:table-cell table:style-name="Table4.C5" office:value-type="string">
            <text:p text:style-name="P97">2048</text:p>
          </table:table-cell>
        </table:table-row>
      </table:table>
      <text:p text:style-name="P116">Table <text:sequence text:ref-name="refTable3" text:name="Table" text:formula="ooow:Table+1" style:num-format="1">4</text:sequence>: <text:span text:style-name="T24">Data transfer bus size selection</text:span>s</text:p>
      <text:p text:style-name="P10"/>
      <text:p text:style-name="P29">The sd_data_8bit_host core has five different discrete command request inputs, <text:span text:style-name="T25">which are handled whenever the unit is in the IDLE state. <text:s/>When already processing a command, the command request inputs are ignored, and no internal latching, buffering or queueing of requests is done. <text:s/>The command request inputs are summarized in </text:span><text:span text:style-name="T25"><text:sequence-ref text:reference-format="category-and-value" text:ref-name="refTable4">Table 5</text:sequence-ref></text:span><text:span text:style-name="T25">.</text:span></text:p>
      <text:p text:style-name="P18"/>
      <table:table table:name="Table5" table:style-name="Table5">
        <table:table-column table:style-name="Table5.A"/>
        <table:table-column table:style-name="Table5.B"/>
        <table:table-row>
          <table:table-cell table:style-name="Table5.A1" office:value-type="string">
            <text:p text:style-name="P94">Name</text:p>
          </table:table-cell>
          <table:table-cell table:style-name="Table5.B1" office:value-type="string">
            <text:p text:style-name="P94">Function</text:p>
          </table:table-cell>
        </table:table-row>
        <table:table-row>
          <table:table-cell table:style-name="Table5.A2" office:value-type="string">
            <text:p text:style-name="P95">d_stop_i</text:p>
          </table:table-cell>
          <table:table-cell table:style-name="Table5.B2" office:value-type="string">
            <text:p text:style-name="P94">Aborts read or write</text:p>
          </table:table-cell>
        </table:table-row>
        <table:table-row>
          <table:table-cell table:style-name="Table5.A3" office:value-type="string">
            <text:p text:style-name="P95">d_read_i</text:p>
          </table:table-cell>
          <table:table-cell table:style-name="Table5.B3" office:value-type="string">
            <text:p text:style-name="P94">Read data</text:p>
          </table:table-cell>
        </table:table-row>
        <table:table-row>
          <table:table-cell table:style-name="Table5.A5" office:value-type="string">
            <text:p text:style-name="P95">d_write_i</text:p>
          </table:table-cell>
          <table:table-cell table:style-name="Table5.B5" office:value-type="string">
            <text:p text:style-name="P94">Write data</text:p>
          </table:table-cell>
        </table:table-row>
        <table:table-row>
          <table:table-cell table:style-name="Table5.A5" office:value-type="string">
            <text:p text:style-name="P95">bustest_w_i</text:p>
          </table:table-cell>
          <table:table-cell table:style-name="Table5.B5" office:value-type="string">
            <text:p text:style-name="P94">Write Bustest Pattern</text:p>
          </table:table-cell>
        </table:table-row>
        <table:table-row>
          <table:table-cell table:style-name="Table5.A6" office:value-type="string">
            <text:p text:style-name="P95">bustest_r_i</text:p>
          </table:table-cell>
          <table:table-cell table:style-name="Table5.B6" office:value-type="string">
            <text:p text:style-name="P94">Read Bustest Reply</text:p>
          </table:table-cell>
        </table:table-row>
      </table:table>
      <text:p text:style-name="P117">Table <text:sequence text:ref-name="refTable4" text:name="Table" text:formula="ooow:Table+1" style:num-format="1">5</text:sequence>: <text:span text:style-name="T25">Command Request Signal</text:span>s</text:p>
      <text:p text:style-name="P11"/>
      <text:p text:style-name="P30">Note that the d_stop_i only aborts an active read or write transaction. <text:s/>If the d_stop_i input is asserted at the same time as d_read_i, for example, the unit will begin a read sequence. <text:s/>If the d_stop_i input continues to be asserted, then the read sequence will be aborted instantly. <text:s/>The d_stop_i input has no effect on bustest operations in progress, <text:span text:style-name="T26">only on reads or writes</text:span>.</text:p>
      <text:p text:style-name="P34"/>
      <text:p text:style-name="P34"><text:soft-page-break/>It is instructive to note that this unit is purely a “slave” to the controller core. <text:s/>Only one transfer can occur at any given time over the SD/MMC data bus. <text:s/>This data host core handles splitting apart bytes being written to an SD/MMC bus which is less than eight bits, and joining together bit-slices from a bus less than eight bits. <text:s/>Incidental to that task, the sd_data_8bit_host keeps track of the number of cycles left, the CRC to be checked or appended, the number of bytes remaining in the current block, and the number of blocks to be transferred before the task is finished. <text:s/>The<text:span text:style-name="T27">re are also bus test patterns that can be issued and/or checked by this unit. <text:s/>The purpose of the bus test is to determine how many data bits are in use on the SD/MMC bus. <text:s/>The maximum number of data bits for SD is four, but for MMC it is eight.</text:span></text:p>
      <text:p text:style-name="P38">The logic within this core runs entirely inside the sd_clk clock domain. <text:s/>The controller implements measures to allow the data to cross between the sd_clk domain and a different clock domain.</text:p>
      <text:p text:style-name="P35"/>
      <text:h text:style-name="P130" text:outline-level="2"><text:bookmark-start text:name="__RefHeading___Toc667_55661338311"/><text:s text:c="2"/><text:span text:style-name="T16">sd</text:span>_<text:span text:style-name="T28">controller</text:span>_<text:span text:style-name="T22">8bit_bram</text:span><text:bookmark-end text:name="__RefHeading___Toc667_55661338311"/></text:h>
      <text:p text:style-name="P24">This core is memory mapped onto a parallel “wishbone” type bus, and provides the capability to send SD/MMC commands and receive the responses. <text:s/>The unit coordinate<text:span text:style-name="T29">s</text:span> the transfer of data to and from an SD/MMC bus as part of the commanded operations. <text:s/>It also provides a direct interface to an area of storage RAM used for holding send/receive data. <text:s/>In addition to the register based interface, two interrupt outputs are provided, one for command and one for data. <text:s/>This core can be used by a software driver to implement an SD/MMC interface, or it can be part of a hardware based tester, such as the “mmc_tester” core in the mmc_test_pack.vhd package.</text:p>
      <text:p text:style-name="P36">The structure of this core is shown in the following block diagram:</text:p>
      <text:p text:style-name="P36"/>
      <text:p text:style-name="P36"><draw:g text:anchor-type="paragraph" draw:z-index="27" draw:style-name="gr5"><draw:custom-shape draw:name="Shape5" draw:style-name="gr49" draw:text-style-name="P154" svg:width="4.2213in" svg:height="3.5295in" svg:x="1.2969in" svg:y="0.0945in"><text:p/><draw:enhanced-geometry svg:viewBox="0 0 21600 21600" draw:type="rectangle" draw:enhanced-path="M 0 0 L 21600 0 21600 21600 0 21600 0 0 Z N"/></draw:custom-shape><draw:frame draw:name="Shape3" draw:style-name="gr50" draw:text-style-name="P155" svg:width="1.2504in" svg:height="0.6252in" svg:x="3.1524in" svg:y="1.002in"><draw:text-box><text:p text:style-name="P152"><text:span text:style-name="T55">Finite State Machine</text:span></text:p></draw:text-box></draw:frame><draw:frame draw:name="Shape3" draw:style-name="gr14" draw:text-style-name="P153" svg:width="0.7268in" svg:height="0.2169in" svg:x="5.828in" svg:y="1.3898in"><draw:text-box><text:p text:style-name="P152"><text:span text:style-name="T55">int_data_o</text:span></text:p></draw:text-box></draw:frame><draw:frame draw:name="Shape3" draw:style-name="gr37" draw:text-style-name="P155" svg:width="0.9661in" svg:height="0.3217in" svg:x="1.8071in" svg:y="1.1563in"><draw:text-box><text:p text:style-name="P152"><text:span text:style-name="T55">Registers</text:span></text:p></draw:text-box></draw:frame><draw:frame draw:name="Shape3" draw:style-name="gr51" draw:text-style-name="P153" svg:width="0.9559in" svg:height="0.5488in" svg:x="-0.0339in" svg:y="1.0138in"><draw:text-box><text:p text:style-name="P152"><text:span text:style-name="T55">Wishbone Bus Interface</text:span></text:p><text:p text:style-name="P152"><text:span text:style-name="T55">(8 signals)</text:span></text:p></draw:text-box></draw:frame><draw:line draw:name="Shape1" draw:style-name="gr52" draw:text-style-name="P151" svg:x1="0.8673in" svg:y1="1.3083in" svg:x2="1.8075in" svg:y2="1.3083in"><text:p/></draw:line><draw:frame draw:name="Shape3" draw:style-name="gr14" draw:text-style-name="P153" svg:width="0.7449in" svg:height="0.2169in" svg:x="5.8146in" svg:y="1.078in"><draw:text-box><text:p text:style-name="P152"><text:span text:style-name="T55">int_cmd_o</text:span></text:p></draw:text-box></draw:frame><draw:frame draw:name="Shape3" draw:style-name="gr53" draw:text-style-name="P155" svg:width="2.3441in" svg:height="0.3815in" svg:x="2.2799in" svg:y="2.148in"><draw:text-box><text:p text:style-name="P152"><text:span text:style-name="T55">sd_cmd_host</text:span></text:p></draw:text-box></draw:frame><draw:frame draw:name="Shape3" draw:style-name="gr54" draw:text-style-name="P155" svg:width="0.9661in" svg:height="0.3732in" svg:x="1.8205in" svg:y="0.3016in"><draw:text-box><text:p text:style-name="P152"><text:span text:style-name="T55">direct digital synthesizer</text:span></text:p></draw:text-box></draw:frame><draw:line draw:name="Shape1" draw:style-name="gr10" draw:text-style-name="P151" svg:x1="2.298in" svg:y1="1.1563in" svg:x2="2.298in" svg:y2="0.6728in"><text:p/></draw:line><draw:line draw:name="Shape1" draw:style-name="gr10" draw:text-style-name="P151" svg:x1="4.4028in" svg:y1="1.5138in" svg:x2="5.8327in" svg:y2="1.5091in"><text:p/></draw:line><draw:frame draw:name="Shape3" draw:style-name="gr6" draw:text-style-name="P153" svg:width="0.9386in" svg:height="0.1976in" svg:x="5.7862in" svg:y="0.3736in"><draw:text-box><text:p text:style-name="P152"><text:span text:style-name="T55">sd_clk_o_pad</text:span></text:p></draw:text-box></draw:frame><draw:line draw:name="Shape1" draw:style-name="gr10" draw:text-style-name="P151" svg:x1="4.4028in" svg:y1="1.1929in" svg:x2="5.822in" svg:y2="1.1909in"><text:p/></draw:line><draw:line draw:name="Shape1" draw:style-name="gr10" draw:text-style-name="P151" svg:x1="2.7862in" svg:y1="0.4728in" svg:x2="5.8043in" svg:y2="0.4701in"><text:p/></draw:line><draw:line draw:name="Shape1" draw:style-name="gr55" draw:text-style-name="P151" svg:x1="2.7736in" svg:y1="1.3228in" svg:x2="3.1575in" svg:y2="1.3228in"><text:p/></draw:line><draw:frame draw:name="Shape3" draw:style-name="gr56" draw:text-style-name="P155" svg:width="2.3362in" svg:height="0.7425in" svg:x="2.2878in" svg:y="2.5291in"><draw:text-box><text:p text:style-name="P152"><text:span text:style-name="T55">sd_data_8bit_host</text:span></text:p></draw:text-box></draw:frame><draw:frame draw:name="Shape3" draw:style-name="gr57" draw:text-style-name="P153" svg:width="0.9559in" svg:height="0.4697in" svg:x="5.8354in" svg:y="2.2772in"><draw:text-box><text:p text:style-name="P152"><text:span text:style-name="T55">SD/MMC Bus</text:span></text:p><text:p text:style-name="P152"><text:span text:style-name="T55">(7 signals)</text:span></text:p></draw:text-box></draw:frame><draw:line draw:name="Shape1" draw:style-name="gr52" draw:text-style-name="P151" svg:x1="4.6236in" svg:y1="2.5291in" svg:x2="5.848in" svg:y2="2.5126in"><text:p/></draw:line><draw:line draw:name="Shape1" draw:style-name="gr52" draw:text-style-name="P151" svg:x1="0.9118in" svg:y1="2.8783in" svg:x2="2.2874in" svg:y2="2.8854in"><text:p/></draw:line><draw:frame draw:name="Shape3" draw:style-name="gr51" draw:text-style-name="P153" svg:width="0.9559in" svg:height="0.5488in" svg:x="0.0181in" svg:y="2.5764in"><draw:text-box><text:p text:style-name="P152"><text:span text:style-name="T55">BRAM Interface</text:span></text:p><text:p text:style-name="P152"><text:span text:style-name="T55">(6 signals)</text:span></text:p></draw:text-box></draw:frame><draw:line draw:name="Shape1" draw:style-name="gr58" draw:text-style-name="P151" svg:x1="3.7126in" svg:y1="1.6272in" svg:x2="3.7126in" svg:y2="2.148in"><text:p/></draw:line></draw:g><text:soft-page-break/></text:p>
      <text:p text:style-name="P36"/>
      <text:p text:style-name="P47">For simplicity, the register connections, and the <text:span text:style-name="T35">edge detectors</text:span> used for <text:span text:style-name="T35">generating interrupts</text:span> are not shown in this block diagram. <text:s/>There are two main clock domains in this core. <text:s/><text:span text:style-name="T35">T</text:span>he f<text:span text:style-name="T35">irst is</text:span> the SD/MMC cardbus clock <text:span text:style-name="T30">domain</text:span>, which is used by <text:span text:style-name="T35">the “data master” finite state machine, the sd_cmd_host and the sd_data_8bit_host. <text:s/>The second clock domain is the Wishbone bus clock domain, used for the DDS and for register writes.</text:span></text:p>
      <text:p text:style-name="P71">A state transition diagram of the “data master” finite state machine helps as an aid to understanding how it works:</text:p>
      <text:p text:style-name="P71"/>
      <text:p text:style-name="P71"><draw:g text:anchor-type="paragraph" draw:z-index="43" draw:style-name="gr5"><draw:custom-shape draw:name="Shape2" draw:style-name="gr59" draw:text-style-name="P159" svg:width="1.7488in" svg:height="0.565in" svg:x="4.815in" svg:y="-0.0244in"><text:p text:style-name="P151">BUSTEST_W</text:p><text:p text:style-name="P151">START</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7" draw:style-name="gr25" draw:text-style-name="P158" svg:width="0.3441in" svg:height="0.1705in" svg:x="0.9882in" svg:y="-0.1717in"><draw:text-box><text:p><text:span text:style-name="T56">Reset</text:span></text:p></draw:text-box></draw:frame><draw:custom-shape draw:name="Shape2" draw:style-name="gr60" draw:text-style-name="P157" svg:width="0.9461in" svg:height="0.3087in" svg:x="0.1839in" svg:y="0.748in"><text:p>DATA_RX</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27" draw:text-style-name="P157" svg:width="0.5071in" svg:height="0.3087in" svg:x="1.5728in" svg:y="0.0535in"><text:p>IDL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61" draw:text-style-name="P157" svg:width="1.6531in" svg:height="0.4378in" svg:x="2.7756in" svg:y="-0.0244in"><text:p>BUSTEST_ACTIV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62" draw:text-style-name="P157" svg:width="1.5232in" svg:height="0.3906in" svg:x="3.574in" svg:y="0.6484in"><text:p>DATA_TX_STAR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63" draw:text-style-name="P157" svg:width="0.8543in" svg:height="0.365in" svg:x="2.4858in" svg:y="0.6354in"><text:p>DATA_TX</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64" draw:text-style-name="P157" svg:width="1.1067in" svg:height="0.7307in" svg:x="1.5256in" svg:y="1.6508in"><text:p>WAIT_FOR</text:p><text:p>CMD_INT</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name="Shape8" draw:style-name="gr22" draw:text-style-name="P151" svg:width="0.4831in" svg:height="0.4803in" draw:transform="skewX (-0.382227106186758) rotate (-2.54975150423852) translate (1.60902777777777in 0.161805555555556in)" svg:viewBox="0 0 1228 1221" svg:d="M1228 1221c-1093 0-1228-1221-1228-1221"><text:p/></draw:path><draw:path draw:name="Shape8" draw:style-name="gr22" draw:text-style-name="P151" svg:width="0.4831in" svg:height="0.4803in" draw:transform="skewX (-0.382227106186758) rotate (-2.54975150423852) translate (2.81527777777776in 0.107638888888889in)" svg:viewBox="0 0 1228 1221" svg:d="M1228 1221c-1093 0-1228-1221-1228-1221"><text:p/></draw:path><draw:path draw:name="Shape8" draw:style-name="gr22" draw:text-style-name="P151" svg:width="0.4925in" svg:height="0.4839in" draw:transform="skewX (0.396713338978311) rotate (2.55882721634889) translate (4.62936927431198in 0.327813410597102in)" svg:viewBox="0 0 1252 1230" svg:d="M0 1230c1109-1 1252-1230 1252-1230"><text:p/></draw:path><draw:path draw:name="Shape8" draw:style-name="gr22" draw:text-style-name="P151" svg:width="0.411in" svg:height="0.4228in" draw:transform="skewX (-0.247487687932796) rotate (0.655022068273472) translate (3.13124999999999in 0.963588145231834in)" svg:viewBox="0 0 1045 1075" svg:d="M1045 1075c-922 0-1045-1075-1045-1075"><text:p/></draw:path><draw:path draw:name="Shape1" draw:style-name="gr22" draw:text-style-name="P151" svg:width="1.2394in" svg:height="0.1307in" draw:transform="skewX (0.649960613442689) rotate (1.47340695453361) translate (1.70227182474171in 1.59558310949427in)" svg:viewBox="0 0 3149 333" svg:d="M3149 0c-2860-4-3149 333-3149 333"><text:p/></draw:path><draw:frame draw:name="Shape7" draw:style-name="gr25" draw:text-style-name="P158" svg:width="0.4941in" svg:height="0.1705in" svg:x="2.1457in" svg:y="-0.2409in"><draw:text-box><text:p><text:span text:style-name="T56">CMD14</text:span></text:p></draw:text-box></draw:frame><draw:frame draw:name="Shape7" draw:style-name="gr30" draw:text-style-name="P158" svg:width="0.6823in" svg:height="0.1598in" svg:x="4.3854in" svg:y="-0.2654in"><draw:text-box><text:p><text:span text:style-name="T56">(Next Clock)</text:span></text:p></draw:text-box></draw:frame><draw:frame draw:name="Shape7" draw:style-name="gr65" draw:text-style-name="P158" svg:width="0.5713in" svg:height="0.2921in" svg:x="5.0248in" svg:y="1.3894in"><draw:text-box><text:p><text:span text:style-name="T56">CMD19 Complete</text:span></text:p></draw:text-box></draw:frame><draw:frame draw:name="Shape7" draw:style-name="gr66" draw:text-style-name="P158" svg:width="0.7551in" svg:height="0.1685in" svg:x="2.6319in" svg:y="0.413in"><draw:text-box><text:p><text:span text:style-name="T56">xfer complete</text:span></text:p></draw:text-box></draw:frame><draw:frame draw:name="Shape7" draw:style-name="gr30" draw:text-style-name="P158" svg:width="0.6134in" svg:height="0.1598in" svg:x="0.5083in" svg:y="0.1394in"><draw:text-box><text:p><text:span text:style-name="T56">(Any State)</text:span></text:p></draw:text-box></draw:frame><draw:path draw:name="Shape8" draw:style-name="gr22" draw:text-style-name="P151" svg:width="0.6799in" svg:height="0.3819in" draw:transform="skewX (0.182386906833407) rotate (-3.00231537928065) translate (1.62504228540312in 0.692433330907795in)" svg:viewBox="0 0 1728 971" svg:d="M0 971c1528-1 1728-971 1728-971"><text:p/></draw:path><draw:frame draw:name="Shape7" draw:style-name="gr67" draw:text-style-name="P158" svg:width="0.513in" svg:height="0.2886in" svg:x="0.4075in" svg:y="0.4547in"><draw:text-box><text:p><text:span text:style-name="T56">CMD w/</text:span></text:p><text:p><text:span text:style-name="T56">read data</text:span></text:p></draw:text-box></draw:frame><draw:path draw:name="Shape1" draw:style-name="gr22" draw:text-style-name="P151" svg:width="0.8831in" svg:height="0.2413in" draw:transform="skewX (0.0120427718387608) rotate (-2.93215314335047) translate (2.9519467537265in 0.332999827998517in)" svg:viewBox="0 0 2244 614" svg:d="M0 0c2038-6 2244 614 2244 614"><text:p/></draw:path><draw:path draw:name="Shape8" draw:style-name="gr22" draw:text-style-name="P151" svg:width="0.3476in" svg:height="0.6472in" draw:transform="skewX (0.0453785605518526) rotate (0.386939495167143) translate (1.94645113450216in 0.336403586024891in)" svg:viewBox="0 0 884 1645" svg:d="M884 1645c-773 2-884-1645-884-1645"><text:p/></draw:path><draw:frame draw:name="Shape7" draw:style-name="gr67" draw:text-style-name="P158" svg:width="0.5205in" svg:height="0.2886in" svg:x="2.2937in" svg:y="0.8756in"><draw:text-box><text:p><text:span text:style-name="T56">Xfer</text:span></text:p><text:p><text:span text:style-name="T56">complete</text:span></text:p></draw:text-box></draw:frame><draw:path draw:name="Shape8" draw:style-name="gr22" draw:text-style-name="P151" svg:width="1.9559in" svg:height="2.3071in" draw:transform="skewX (0.330041761552128) rotate (-0.228812664936458) translate (3.86029352222269in 0.109802915474635in)" svg:viewBox="0 0 4969 5861" svg:d="M0 5861c4360 8 4969-5861 4969-5861"><text:p/></draw:path><draw:frame draw:name="Shape7" draw:style-name="gr30" draw:text-style-name="P158" svg:width="0.6823in" svg:height="0.1598in" svg:x="3.2047in" svg:y="1.1291in"><draw:text-box><text:p><text:span text:style-name="T56">(Next Clock)</text:span></text:p></draw:text-box></draw:frame><draw:path draw:name="Shape8" draw:style-name="gr22" draw:text-style-name="P151" svg:width="1.0421in" svg:height="1.387in" draw:transform="skewX (0.236841179495631) rotate (-0.261101256098353) translate (3.30804761554857in 0.761044590562758in)" svg:viewBox="0 0 2648 3524" svg:d="M0 3524c2321 4 2648-3524 2648-3524"><text:p/></draw:path><draw:frame draw:name="Shape7" draw:style-name="gr65" draw:text-style-name="P158" svg:width="0.5713in" svg:height="0.2921in" svg:x="2.7583in" svg:y="1.7276in"><draw:text-box><text:p><text:span text:style-name="T56">CMD Complete</text:span></text:p></draw:text-box></draw:frame><draw:path draw:name="Shape8" draw:style-name="gr22" draw:text-style-name="P151" svg:width="0.3933in" svg:height="0.7555in" draw:transform="skewX (-0.0884881930761126) rotate (-0.407534380340677) translate (1.3720472938969in 0.197417755920821in)" svg:viewBox="0 0 1000 1920" svg:d="M0 1920c867 2 1000-1920 1000-1920"><text:p/></draw:path><draw:frame draw:name="Shape7" draw:style-name="gr67" draw:text-style-name="P158" svg:width="0.5205in" svg:height="0.2886in" svg:x="1.1386in" svg:y="0.9535in"><draw:text-box><text:p><text:span text:style-name="T56">Xfer</text:span></text:p><text:p><text:span text:style-name="T56">complete</text:span></text:p></draw:text-box></draw:frame><draw:frame draw:name="Shape7" draw:style-name="gr67" draw:text-style-name="P158" svg:width="0.513in" svg:height="0.2886in" svg:x="1.9004in" svg:y="1.2965in"><draw:text-box><text:p><text:span text:style-name="T56">CMD w/</text:span></text:p><text:p><text:span text:style-name="T56">write data</text:span></text:p></draw:text-box></draw:frame></draw:g></text:p>
      <text:p text:style-name="P71"/>
      <text:p text:style-name="P71"/>
      <text:p text:style-name="P71"/>
      <text:p text:style-name="P71"/>
      <text:p text:style-name="P71"/>
      <text:p text:style-name="P71"/>
      <text:p text:style-name="P71"/>
      <text:p text:style-name="P48"><text:soft-page-break/><text:span text:style-name="T35">T</text:span>he <text:span text:style-name="T35">sd</text:span>_<text:span text:style-name="T35">controller_8bit_bram</text:span> <text:span text:style-name="T35">registers are all summarized in </text:span><text:span text:style-name="T35"><text:sequence-ref text:reference-format="category-and-value" text:ref-name="refTable5">Table 6</text:sequence-ref></text:span>. <text:s/>The<text:span text:style-name="T35">se</text:span> registers are further explained using diagrams inside this document.</text:p>
      <text:p text:style-name="P4"/>
      <table:table table:name="Table10" table:style-name="Table10">
        <table:table-column table:style-name="Table10.A"/>
        <table:table-column table:style-name="Table10.B"/>
        <table:table-column table:style-name="Table10.C"/>
        <table:table-row>
          <table:table-cell table:style-name="Table10.A1" office:value-type="string">
            <text:p text:style-name="P99"><text:span text:style-name="T35">4-bit a</text:span>ddress</text:p>
          </table:table-cell>
          <table:table-cell table:style-name="Table10.A1" office:value-type="string">
            <text:p text:style-name="P101">Name</text:p>
          </table:table-cell>
          <table:table-cell table:style-name="Table10.C1" office:value-type="string">
            <text:p text:style-name="P99">Function</text:p>
          </table:table-cell>
        </table:table-row>
        <table:table-row>
          <table:table-cell table:style-name="Table10.A5" office:value-type="string">
            <text:p text:style-name="P83">0x0</text:p>
          </table:table-cell>
          <table:table-cell table:style-name="Table10.B2" office:value-type="string">
            <text:p text:style-name="P102">blk_size_reg</text:p>
          </table:table-cell>
          <table:table-cell table:style-name="Table10.C2" office:value-type="string">
            <text:p text:style-name="P52">Set the size of data blocks, in bytes</text:p>
          </table:table-cell>
        </table:table-row>
        <table:table-row>
          <table:table-cell table:style-name="Table10.A5" office:value-type="string">
            <text:p text:style-name="P83">0x<text:span text:style-name="T32">1</text:span></text:p>
          </table:table-cell>
          <table:table-cell table:style-name="Table10.B3" office:value-type="string">
            <text:p text:style-name="P100"><text:span text:style-name="T36">blk_count_reg</text:span> </text:p>
          </table:table-cell>
          <table:table-cell table:style-name="Table10.C3" office:value-type="string">
            <text:p text:style-name="P142">Set the number of data blocks to transfer</text:p>
          </table:table-cell>
        </table:table-row>
        <table:table-row>
          <table:table-cell table:style-name="Table10.A5" office:value-type="string">
            <text:p text:style-name="P83">0x<text:span text:style-name="T32">2</text:span></text:p>
          </table:table-cell>
          <table:table-cell table:style-name="Table10.B4" office:value-type="string">
            <text:p text:style-name="P102">cmd_index_reg</text:p>
          </table:table-cell>
          <table:table-cell table:style-name="Table10.C4" office:value-type="string">
            <text:p text:style-name="P52">Set which command to use</text:p>
          </table:table-cell>
        </table:table-row>
        <table:table-row>
          <table:table-cell table:style-name="Table10.A5" office:value-type="string">
            <text:p text:style-name="P83">0x<text:span text:style-name="T32">3</text:span></text:p>
          </table:table-cell>
          <table:table-cell table:style-name="Table10.B5" office:value-type="string">
            <text:p text:style-name="P102">argument_reg</text:p>
          </table:table-cell>
          <table:table-cell table:style-name="Table10.C5" office:value-type="string">
            <text:p text:style-name="P142">Set the payload contents of the command</text:p>
          </table:table-cell>
        </table:table-row>
        <table:table-row>
          <table:table-cell table:style-name="Table10.A11" office:value-type="string">
            <text:p text:style-name="P83">0x<text:span text:style-name="T33">4</text:span></text:p>
          </table:table-cell>
          <table:table-cell table:style-name="Table10.B6" office:value-type="string">
            <text:p text:style-name="P53">resp_0_reg</text:p>
          </table:table-cell>
          <table:table-cell table:style-name="Table10.C6" office:value-type="string">
            <text:p text:style-name="P144">Response bytes [3..0]</text:p>
          </table:table-cell>
        </table:table-row>
        <table:table-row>
          <table:table-cell table:style-name="Table10.A11" office:value-type="string">
            <text:p text:style-name="P83">0x<text:span text:style-name="T33">5</text:span></text:p>
          </table:table-cell>
          <table:table-cell table:style-name="Table10.B7" office:value-type="string">
            <text:p text:style-name="P124">resp_1_reg</text:p>
          </table:table-cell>
          <table:table-cell table:style-name="Table10.C7" office:value-type="string">
            <text:p text:style-name="P53">Response bytes [7..4]</text:p>
          </table:table-cell>
        </table:table-row>
        <table:table-row>
          <table:table-cell table:style-name="Table10.A11" office:value-type="string">
            <text:p text:style-name="P83">0x<text:span text:style-name="T33">6</text:span></text:p>
          </table:table-cell>
          <table:table-cell table:style-name="Table10.B8" office:value-type="string">
            <text:p text:style-name="P103">resp_2_reg</text:p>
          </table:table-cell>
          <table:table-cell table:style-name="Table10.C8" office:value-type="string">
            <text:p text:style-name="P53">Response bytes [11..8]</text:p>
          </table:table-cell>
        </table:table-row>
        <table:table-row>
          <table:table-cell table:style-name="Table10.A11" office:value-type="string">
            <text:p text:style-name="P83">0x<text:span text:style-name="T33">7</text:span></text:p>
          </table:table-cell>
          <table:table-cell table:style-name="Table10.B9" office:value-type="string">
            <text:p text:style-name="P53">resp_3_reg</text:p>
          </table:table-cell>
          <table:table-cell table:style-name="Table10.C9" office:value-type="string">
            <text:p text:style-name="P53">Response bytes [15..12]</text:p>
          </table:table-cell>
        </table:table-row>
        <table:table-row>
          <table:table-cell table:style-name="Table10.A11" office:value-type="string">
            <text:p text:style-name="P83">0x<text:span text:style-name="T33">8</text:span></text:p>
          </table:table-cell>
          <table:table-cell table:style-name="Table10.B10" office:value-type="string">
            <text:p text:style-name="P124">settings</text:p>
          </table:table-cell>
          <table:table-cell table:style-name="Table10.C10" office:value-type="string">
            <text:p text:style-name="P52">Set bus size, data reset, stop, timeout</text:p>
          </table:table-cell>
        </table:table-row>
        <table:table-row>
          <table:table-cell table:style-name="Table10.A11" office:value-type="string">
            <text:p text:style-name="P83">0x<text:span text:style-name="T33">9</text:span></text:p>
          </table:table-cell>
          <table:table-cell table:style-name="Table10.B11" office:value-type="string">
            <text:p text:style-name="P104">sd_freq_reg</text:p>
          </table:table-cell>
          <table:table-cell table:style-name="Table10.C11" office:value-type="string">
            <text:p text:style-name="P145">Set the SD/MMC clock frequency</text:p>
          </table:table-cell>
        </table:table-row>
        <table:table-row>
          <table:table-cell table:style-name="Table10.A12" office:value-type="string">
            <text:p text:style-name="P83">0x<text:span text:style-name="T33">A</text:span></text:p>
          </table:table-cell>
          <table:table-cell table:style-name="Table10.B12" office:value-type="string">
            <text:p text:style-name="P104">cmd_int_status</text:p>
          </table:table-cell>
          <table:table-cell table:style-name="Table10.C12" office:value-type="string">
            <text:p text:style-name="P145">Status of command interrupt bit</text:p>
          </table:table-cell>
        </table:table-row>
        <table:table-row>
          <table:table-cell table:style-name="Table10.A16" office:value-type="string">
            <text:p text:style-name="P83">0x<text:span text:style-name="T35">B</text:span></text:p>
          </table:table-cell>
          <table:table-cell table:style-name="Table10.B13" office:value-type="string">
            <text:p text:style-name="P104">cmd_int_enable</text:p>
          </table:table-cell>
          <table:table-cell table:style-name="Table10.C13" office:value-type="string">
            <text:p text:style-name="P54">Enable command interrupt</text:p>
          </table:table-cell>
        </table:table-row>
        <table:table-row>
          <table:table-cell table:style-name="Table10.A16" office:value-type="string">
            <text:p text:style-name="P83">0x<text:span text:style-name="T35">C</text:span></text:p>
          </table:table-cell>
          <table:table-cell table:style-name="Table10.B14" office:value-type="string">
            <text:p text:style-name="P103">data_int_<text:span text:style-name="T37">status</text:span></text:p>
          </table:table-cell>
          <table:table-cell table:style-name="Table10.C14" office:value-type="string">
            <text:p text:style-name="P54">Status of data interrupt bit</text:p>
          </table:table-cell>
        </table:table-row>
        <table:table-row>
          <table:table-cell table:style-name="Table10.A16" office:value-type="string">
            <text:p text:style-name="P83">0x<text:span text:style-name="T35">D</text:span></text:p>
          </table:table-cell>
          <table:table-cell table:style-name="Table10.B15" office:value-type="string">
            <text:p text:style-name="P103">data_int_enable</text:p>
          </table:table-cell>
          <table:table-cell table:style-name="Table10.C15" office:value-type="string">
            <text:p text:style-name="P54">Enable data interrupt</text:p>
          </table:table-cell>
        </table:table-row>
        <table:table-row>
          <table:table-cell table:style-name="Table10.A16" office:value-type="string">
            <text:p text:style-name="P83">0x<text:span text:style-name="T35">E</text:span></text:p>
          </table:table-cell>
          <table:table-cell table:style-name="Table10.B16" office:value-type="string">
            <text:p text:style-name="P102">dma_adr_reg</text:p>
          </table:table-cell>
          <table:table-cell table:style-name="Table10.C16" office:value-type="string">
            <text:p text:style-name="P52">Starting address for BRAM read/write</text:p>
          </table:table-cell>
        </table:table-row>
        <table:table-row>
          <table:table-cell table:style-name="Table10.A17" office:value-type="string">
            <text:p text:style-name="P83">0x<text:span text:style-name="T35">F</text:span></text:p>
          </table:table-cell>
          <table:table-cell table:style-name="Table10.B17" office:value-type="string">
            <text:p text:style-name="P50">(RESERVED)</text:p>
          </table:table-cell>
          <table:table-cell table:style-name="Table10.C17" office:value-type="string">
            <text:p text:style-name="P49">(RESERVED)</text:p>
          </table:table-cell>
        </table:table-row>
      </table:table>
      <text:p text:style-name="P115">Table <text:sequence text:ref-name="refTable5" text:name="Table" text:formula="ooow:Table+1" style:num-format="1">6</text:sequence>: <text:span text:style-name="T31">mmc_tester memory map full register list</text:span></text:p>
      <text:p text:style-name="P51">For <text:span text:style-name="T30">each of </text:span>the registers implemented, further explanation <text:span text:style-name="T30">and a register diagram</text:span> are <text:span text:style-name="T30">given.</text:span> <text:s/>Note that <text:span text:style-name="T30">in this core, the parallel system bus is a 4-bit address bus selecting 32-bit registers on a 32-bit data bus, with a select line being used to activate the block of 16 register addresses. <text:s/>Addresses in the system are 32-bit “double word” addresses, meaning that each address selects a specific 32-bit data word location, and there are no byte-enables or other byte addressing constructs. <text:s/></text:span>the address given for each register is the relative offset from the base address used to generate the 16-register block select signal.</text:p>
      <text:p text:style-name="P51"><text:soft-page-break/></text:p>
      <text:h text:style-name="P133" text:outline-level="3"><text:bookmark-start text:name="__RefHeading___Toc918_2003430816"/>Register 0x0 : <text:span text:style-name="T38">Block Size</text:span> Register<text:bookmark-end text:name="__RefHeading___Toc918_2003430816"/></text:h>
      <text:p text:style-name="P46"/>
      <text:p text:style-name="P46"><draw:frame draw:style-name="fr3" draw:name="Object2" text:anchor-type="paragraph" svg:width="6.4008in" svg:height="0.8898in" draw:z-index="28"><draw:object xlink:href="./Object 2" xlink:type="simple" xlink:show="embed" xlink:actuate="onLoad"/><draw:image xlink:href="./ObjectReplacements/Object 2" xlink:type="simple" xlink:show="embed" xlink:actuate="onLoad"/></draw:frame></text:p>
      <text:p text:style-name="P147">This register allows setting the size, in bytes, of a block of data to be transferred. <text:s/>Sometimes this quantity is also referred to as the “sector size.” <text:s/>In most SD/MMC situations, the block size is 512 bytes, so that is the value in this register by default.</text:p>
      <text:p text:style-name="P9"/>
      <text:h text:style-name="P134" text:outline-level="3"><text:bookmark-start text:name="__RefHeading___Toc1550_2003430816"/>Register 0x1 : <text:span text:style-name="T38">Block Count Register</text:span><text:bookmark-end text:name="__RefHeading___Toc1550_2003430816"/></text:h>
      <text:p text:style-name="P39"/>
      <text:p text:style-name="P39"><draw:frame draw:style-name="fr3" draw:name="Object3" text:anchor-type="paragraph" svg:width="6.4008in" svg:height="0.8898in" draw:z-index="29"><draw:object xlink:href="./Object 3" xlink:type="simple" xlink:show="embed" xlink:actuate="onLoad"/><draw:image xlink:href="./ObjectReplacements/Object 3" xlink:type="simple" xlink:show="embed" xlink:actuate="onLoad"/></draw:frame></text:p>
      <text:p text:style-name="P39"/>
      <text:p text:style-name="P39"><text:span text:style-name="T34">Address 0x1 is the block count register. <text:s/></text:span>Th<text:span text:style-name="T38">is register sets the number of blocks of data, each containing the block size bytes (Register 0x0), which are to be transferred in a given transaction. <text:s/>This register has been sized so that up to 65535 sectors or “blocks” of data can be included in a single transfer operation.</text:span></text:p>
      <text:h text:style-name="P135" text:outline-level="3">Register 0x<text:span text:style-name="T38">2</text:span> : <text:span text:style-name="T39">Command Index Register</text:span></text:h>
      <text:p text:style-name="P40"/>
      <text:p text:style-name="P40"><draw:frame draw:style-name="fr3" draw:name="Object4" text:anchor-type="paragraph" svg:width="6.4008in" svg:height="0.8898in" draw:z-index="30"><draw:object xlink:href="./Object 4" xlink:type="simple" xlink:show="embed" xlink:actuate="onLoad"/><draw:image xlink:href="./ObjectReplacements/Object 4" xlink:type="simple" xlink:show="embed" xlink:actuate="onLoad"/></draw:frame></text:p>
      <text:p text:style-name="P41">This register contains the command number to be sent out when writing register 0x3 to request a command start. <text:s/>See the SD/MMC specification <text:span text:style-name="T40">for the complete listing of commands. <text:s/>Some more </text:span><text:soft-page-break/><text:span text:style-name="T40">commonly used commands are: CMD0, CMD1, CMD3, CMD6, CMD7, CMD12, CMD13, CMD17, CMD18, CMD25.</text:span></text:p>
      <text:h text:style-name="P136" text:outline-level="3">Register 0x<text:span text:style-name="T40">3</text:span> : <text:span text:style-name="T40">Argument Register</text:span></text:h>
      <text:p text:style-name="P42"/>
      <text:p text:style-name="P42"><draw:frame draw:style-name="fr3" draw:name="Object5" text:anchor-type="paragraph" svg:width="6.4008in" svg:height="0.8898in" draw:z-index="31"><draw:object xlink:href="./Object 5" xlink:type="simple" xlink:show="embed" xlink:actuate="onLoad"/><draw:image xlink:href="./ObjectReplacements/Object 5" xlink:type="simple" xlink:show="embed" xlink:actuate="onLoad"/></draw:frame></text:p>
      <text:p text:style-name="P42">Each command sent out on the SD/MMC command line has an associated 32-bit “argument” that, for many commands, further defines what the command is intended to do. <text:s/>This register holds the argument for the next command to be issued. <text:s/>Morevoer, writing the argument into this register has the effect of actually requesting the hardware to start sending the command. <text:s/>This was chosen to make it easy to send a given command. <text:s/>All that needs to be done is to program the command index and the argument, and “voila” the command goes out.</text:p>
      <text:h text:style-name="P136" text:outline-level="3">Register 0x<text:span text:style-name="T40">4</text:span> – <text:span text:style-name="T40">0x7 </text:span>: <text:span text:style-name="T40">Response Registers</text:span></text:h>
      <text:p text:style-name="P42">These registers are read only, containing the most recently received response from the addressed SD/MMC device. <text:s/><text:span text:style-name="T41">There are five types of responses, known as R1, R2, R3, R4 and R5. <text:s/>Except for R2, all responses are 48 bits long, including a 32-bit “payload” after all the headers and CRC are stripped away. <text:s/>Therefore all reponses, except R2, are presented in the first register. <text:s/>For the R2 responses, the payload part of the message is 128 bits long, so that four complete 32-bit registers are occupied by it.</text:span></text:p>
      <text:p text:style-name="P43">The first, and most commonly used, response register:</text:p>
      <text:p text:style-name="P43"><draw:frame draw:style-name="fr3" draw:name="Object6" text:anchor-type="paragraph" svg:width="6.4008in" svg:height="0.889in" draw:z-index="32"><draw:object xlink:href="./Object 6" xlink:type="simple" xlink:show="embed" xlink:actuate="onLoad"/><draw:image xlink:href="./ObjectReplacements/Object 6" xlink:type="simple" xlink:show="embed" xlink:actuate="onLoad"/></draw:frame></text:p>
      <text:p text:style-name="P43">The second reponse register:</text:p>
      <text:p text:style-name="P43"><draw:frame draw:style-name="fr3" draw:name="Object7" text:anchor-type="paragraph" svg:width="6.4008in" svg:height="0.889in" draw:z-index="33"><draw:object xlink:href="./Object 7" xlink:type="simple" xlink:show="embed" xlink:actuate="onLoad"/><draw:image xlink:href="./ObjectReplacements/Object 7" xlink:type="simple" xlink:show="embed" xlink:actuate="onLoad"/></draw:frame></text:p>
      <text:p text:style-name="P43"><text:soft-page-break/>The third response register:</text:p>
      <text:p text:style-name="P42"/>
      <text:p text:style-name="P43"><draw:frame draw:style-name="fr3" draw:name="Object8" text:anchor-type="paragraph" svg:width="6.4008in" svg:height="0.8898in" draw:z-index="34"><draw:object xlink:href="./Object 8" xlink:type="simple" xlink:show="embed" xlink:actuate="onLoad"/><draw:image xlink:href="./ObjectReplacements/Object 8" xlink:type="simple" xlink:show="embed" xlink:actuate="onLoad"/></draw:frame></text:p>
      <text:p text:style-name="P43">The fourth response register:</text:p>
      <text:p text:style-name="P43"><draw:frame draw:style-name="fr3" draw:name="Object9" text:anchor-type="paragraph" svg:width="6.4008in" svg:height="0.8898in" draw:z-index="35"><draw:object xlink:href="./Object 9" xlink:type="simple" xlink:show="embed" xlink:actuate="onLoad"/><draw:image xlink:href="./ObjectReplacements/Object 9" xlink:type="simple" xlink:show="embed" xlink:actuate="onLoad"/></draw:frame></text:p>
      <text:h text:style-name="P137" text:outline-level="3">Register 0x<text:span text:style-name="T42">8</text:span> : <text:span text:style-name="T42">Control and Status</text:span> Register</text:h>
      <text:p text:style-name="P55"/>
      <text:p text:style-name="P55"><draw:frame draw:style-name="fr3" draw:name="Object10" text:anchor-type="paragraph" svg:width="6.4008in" svg:height="1.6665in" draw:z-index="36"><draw:object xlink:href="./Object 10" xlink:type="simple" xlink:show="embed" xlink:actuate="onLoad"/><draw:image xlink:href="./ObjectReplacements/Object 10" xlink:type="simple" xlink:show="embed" xlink:actuate="onLoad"/></draw:frame></text:p>
      <text:p text:style-name="P55">This register contains several fields, described here.</text:p>
      <text:p text:style-name="P44"><text:span text:style-name="T43">Bit</text:span><text:span text:style-name="T44">s</text:span><text:span text:style-name="T43"> [</text:span><text:span text:style-name="T44">1..</text:span><text:span text:style-name="T43">0]</text:span> = <text:span text:style-name="T42">bus_siz_reg <text:s/>This field selects which setting to use for the width of the SD/MMC data bus. <text:s/>Using the 8-bit width is an MMC function, and is not allowed for SD cards, since SD cards only have four data bits present. <text:s/>The settings for this field are described in </text:span><text:span text:style-name="T42"><text:sequence-ref text:reference-format="category-and-value" text:ref-name="refTable6">Table 7</text:sequence-ref></text:span><text:span text:style-name="T42">.</text:span></text:p>
      <text:p text:style-name="P5"/>
      <table:table table:name="Table7" table:style-name="Table7">
        <table:table-column table:style-name="Table7.A"/>
        <table:table-column table:style-name="Table7.B"/>
        <text:soft-page-break/>
        <table:table-row>
          <table:table-cell table:style-name="Table7.A1" office:value-type="string">
            <text:p text:style-name="P105">bus_siz_reg</text:p>
          </table:table-cell>
          <table:table-cell table:style-name="Table7.B1" office:value-type="string">
            <text:p text:style-name="P105">Meaning</text:p>
          </table:table-cell>
        </table:table-row>
        <table:table-row>
          <table:table-cell table:style-name="Table7.A2" office:value-type="string">
            <text:p text:style-name="P84">0x0</text:p>
          </table:table-cell>
          <table:table-cell table:style-name="Table7.B2" office:value-type="string">
            <text:p text:style-name="P58">One bit data bus used.</text:p>
          </table:table-cell>
        </table:table-row>
        <table:table-row>
          <table:table-cell table:style-name="Table7.A3" office:value-type="string">
            <text:p text:style-name="P84">0x<text:span text:style-name="T32">1</text:span></text:p>
          </table:table-cell>
          <table:table-cell table:style-name="Table7.B3" office:value-type="string">
            <text:p text:style-name="P58">Four bit data bus used.</text:p>
          </table:table-cell>
        </table:table-row>
        <table:table-row>
          <table:table-cell table:style-name="Table7.A4" office:value-type="string">
            <text:p text:style-name="P84">0x<text:span text:style-name="T32">2</text:span></text:p>
          </table:table-cell>
          <table:table-cell table:style-name="Table7.B4" office:value-type="string">
            <text:p text:style-name="P58">Eight bit data bus used.</text:p>
          </table:table-cell>
        </table:table-row>
        <table:table-row>
          <table:table-cell table:style-name="Table7.A5" office:value-type="string">
            <text:p text:style-name="P84">0x<text:span text:style-name="T32">3</text:span></text:p>
          </table:table-cell>
          <table:table-cell table:style-name="Table7.B5" office:value-type="string">
            <text:p text:style-name="P58">One bit data bus used.</text:p>
          </table:table-cell>
        </table:table-row>
      </table:table>
      <text:p text:style-name="P119">Table <text:sequence text:ref-name="refTable6" text:name="Table" text:formula="ooow:Table+1" style:num-format="1">7</text:sequence>: <text:span text:style-name="T46">Control register - bus size field</text:span></text:p>
      <text:p text:style-name="P45"><text:span text:style-name="T43">Bits [3..2]</text:span> = “00” (Reserved)</text:p>
      <text:p text:style-name="P44"><text:span text:style-name="T43">Bit [</text:span><text:span text:style-name="T44">4</text:span><text:span text:style-name="T43">]</text:span> = <text:span text:style-name="T42">sw_rst_reg</text:span>. <text:s/>Setting this bit causes <text:span text:style-name="T46">all</text:span> internal <text:span text:style-name="T46">logic and state machines, outside of the register block itself, to be held in reset</text:span>. <text:s/><text:span text:style-name="T46">The bit must be explicitly cleared for the SD controller to emerge from reset.</text:span></text:p>
      <text:p text:style-name="P44"><text:span text:style-name="T43">Bits [</text:span><text:span text:style-name="T45">7</text:span><text:span text:style-name="T43">..</text:span><text:span text:style-name="T45">5</text:span><text:span text:style-name="T43">]</text:span> = "<text:span text:style-name="T46">0</text:span>00" (Reserved)</text:p>
      <text:p text:style-name="P56"><text:span text:style-name="T43">Bits [10..8]</text:span> = Bus test result. <text:s/>This field is read-only, and it provides indication of the most recent bus test read operation. <text:s/>The interpretation of this register field is given in <text:sequence-ref text:reference-format="category-and-value" text:ref-name="refTable7">Table 8</text:sequence-ref>.</text:p>
      <text:p text:style-name="P6"/>
      <table:table table:name="Table8" table:style-name="Table8">
        <table:table-column table:style-name="Table8.A"/>
        <table:table-column table:style-name="Table8.B"/>
        <table:table-row>
          <table:table-cell table:style-name="Table8.A1" office:value-type="string">
            <text:p text:style-name="P106">bus<text:span text:style-name="T47">test_res</text:span></text:p>
          </table:table-cell>
          <table:table-cell table:style-name="Table8.B1" office:value-type="string">
            <text:p text:style-name="P106">Meaning</text:p>
          </table:table-cell>
        </table:table-row>
        <table:table-row>
          <table:table-cell table:style-name="Table8.A2" office:value-type="string">
            <text:p text:style-name="P85">0x0</text:p>
          </table:table-cell>
          <table:table-cell table:style-name="Table8.B2" office:value-type="string">
            <text:p text:style-name="P58">Bus test has not been run.</text:p>
          </table:table-cell>
        </table:table-row>
        <table:table-row>
          <table:table-cell table:style-name="Table8.A3" office:value-type="string">
            <text:p text:style-name="P85">0x<text:span text:style-name="T32">1</text:span></text:p>
          </table:table-cell>
          <table:table-cell table:style-name="Table8.B3" office:value-type="string">
            <text:p text:style-name="P58">One bit data bus detected.</text:p>
          </table:table-cell>
        </table:table-row>
        <table:table-row>
          <table:table-cell table:style-name="Table8.A4" office:value-type="string">
            <text:p text:style-name="P85">0x<text:span text:style-name="T32">2</text:span></text:p>
          </table:table-cell>
          <table:table-cell table:style-name="Table8.B4" office:value-type="string">
            <text:p text:style-name="P58">Four bit data bus detected.</text:p>
          </table:table-cell>
        </table:table-row>
        <table:table-row>
          <table:table-cell table:style-name="Table8.A5" office:value-type="string">
            <text:p text:style-name="P85">0x<text:span text:style-name="T32">3</text:span></text:p>
          </table:table-cell>
          <table:table-cell table:style-name="Table8.B5" office:value-type="string">
            <text:p text:style-name="P58">Eight bit data bus detected.</text:p>
          </table:table-cell>
        </table:table-row>
        <table:table-row>
          <table:table-cell table:style-name="Table8.A6" office:value-type="string">
            <text:p text:style-name="P88">0x4</text:p>
          </table:table-cell>
          <table:table-cell table:style-name="Table8.B6" office:value-type="string">
            <text:p text:style-name="P58">Unexpected result. <text:s/>(Should not happen.)</text:p>
          </table:table-cell>
        </table:table-row>
      </table:table>
      <text:p text:style-name="P120">Table <text:sequence text:ref-name="refTable7" text:name="Table" text:formula="ooow:Table+1" style:num-format="1">8</text:sequence>: <text:span text:style-name="T46">Control register - bus test result field</text:span></text:p>
      <text:p text:style-name="P56"><text:span text:style-name="T43">Bits [15..11]</text:span> = “00000” (Reserved)</text:p>
      <text:p text:style-name="P57"><text:span text:style-name="T43">Bits [31..16]</text:span> = <text:span text:style-name="T48">Command timeout field</text:span>. <text:s/><text:span text:style-name="T48">The number in this register field is the number of clock cycles allowed for sending a command, and receiving back the complete response, including waiting for the card to come out of “busy” indication. <text:s/>The default value for this field is 1000 clock cycles of the SD/MMC clock. <text:s/>If a timeout occurs while waiting for a response from the SD/MMC device, the response registers are all set to contain 0x55555555, and the “command timeout error” (INT_CMD_CTE) and “error indicator” (INT_CMD_EI) interrupt bits are set. <text:s/>If, on the other hand, a timeout occurs after the response is fully received, such as when an SD/MMC device enters an extended “busy” state, then the response registers are left alone with their response contents intact, and the “command timeout error” (INT_CMD_CTE) and “error indicator” (INT_CMD_EI) </text:span><text:soft-page-break/><text:span text:style-name="T48">interrupt bits are set.</text:span></text:p>
      <text:h text:style-name="P138" text:outline-level="3">Register 0x9 : SD/MMC clock frequency register</text:h>
      <text:p text:style-name="P61"><draw:frame draw:style-name="fr3" draw:name="Object11" text:anchor-type="paragraph" svg:width="6.4008in" svg:height="0.889in" draw:z-index="37"><draw:object xlink:href="./Object 11" xlink:type="simple" xlink:show="embed" xlink:actuate="onLoad"/><draw:image xlink:href="./ObjectReplacements/Object 11" xlink:type="simple" xlink:show="embed" xlink:actuate="onLoad"/></draw:frame></text:p>
      <text:p text:style-name="P62">This register provides a way to set the SD/MMC clock frequency being generated by this core. <text:s/>A direct digital squarewave generator is used to create the clock signal. <text:s/>The generated clock can be set to any desired frequency, at any time, according to the following formula:</text:p>
      <text:p text:style-name="P62"/>
      <text:p text:style-name="P64">Frequency = <text:span text:style-name="T49">(sd_freq_reg/</text:span>Fsys_clk<text:span text:style-name="T49">)</text:span> * <text:span text:style-name="T49">2^32</text:span></text:p>
      <text:p text:style-name="P62"/>
      <text:p text:style-name="P65">The default value of sd_freq_reg, 0x010624DE is set for an SD/MMC clock frequency of 400 kHz, using a system clock frequency of 100 MHz.</text:p>
      <text:h text:style-name="P139" text:outline-level="3">Register 0xA : Command interrupt status register</text:h>
      <text:p text:style-name="P65"/>
      <text:p text:style-name="P66"><draw:frame draw:style-name="fr3" draw:name="Object12" text:anchor-type="paragraph" svg:width="6.4008in" svg:height="1.8402in" draw:z-index="38"><draw:object xlink:href="./Object 12" xlink:type="simple" xlink:show="embed" xlink:actuate="onLoad"/><draw:image xlink:href="./ObjectReplacements/Object 12" xlink:type="simple" xlink:show="embed" xlink:actuate="onLoad"/></draw:frame></text:p>
      <text:p text:style-name="P66">This register shows the current status of interrupts related to the last SD/MMC command operation. <text:s/>The presence of a condition is indicated by the <text:span text:style-name="T51">associated </text:span>bit being set. <text:s/></text:p>
      <text:p text:style-name="P7"/>
      <table:table table:name="Table9" table:style-name="Table9">
        <table:table-column table:style-name="Table9.A"/>
        <table:table-column table:style-name="Table9.B"/>
        <table:table-column table:style-name="Table9.C"/>
        <text:soft-page-break/>
        <table:table-row>
          <table:table-cell table:style-name="Table9.A1" office:value-type="string">
            <text:p text:style-name="P108">B<text:span text:style-name="T50">it</text:span></text:p>
          </table:table-cell>
          <table:table-cell table:style-name="Table9.A1" office:value-type="string">
            <text:p text:style-name="P111">Name</text:p>
          </table:table-cell>
          <table:table-cell table:style-name="Table9.C1" office:value-type="string">
            <text:p text:style-name="P107">Meaning</text:p>
          </table:table-cell>
        </table:table-row>
        <table:table-row>
          <table:table-cell table:style-name="Table9.A2" office:value-type="string">
            <text:p text:style-name="P86">0</text:p>
          </table:table-cell>
          <table:table-cell table:style-name="Table9.A2" office:value-type="string">
            <text:p text:style-name="P90">INT_CMD_CC</text:p>
          </table:table-cell>
          <table:table-cell table:style-name="Table9.C2" office:value-type="string">
            <text:p text:style-name="P59"><text:span text:style-name="T50">The command is completed</text:span>.</text:p>
          </table:table-cell>
        </table:table-row>
        <table:table-row>
          <table:table-cell table:style-name="Table9.A2" office:value-type="string">
            <text:p text:style-name="P125">1</text:p>
          </table:table-cell>
          <table:table-cell table:style-name="Table9.A2" office:value-type="string">
            <text:p text:style-name="P90">INT_CMD_EI</text:p>
          </table:table-cell>
          <table:table-cell table:style-name="Table9.C3" office:value-type="string">
            <text:p text:style-name="P59"><text:span text:style-name="T50">An Exception is Indicated</text:span>.</text:p>
          </table:table-cell>
        </table:table-row>
        <table:table-row>
          <table:table-cell table:style-name="Table9.A2" office:value-type="string">
            <text:p text:style-name="P125">2</text:p>
          </table:table-cell>
          <table:table-cell table:style-name="Table9.A2" office:value-type="string">
            <text:p text:style-name="P90">INT_CMD_CTE</text:p>
          </table:table-cell>
          <table:table-cell table:style-name="Table9.C4" office:value-type="string">
            <text:p text:style-name="P59"><text:span text:style-name="T50">Command Timeout Exception</text:span>.</text:p>
          </table:table-cell>
        </table:table-row>
        <table:table-row>
          <table:table-cell table:style-name="Table9.A2" office:value-type="string">
            <text:p text:style-name="P125">3</text:p>
          </table:table-cell>
          <table:table-cell table:style-name="Table9.A2" office:value-type="string">
            <text:p text:style-name="P90">INT_CMD_CCRCE</text:p>
          </table:table-cell>
          <table:table-cell table:style-name="Table9.C5" office:value-type="string">
            <text:p text:style-name="P59"><text:span text:style-name="T50">Command CRC Exception</text:span>.</text:p>
          </table:table-cell>
        </table:table-row>
        <table:table-row>
          <table:table-cell table:style-name="Table9.A2" office:value-type="string">
            <text:p text:style-name="P89">4</text:p>
          </table:table-cell>
          <table:table-cell table:style-name="Table9.A2" office:value-type="string">
            <text:p text:style-name="P90">INT_CMD_CIE</text:p>
          </table:table-cell>
          <table:table-cell table:style-name="Table9.C6" office:value-type="string">
            <text:p text:style-name="P66">Command Index Exception.</text:p>
          </table:table-cell>
        </table:table-row>
      </table:table>
      <text:p text:style-name="P121">Table <text:sequence text:ref-name="refTable8" text:name="Table" text:formula="ooow:Table+1" style:num-format="1">9</text:sequence>: <text:span text:style-name="T46">Command interrupt status bits</text:span></text:p>
      <text:p text:style-name="P66">In each case, if an exception occurs, two bits are set: One is the INT_CMD_EI, and the other is the particular event or exception that occurred. <text:s/>Writing this register clears all of the bits.</text:p>
      <text:h text:style-name="P139" text:outline-level="3">Register 0xB : Command interrupt enable register</text:h>
      <text:p text:style-name="P62"/>
      <text:p text:style-name="P62"><draw:frame draw:style-name="fr3" draw:name="Object13" text:anchor-type="paragraph" svg:width="6.4008in" svg:height="1.8465in" draw:z-index="39"><draw:object xlink:href="./Object 13" xlink:type="simple" xlink:show="embed" xlink:actuate="onLoad"/><draw:image xlink:href="./ObjectReplacements/Object 13" xlink:type="simple" xlink:show="embed" xlink:actuate="onLoad"/></draw:frame></text:p>
      <text:p text:style-name="P68">The bits in this register match exactly with the bits in register 0xA. <text:s/>The purpose of this register is to provide a capability to <text:span text:style-name="T51">enable</text:span> interrupts <text:span text:style-name="T51">to be observed. <text:s/>In other words, setting this register to 11111b enables all the interrupts to be reported, setting it to 00000b disables all interrupts from being reported. <text:s/>Note: the operation of this interrupt enable register does not prevent the interrupt occurrences from being latched internally, it merely acts as an “AND” function with the internally latched interrupt bits. <text:s/>This means that it is possible for an interrupt to have occurred in the past, but to have been disabled, and to suddenly appear if the enable bit is set without first clearing the interrupts by writing to register 0xA.</text:span></text:p>
      <text:p text:style-name="P68"/>
      <text:p text:style-name="P68"/>
      <text:h text:style-name="P140" text:outline-level="3"><text:soft-page-break/>Register 0xC : Data interrupt status register</text:h>
      <text:p text:style-name="P67"/>
      <text:p text:style-name="P67"><draw:frame draw:style-name="fr4" draw:name="Object14" text:anchor-type="paragraph" svg:width="6.4008in" svg:height="1.872in" draw:z-index="40"><draw:object xlink:href="./Object 14" xlink:type="simple" xlink:show="embed" xlink:actuate="onLoad"/><draw:image xlink:href="./ObjectReplacements/Object 14" xlink:type="simple" xlink:show="embed" xlink:actuate="onLoad"/></draw:frame></text:p>
      <text:p text:style-name="P67">This register shows the current status of interrupts related to the last SD/MMC <text:span text:style-name="T52">data</text:span> operation. <text:s/>The presence of a condition is indicated by the <text:span text:style-name="T51">associated </text:span>bit being set. <text:s/></text:p>
      <text:p text:style-name="P8"/>
      <table:table table:name="Table11" table:style-name="Table11">
        <table:table-column table:style-name="Table11.A"/>
        <table:table-column table:style-name="Table11.B"/>
        <table:table-column table:style-name="Table11.C"/>
        <table:table-row>
          <table:table-cell table:style-name="Table11.A1" office:value-type="string">
            <text:p text:style-name="P109">B<text:span text:style-name="T50">it</text:span></text:p>
          </table:table-cell>
          <table:table-cell table:style-name="Table11.A1" office:value-type="string">
            <text:p text:style-name="P112">Name</text:p>
          </table:table-cell>
          <table:table-cell table:style-name="Table11.C1" office:value-type="string">
            <text:p text:style-name="P110">Meaning</text:p>
          </table:table-cell>
        </table:table-row>
        <table:table-row>
          <table:table-cell table:style-name="Table11.A2" office:value-type="string">
            <text:p text:style-name="P87">0</text:p>
          </table:table-cell>
          <table:table-cell table:style-name="Table11.A2" office:value-type="string">
            <text:p text:style-name="P91">INT_<text:span text:style-name="T52">DATA</text:span>_CC</text:p>
          </table:table-cell>
          <table:table-cell table:style-name="Table11.C2" office:value-type="string">
            <text:p text:style-name="P60"><text:span text:style-name="T50">The data transfer is completed</text:span>.</text:p>
          </table:table-cell>
        </table:table-row>
        <table:table-row>
          <table:table-cell table:style-name="Table11.A2" office:value-type="string">
            <text:p text:style-name="P126">1</text:p>
          </table:table-cell>
          <table:table-cell table:style-name="Table11.A2" office:value-type="string">
            <text:p text:style-name="P91">INT_<text:span text:style-name="T52">DATA</text:span>_<text:span text:style-name="T52">CCRCE</text:span></text:p>
          </table:table-cell>
          <table:table-cell table:style-name="Table11.C3" office:value-type="string">
            <text:p text:style-name="P60"><text:span text:style-name="T52">Data CRC exception</text:span>.</text:p>
          </table:table-cell>
        </table:table-row>
        <table:table-row>
          <table:table-cell table:style-name="Table11.A2" office:value-type="string">
            <text:p text:style-name="P126">2</text:p>
          </table:table-cell>
          <table:table-cell table:style-name="Table11.A2" office:value-type="string">
            <text:p text:style-name="P91">INT_<text:span text:style-name="T52">DATA</text:span>_C<text:span text:style-name="T52">F</text:span>E</text:p>
          </table:table-cell>
          <table:table-cell table:style-name="Table11.C4" office:value-type="string">
            <text:p text:style-name="P148">Vestigial data exception (not implemented).</text:p>
          </table:table-cell>
        </table:table-row>
      </table:table>
      <text:p text:style-name="P122">Table <text:sequence text:ref-name="refTable9" text:name="Table" text:formula="ooow:Table+1" style:num-format="1">10</text:sequence>: <text:span text:style-name="T52">Data interrupt status bits</text:span></text:p>
      <text:p text:style-name="P67"><text:span text:style-name="T52">The bit labeled INT_DATA_CFE is not implemented, and its meaning is not clear. <text:s/>It is vestigial in the sense that it was carried over into this VHDL code from the work of the original authors</text:span>. <text:s/>Writing this register clears all of the bits.</text:p>
      <text:h text:style-name="P140" text:outline-level="3">Register 0xD : Data interrupt enable register</text:h>
      <text:p text:style-name="P63"/>
      <text:p text:style-name="P63"><draw:frame draw:style-name="fr4" draw:name="Object15" text:anchor-type="paragraph" svg:width="6.4008in" svg:height="1.872in" draw:z-index="41"><draw:object xlink:href="./Object 15" xlink:type="simple" xlink:show="embed" xlink:actuate="onLoad"/><draw:image xlink:href="./ObjectReplacements/Object 15" xlink:type="simple" xlink:show="embed" xlink:actuate="onLoad"/></draw:frame></text:p>
      <text:p text:style-name="P69"><text:soft-page-break/>The bits in this register match exactly with the bits in register 0x<text:span text:style-name="T52">C</text:span>. <text:s/>The purpose of this register is to provide a capability to <text:span text:style-name="T51">enable</text:span> interrupts <text:span text:style-name="T51">to be observed. <text:s/>In other words, setting this register to 111b enables all the interrupts to be reported, setting it to 000b disables all interrupts from being reported. <text:s/>Note: the operation of this interrupt enable register does not prevent the interrupt occurrences from being latched internally, it merely acts as an “AND” function with the internally latched interrupt bits. <text:s/>This means that it is possible for an interrupt to have occurred in the past, but to have been disabled, and to suddenly appear if the enable bit is set without first clearing the interrupts by writing to register 0xC.</text:span></text:p>
      <text:h text:style-name="P141" text:outline-level="3">Register 0xD : DMA address register</text:h>
      <text:p text:style-name="P29"/>
      <text:p text:style-name="P29"><draw:frame draw:style-name="fr3" draw:name="Object16" text:anchor-type="paragraph" svg:width="6.4008in" svg:height="0.8898in" draw:z-index="42"><draw:object xlink:href="./Object 16" xlink:type="simple" xlink:show="embed" xlink:actuate="onLoad"/><draw:image xlink:href="./ObjectReplacements/Object 16" xlink:type="simple" xlink:show="embed" xlink:actuate="onLoad"/></draw:frame></text:p>
      <text:p text:style-name="P70">The presence of the acronym “DMA” in the name of this register merely indicates a “Direct Memory Access” in the simplest sense: It is an address used for reading data from and writing data to memory, directly. <text:s/>In this sense it can be thought of as a read/write pointer or index register. <text:s/>Any attached RAM is accessed starting at the address in this register. <text:s/>The address contained in this register is added to an offset counter value, so that this register’s contents do not increment as the RAM access progresses. <text:s/>The dma_addr_reg value is therefore a “base address” at which data transfers originate. <text:s/>The data from an earlier transfer will be overwritten by later transfers if the dma_addr_reg value is not changed in between transfers.</text:p>
      <text:p text:style-name="P70"/>
      <text:p text:style-name="P70"/>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Courier New" svg:font-family="'Courier New'" style:font-family-generic="modern" style:font-pitch="fixed"/>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draw:marker draw:name="Arrow" svg:viewBox="0 0 20 30" svg:d="M10 0l-10 30h20z"/>
    <draw:marker draw:name="Small_20_Arrow" draw:display-name="Small Arrow" svg:viewBox="0 0 1321 3493" svg:d="M1321 3493h-1321l661-3493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Caption_20_character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agraph-properties fo:text-align="center"/>
    </style:style>
    <style:style style:name="MT1" style:family="text">
      <style:text-properties style:font-name="Aerial" officeooo:rsid="001a718f"/>
    </style:style>
    <style:style style:name="MT2" style:family="text">
      <style:text-properties style:font-name="Aerial" officeooo:rsid="004a8f87"/>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text:span text:style-name="MT1">SD </text:span><text:span text:style-name="MT2">Host</text:span><text:span text:style-name="MT1"> Pack</text:span><text:tab/><text:tab/></text:p>
        <text:p text:style-name="Header"><draw:line text:anchor-type="paragraph" draw:z-index="19" draw:style-name="Mgr1" draw:text-style-name="MP1" svg:x1="0.0299in" svg:y1="0.0866in" svg:x2="6.7071in" svg:y2="0.0866in"><text:p/></draw:line></text:p>
      </style:header>
      <style:header-first>
        <text:p text:style-name="Header"/>
      </style:header-first>
      <style:footer>
        <text:p text:style-name="Footer"><text:tab/><text:tab/><text:page-number text:select-page="current">4</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20:40:13.934000000</meta:creation-date>
    <meta:editing-duration>PT2H37M52S</meta:editing-duration>
    <meta:editing-cycles>21</meta:editing-cycles>
    <meta:generator>LibreOffice/5.1.0.3$Windows_x86 LibreOffice_project/5e3e00a007d9b3b6efb6797a8b8e57b51ab1f737</meta:generator>
    <dc:title>Project title(edit in document properties)</dc:title>
    <dc:subject>Project Subject(edit in document properties)</dc:subject>
    <dc:date>2017-10-25T11:06:11.024000000</dc:date>
    <meta:document-statistic meta:table-count="11" meta:image-count="0" meta:object-count="16" meta:page-count="19" meta:paragraph-count="270" meta:word-count="3609" meta:character-count="21678" meta:non-whitespace-character-count="181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ro2" style:family="table-row">
      <style:table-row-properties style:row-height="87.3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rotation-angle="90"/>
      <style:text-properties style:text-position=""/>
    </style:style>
    <style:style style:name="ce2"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3" style:family="table-cell" style:parent-style-name="Default">
      <style:table-cell-properties fo:background-color="#ffffff" style:text-align-source="fix" style:repeat-content="false"/>
      <style:paragraph-properties fo:text-align="center" fo:margin-left="0pt"/>
      <style:text-properties style:text-position=""/>
    </style:style>
    <style:style style:name="ce4" style:family="table-cell" style:parent-style-name="Default">
      <style:table-cell-properties fo:background-color="#ffffff" style:rotation-angle="90"/>
    </style:style>
    <style:style style:name="ce5" style:family="table-cell" style:parent-style-name="Default">
      <style:table-cell-properties fo:background-color="#ffffff" style:text-align-source="fix" style:repeat-content="false" fo:border="0.74pt solid #000000"/>
      <style:paragraph-properties fo:text-align="center" fo:margin-left="0pt"/>
    </style:style>
    <style:style style:name="ce6" style:family="table-cell" style:parent-style-name="Default">
      <style:table-cell-properties fo:background-color="#ffffff" style:text-align-source="fix" style:repeat-content="fals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5" table:default-cell-style-name="Default"/>
        <table:table-row table:style-name="ro1" table:number-rows-repeated="5">
          <table:table-cell table:number-columns-repeated="6"/>
        </table:table-row>
        <table:table-row table:style-name="ro2">
          <table:table-cell/>
          <table:table-cell table:style-name="ce4" office:value-type="string" calcext:value-type="string">
            <text:p><text:s/>INT_CMD_CIE </text:p>
          </table:table-cell>
          <table:table-cell table:style-name="ce4" office:value-type="string" calcext:value-type="string">
            <text:p><text:s/>INT_CMD_CCRCE </text:p>
          </table:table-cell>
          <table:table-cell table:style-name="ce4" office:value-type="string" calcext:value-type="string">
            <text:p><text:s/>INT_CMD_CTE </text:p>
          </table:table-cell>
          <table:table-cell table:style-name="ce4" office:value-type="string" calcext:value-type="string">
            <text:p><text:s/>INT_CMD_EI </text:p>
          </table:table-cell>
          <table:table-cell table:style-name="ce4" office:value-type="string" calcext:value-type="string">
            <text:p><text:s/>INT_CMD_CC </text:p>
          </table:table-cell>
        </table:table-row>
        <table:table-row table:style-name="ro1">
          <table:table-cell/>
          <table:table-cell table:number-columns-repeated="5" table:style-name="ce5" office:value-type="float" office:value="0" calcext:value-type="float">
            <text:p>0</text:p>
          </table:table-cell>
        </table:table-row>
        <table:table-row table:style-name="ro1">
          <table:table-cell/>
          <table:table-cell table:style-name="ce6" office:value-type="float" office:value="4" calcext:value-type="float">
            <text:p>4</text:p>
          </table:table-cell>
          <table:table-cell table:style-name="ce6" table:number-columns-repeated="3"/>
          <table:table-cell table:style-name="ce6" office:value-type="float" office:value="0" calcext:value-type="float">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3">00/00/0000</text:date>, <text:time style:data-style-name="N2" text:time-value="20:54:35.2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ro2" style:family="table-row">
      <style:table-row-properties style:row-height="55.9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10" style:family="table-cell" style:parent-style-name="Default">
      <style:table-cell-properties fo:background-color="#ffffff" style:text-align-source="fix" style:repeat-content="false" style:rotation-angle="90" style:vertical-align="bottom"/>
      <style:paragraph-properties fo:text-align="center"/>
      <style:text-properties style:text-position=""/>
    </style:style>
    <style:style style:name="ce11" style:family="table-cell" style:parent-style-name="Default">
      <style:table-cell-properties fo:background-color="#ffffff" style:text-align-source="fix" style:repeat-content="false" fo:border="0.74pt solid #000000" style:vertical-align="middle"/>
      <style:paragraph-properties fo:text-align="center"/>
      <style:text-properties style:text-position=""/>
    </style:style>
    <style:style style:name="ce12" style:family="table-cell" style:parent-style-name="Default">
      <style:table-cell-properties fo:background-color="#ffffff" fo:border="0.74pt solid #000000"/>
      <style:text-properties style:text-position=""/>
    </style:style>
    <style:style style:name="ce13" style:family="table-cell" style:parent-style-name="Default">
      <style:table-cell-properties fo:background-color="#ffffff" style:text-align-source="fix" style:repeat-content="false" style:rotation-angle="90" style:vertical-align="bottom"/>
      <style:paragraph-properties fo:text-align="center" fo:margin-left="0pt"/>
      <style:text-properties style:text-position=""/>
    </style:style>
    <style:style style:name="ce2" style:family="table-cell" style:parent-style-name="Default">
      <style:table-cell-properties fo:background-color="#ffffff" style:rotation-angle="90"/>
      <style:text-properties style:text-position=""/>
    </style:style>
    <style:style style:name="ce3"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4"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5" style:family="table-cell" style:parent-style-name="Default">
      <style:table-cell-properties fo:background-color="#ffffff" style:text-align-source="fix" style:repeat-content="false"/>
      <style:paragraph-properties fo:text-align="center" fo:margin-left="0pt"/>
      <style:text-properties style:text-position=""/>
    </style:style>
    <style:style style:name="ce6"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8"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text-properties style:text-position=""/>
    </style:style>
    <style:style style:name="ce9" style:family="table-cell" style:parent-style-name="Default">
      <style:table-cell-properties fo:background-color="#dddddd" style:text-align-source="fix" style:repeat-content="false" fo:border="0.74pt solid #000000"/>
      <style:paragraph-properties fo:text-align="center" fo:margin-left="0pt"/>
      <style:text-properties style:text-position=""/>
    </style:style>
    <style:style style:name="ce18" style:family="table-cell" style:parent-style-name="Default">
      <style:table-cell-properties fo:background-color="#ffffff"/>
    </style:style>
    <style:style style:name="ce19" style:family="table-cell" style:parent-style-name="Default">
      <style:table-cell-properties fo:background-color="#ffffff" style:rotation-angle="90"/>
    </style:style>
    <style:style style:name="ce20"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21" style:family="table-cell" style:parent-style-name="Default">
      <style:table-cell-properties fo:background-color="#ffffff" style:text-align-source="fix" style:repeat-content="false" fo:border="0.74pt solid #000000"/>
      <style:paragraph-properties fo:text-align="center" fo:margin-left="0pt"/>
    </style:style>
    <style:style style:name="ce22" style:family="table-cell" style:parent-style-name="Default">
      <style:table-cell-properties fo:background-color="#ffffff" style:text-align-source="fix" style:repeat-content="false"/>
      <style:paragraph-properties fo:text-align="center" fo:margin-left="0pt"/>
    </style:style>
    <style:style style:name="ce23"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24"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style:style style:name="ce25"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style>
    <style:style style:name="ce26" style:family="table-cell" style:parent-style-name="Default">
      <style:table-cell-properties fo:background-color="#dddddd" style:text-align-source="fix" style:repeat-content="false" fo:border="0.74pt solid #000000"/>
      <style:paragraph-properties fo:text-align="center" fo:margin-left="0pt"/>
    </style:style>
    <style:style style:name="ce27" style:family="table-cell" style:parent-style-name="Default">
      <style:table-cell-properties fo:background-color="#ffffff" style:text-align-source="fix" style:repeat-content="false" style:rotation-angle="90" style:vertical-align="bottom"/>
      <style:paragraph-properties fo:text-align="center"/>
    </style:style>
    <style:style style:name="ce28" style:family="table-cell" style:parent-style-name="Default">
      <style:table-cell-properties fo:background-color="#ffffff" style:text-align-source="fix" style:repeat-content="false" fo:border="0.74pt solid #000000" style:vertical-align="middle"/>
      <style:paragraph-properties fo:text-align="center"/>
    </style:style>
    <style:style style:name="ce29" style:family="table-cell" style:parent-style-name="Default">
      <style:table-cell-properties fo:background-color="#ffffff" fo:border="0.74pt solid #000000"/>
    </style:style>
    <style:style style:name="ce30" style:family="table-cell" style:parent-style-name="Default">
      <style:table-cell-properties fo:background-color="#ffffff" style:text-align-source="fix" style:repeat-content="false" style:rotation-angle="90" style:vertical-align="bottom"/>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66">
          <table:table-cell table:number-columns-repeated="33"/>
        </table:table-row>
        <table:table-row table:style-name="ro1">
          <table:table-cell/>
          <table:table-cell table:style-name="ce18" office:value-type="string" calcext:value-type="string">
            <text:p>Addr:</text:p>
          </table:table-cell>
          <table:table-cell table:style-name="ce18"/>
          <table:table-cell table:style-name="ce18" office:value-type="string" calcext:value-type="string">
            <text:p>0x8</text:p>
          </table:table-cell>
          <table:table-cell table:style-name="ce18" table:number-columns-repeated="3"/>
          <table:table-cell table:style-name="ce18" office:value-type="string" calcext:value-type="string">
            <text:p>Access:</text:p>
          </table:table-cell>
          <table:table-cell table:style-name="ce18" table:number-columns-repeated="2"/>
          <table:table-cell table:style-name="ce18" office:value-type="string" calcext:value-type="string">
            <text:p>Read/Write (*Fields are read only)</text:p>
          </table:table-cell>
          <table:table-cell table:style-name="ce18" table:number-columns-repeated="22"/>
        </table:table-row>
        <table:table-row table:style-name="ro1">
          <table:table-cell/>
          <table:table-cell table:style-name="ce18" table:number-columns-repeated="32"/>
        </table:table-row>
        <table:table-row table:style-name="ro2">
          <table:table-cell/>
          <table:table-cell table:style-name="ce19" table:number-columns-repeated="21"/>
          <table:table-cell table:style-name="ce27" office:value-type="string" calcext:value-type="string" table:number-columns-spanned="3" table:number-rows-spanned="1">
            <text:p>bustest_res*</text:p>
          </table:table-cell>
          <table:covered-table-cell table:number-columns-repeated="2" table:style-name="ce19"/>
          <table:table-cell table:style-name="ce19" table:number-columns-repeated="3"/>
          <table:table-cell table:style-name="ce19" office:value-type="string" calcext:value-type="string">
            <text:p>sw_rst_reg</text:p>
          </table:table-cell>
          <table:table-cell table:style-name="ce19" table:number-columns-repeated="2"/>
          <table:table-cell table:style-name="ce30" office:value-type="string" calcext:value-type="string" table:number-columns-spanned="2" table:number-rows-spanned="1">
            <text:p>bus_siz_reg</text:p>
          </table:table-cell>
          <table:covered-table-cell table:style-name="ce19"/>
        </table:table-row>
        <table:table-row table:style-name="ro1">
          <table:table-cell/>
          <table:table-cell table:style-name="ce20" office:value-type="string" calcext:value-type="string" table:number-columns-spanned="16" table:number-rows-spanned="1">
            <text:p>timeout_reg</text:p>
          </table:table-cell>
          <table:covered-table-cell table:number-columns-repeated="9" table:style-name="ce18"/>
          <table:covered-table-cell table:style-name="ce24"/>
          <table:covered-table-cell table:number-columns-repeated="5" table:style-name="ce18"/>
          <table:table-cell table:style-name="ce18" table:number-columns-repeated="3"/>
          <table:table-cell table:style-name="ce24"/>
          <table:table-cell table:style-name="ce18"/>
          <table:table-cell table:style-name="ce28" table:number-columns-spanned="3" table:number-rows-spanned="1"/>
          <table:covered-table-cell table:number-columns-repeated="2" table:style-name="ce18"/>
          <table:table-cell table:style-name="ce24"/>
          <table:table-cell table:style-name="ce18" table:number-columns-repeated="2"/>
          <table:table-cell table:style-name="ce29"/>
          <table:table-cell table:style-name="ce18" table:number-columns-repeated="2"/>
          <table:table-cell table:style-name="ce28" table:number-columns-spanned="2" table:number-rows-spanned="1"/>
          <table:covered-table-cell table:style-name="ce18"/>
        </table:table-row>
        <table:table-row table:style-name="ro1">
          <table:table-cell/>
          <table:table-cell table:number-columns-repeated="6" table:style-name="ce21" office:value-type="float" office:value="0" calcext:value-type="float">
            <text:p>0</text:p>
          </table:table-cell>
          <table:table-cell table:style-name="ce21" office:value-type="float" office:value="1" calcext:value-type="float">
            <text:p>1</text:p>
          </table:table-cell>
          <table:table-cell table:style-name="ce23" office:value-type="float" office:value="1" calcext:value-type="float">
            <text:p>1</text:p>
          </table:table-cell>
          <table:table-cell table:number-columns-repeated="3"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number-columns-repeated="2" table:style-name="ce21" office:value-type="float" office:value="0" calcext:value-type="float">
            <text:p>0</text:p>
          </table:table-cell>
          <table:table-cell table:style-name="ce25" office:value-type="float" office:value="0" calcext:value-type="float">
            <text:p>0</text:p>
          </table:table-cell>
          <table:table-cell table:number-columns-repeated="5" table:style-name="ce26" office:value-type="float" office:value="0" calcext:value-type="float">
            <text:p>0</text:p>
          </table:table-cell>
          <table:table-cell table:number-columns-repeated="2" table:style-name="ce21" office:value-type="float" office:value="0" calcext:value-type="float">
            <text:p>0</text:p>
          </table:table-cell>
          <table:table-cell table:style-name="ce23" office:value-type="float" office:value="0" calcext:value-type="float">
            <text:p>0</text:p>
          </table:table-cell>
          <table:table-cell table:number-columns-repeated="3" table:style-name="ce26" office:value-type="float" office:value="0" calcext:value-type="float">
            <text:p>0</text:p>
          </table:table-cell>
          <table:table-cell table:style-name="ce21"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1" office:value-type="float" office:value="0" calcext:value-type="float">
            <text:p>0</text:p>
          </table:table-cell>
        </table:table-row>
        <table:table-row table:style-name="ro1">
          <table:table-cell/>
          <table:table-cell table:style-name="ce22" office:value-type="float" office:value="31" calcext:value-type="float">
            <text:p>31</text:p>
          </table:table-cell>
          <table:table-cell table:style-name="ce22" table:number-columns-repeated="30"/>
          <table:table-cell table:style-name="ce22" office:value-type="float" office:value="0" calcext:value-type="float">
            <text:p>0</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1">00/00/0000</text:date>, <text:time style:data-style-name="N2" text:time-value="16:10:06.38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3"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8" style:family="table-cell" style:parent-style-name="Default">
      <style:table-cell-properties fo:background-color="#ffffff"/>
    </style:style>
    <style:style style:name="ce9"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10" style:family="table-cell" style:parent-style-name="Default">
      <style:table-cell-properties fo:background-color="#ffffff" style:text-align-source="fix" style:repeat-content="false" fo:border="0.74pt solid #000000"/>
      <style:paragraph-properties fo:text-align="center" fo:margin-left="0pt"/>
    </style:style>
    <style:style style:name="ce11" style:family="table-cell" style:parent-style-name="Default">
      <style:table-cell-properties fo:border-bottom="0.74pt solid #000000" fo:background-color="#ffffff" fo:border-left="none" fo:border-right="none" fo:border-top="none"/>
    </style:style>
    <style:style style:name="ce12"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13"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style>
    <style:style style:name="ce14"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74">
          <table:table-cell table:number-columns-repeated="33"/>
        </table:table-row>
        <table:table-row table:style-name="ro1">
          <table:table-cell/>
          <table:table-cell table:style-name="ce8" office:value-type="string" calcext:value-type="string">
            <text:p>Addr:</text:p>
          </table:table-cell>
          <table:table-cell table:style-name="ce8"/>
          <table:table-cell table:style-name="ce8" office:value-type="string" calcext:value-type="string">
            <text:p>0x9</text:p>
          </table:table-cell>
          <table:table-cell table:style-name="ce8" table:number-columns-repeated="3"/>
          <table:table-cell table:style-name="ce8" office:value-type="string" calcext:value-type="string">
            <text:p>Access:</text:p>
          </table:table-cell>
          <table:table-cell table:style-name="ce8" table:number-columns-repeated="2"/>
          <table:table-cell table:style-name="ce8" office:value-type="string" calcext:value-type="string">
            <text:p>Read/Write</text:p>
          </table:table-cell>
          <table:table-cell table:style-name="ce8" table:number-columns-repeated="22"/>
        </table:table-row>
        <table:table-row table:style-name="ro1">
          <table:table-cell/>
          <table:table-cell table:style-name="ce8" table:number-columns-repeated="32"/>
        </table:table-row>
        <table:table-row table:style-name="ro1">
          <table:table-cell/>
          <table:table-cell table:style-name="ce9" office:value-type="string" calcext:value-type="string" table:number-columns-spanned="32" table:number-rows-spanned="1">
            <text:p>sd_freq_reg</text:p>
          </table:table-cell>
          <table:covered-table-cell table:number-columns-repeated="15" table:style-name="ce11"/>
          <table:covered-table-cell table:style-name="ce14"/>
          <table:covered-table-cell table:number-columns-repeated="2" table:style-name="ce11"/>
          <table:covered-table-cell table:style-name="ce14"/>
          <table:covered-table-cell table:number-columns-repeated="3" table:style-name="ce11"/>
          <table:covered-table-cell table:number-columns-repeated="2" table:style-name="ce14"/>
          <table:covered-table-cell table:number-columns-repeated="7" table:style-name="ce11"/>
        </table:table-row>
        <table:table-row table:style-name="ro1">
          <table:table-cell/>
          <table:table-cell table:number-columns-repeated="7" table:style-name="ce10" office:value-type="float" office:value="0" calcext:value-type="float">
            <text:p>0</text:p>
          </table:table-cell>
          <table:table-cell table:style-name="ce12" office:value-type="float" office:value="1" calcext:value-type="float">
            <text:p>1</text:p>
          </table:table-cell>
          <table:table-cell table:number-columns-repeated="5"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3" office:value-type="float" office:value="0" calcext:value-type="float">
            <text:p>0</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2"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number-columns-repeated="3"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row>
        <table:table-row table:style-name="ro1">
          <table:table-cell/>
          <table:table-cell table:style-name="ce8" office:value-type="float" office:value="31" calcext:value-type="float">
            <text:p>31</text:p>
          </table:table-cell>
          <table:table-cell table:style-name="ce8" table:number-columns-repeated="30"/>
          <table:table-cell table:style-name="ce8" office:value-type="float" office:value="0" calcext:value-type="float">
            <text:p>0</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1">00/00/0000</text:date>, <text:time style:data-style-name="N2" text:time-value="16:40:42.8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ro2" style:family="table-row">
      <style:table-row-properties style:row-height="81.3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10" style:family="table-cell" style:parent-style-name="Default">
      <style:table-cell-properties fo:background-color="#ffffff" style:text-align-source="fix" style:repeat-content="false" style:rotation-angle="90" style:vertical-align="bottom"/>
      <style:paragraph-properties fo:text-align="center" fo:margin-left="0pt"/>
      <style:text-properties style:text-position=""/>
    </style:style>
    <style:style style:name="ce2" style:family="table-cell" style:parent-style-name="Default">
      <style:table-cell-properties fo:background-color="#ffffff" style:rotation-angle="90"/>
      <style:text-properties style:text-position=""/>
    </style:style>
    <style:style style:name="ce3" style:family="table-cell" style:parent-style-name="Default">
      <style:table-cell-properties fo:background-color="#dddddd"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ackground-color="#ffffff" style:text-align-source="fix" style:repeat-content="false"/>
      <style:paragraph-properties fo:text-align="center" fo:margin-left="0pt"/>
      <style:text-properties style:text-position=""/>
    </style:style>
    <style:style style:name="ce5"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ackground-color="#ffffff" style:text-align-source="fix" style:repeat-content="false" style:rotation-angle="90" style:vertical-align="bottom"/>
      <style:paragraph-properties fo:text-align="center"/>
      <style:text-properties style:text-position=""/>
    </style:style>
    <style:style style:name="ce8"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9" style:family="table-cell" style:parent-style-name="Default">
      <style:table-cell-properties style:text-align-source="fix" style:repeat-content="false" fo:background-color="transparent" fo:border="0.74pt solid #000000"/>
      <style:paragraph-properties fo:text-align="center" fo:margin-left="0pt"/>
      <style:text-properties style:text-position=""/>
    </style:style>
    <style:style style:name="ce12" style:family="table-cell" style:parent-style-name="Default">
      <style:table-cell-properties fo:background-color="#ffffff"/>
    </style:style>
    <style:style style:name="ce13" style:family="table-cell" style:parent-style-name="Default">
      <style:table-cell-properties fo:background-color="#ffffff" style:rotation-angle="90"/>
    </style:style>
    <style:style style:name="ce14" style:family="table-cell" style:parent-style-name="Default">
      <style:table-cell-properties fo:background-color="#dddddd" style:text-align-source="fix" style:repeat-content="false" fo:border="0.74pt solid #000000"/>
      <style:paragraph-properties fo:text-align="center" fo:margin-left="0pt"/>
    </style:style>
    <style:style style:name="ce15" style:family="table-cell" style:parent-style-name="Default">
      <style:table-cell-properties fo:background-color="#ffffff" style:text-align-source="fix" style:repeat-content="false"/>
      <style:paragraph-properties fo:text-align="center" fo:margin-left="0pt"/>
    </style:style>
    <style:style style:name="ce16"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style>
    <style:style style:name="ce17"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style>
    <style:style style:name="ce18" style:family="table-cell" style:parent-style-name="Default">
      <style:table-cell-properties fo:background-color="#ffffff" style:text-align-source="fix" style:repeat-content="false" style:rotation-angle="90" style:vertical-align="bottom"/>
      <style:paragraph-properties fo:text-align="center"/>
    </style:style>
    <style:style style:name="ce19" style:family="table-cell" style:parent-style-name="Default">
      <style:table-cell-properties fo:background-color="#ffffff" style:text-align-source="fix" style:repeat-content="false" fo:border="0.74pt solid #000000"/>
      <style:paragraph-properties fo:text-align="center" fo:margin-left="0pt"/>
    </style:style>
    <style:style style:name="ce20" style:family="table-cell" style:parent-style-name="Default">
      <style:table-cell-properties style:text-align-source="fix" style:repeat-content="false" fo:background-color="transparent" fo:border="0.74pt solid #000000"/>
      <style:paragraph-properties fo:text-align="center" fo:margin-left="0pt"/>
    </style:style>
    <style:style style:name="ce21" style:family="table-cell" style:parent-style-name="Default">
      <style:table-cell-properties fo:background-color="#ffffff" style:text-align-source="fix" style:repeat-content="false" style:rotation-angle="90" style:vertical-align="bottom"/>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81">
          <table:table-cell table:number-columns-repeated="33"/>
        </table:table-row>
        <table:table-row table:style-name="ro1">
          <table:table-cell/>
          <table:table-cell table:style-name="ce12" office:value-type="string" calcext:value-type="string">
            <text:p>Addr:</text:p>
          </table:table-cell>
          <table:table-cell table:style-name="ce12"/>
          <table:table-cell table:style-name="ce12" office:value-type="string" calcext:value-type="string">
            <text:p>0xA</text:p>
          </table:table-cell>
          <table:table-cell table:style-name="ce12" table:number-columns-repeated="3"/>
          <table:table-cell table:style-name="ce12" office:value-type="string" calcext:value-type="string">
            <text:p>Access:</text:p>
          </table:table-cell>
          <table:table-cell table:style-name="ce12" table:number-columns-repeated="2"/>
          <table:table-cell table:style-name="ce12" office:value-type="string" calcext:value-type="string">
            <text:p>Readable, Write clears all</text:p>
          </table:table-cell>
          <table:table-cell table:style-name="ce12" table:number-columns-repeated="22"/>
        </table:table-row>
        <table:table-row table:style-name="ro1">
          <table:table-cell/>
          <table:table-cell table:style-name="ce12" table:number-columns-repeated="32"/>
        </table:table-row>
        <table:table-row table:style-name="ro2">
          <table:table-cell/>
          <table:table-cell table:style-name="ce13" table:number-columns-repeated="21"/>
          <table:table-cell table:style-name="ce18" table:number-columns-spanned="3" table:number-rows-spanned="1"/>
          <table:covered-table-cell table:number-columns-repeated="2" table:style-name="ce13"/>
          <table:table-cell table:style-name="ce13" table:number-columns-repeated="3"/>
          <table:table-cell table:style-name="ce13" office:value-type="string" calcext:value-type="string">
            <text:p>INT_CMD_CIE</text:p>
          </table:table-cell>
          <table:table-cell table:style-name="ce13" office:value-type="string" calcext:value-type="string">
            <text:p>INT_CMD_CCRCE</text:p>
          </table:table-cell>
          <table:table-cell table:style-name="ce13" office:value-type="string" calcext:value-type="string">
            <text:p>INT_CMD_CTE</text:p>
          </table:table-cell>
          <table:table-cell table:style-name="ce21" office:value-type="string" calcext:value-type="string">
            <text:p>INT_CMD_EI</text:p>
          </table:table-cell>
          <table:table-cell table:style-name="ce13" office:value-type="string" calcext:value-type="string">
            <text:p>INT_CMD_CC</text:p>
          </table:table-cell>
        </table:table-row>
        <table:table-row table:style-name="ro1">
          <table:table-cell/>
          <table:table-cell table:number-columns-repeated="7" table:style-name="ce14" office:value-type="float" office:value="0" calcext:value-type="float">
            <text:p>0</text:p>
          </table:table-cell>
          <table:table-cell table:style-name="ce16" office:value-type="float" office:value="0" calcext:value-type="float">
            <text:p>0</text:p>
          </table:table-cell>
          <table:table-cell table:number-columns-repeated="7" table:style-name="ce14" office:value-type="float" office:value="0" calcext:value-type="float">
            <text:p>0</text:p>
          </table:table-cell>
          <table:table-cell table:style-name="ce17" office:value-type="float" office:value="0" calcext:value-type="float">
            <text:p>0</text:p>
          </table:table-cell>
          <table:table-cell table:number-columns-repeated="7" table:style-name="ce14" office:value-type="float" office:value="0" calcext:value-type="float">
            <text:p>0</text:p>
          </table:table-cell>
          <table:table-cell table:style-name="ce16" office:value-type="float" office:value="0" calcext:value-type="float">
            <text:p>0</text:p>
          </table:table-cell>
          <table:table-cell table:number-columns-repeated="3" table:style-name="ce14" office:value-type="float" office:value="0" calcext:value-type="float">
            <text:p>0</text:p>
          </table:table-cell>
          <table:table-cell table:style-name="ce19" office:value-type="float" office:value="0" calcext:value-type="float">
            <text:p>0</text:p>
          </table:table-cell>
          <table:table-cell table:number-columns-repeated="2" table:style-name="ce20" office:value-type="float" office:value="0" calcext:value-type="float">
            <text:p>0</text:p>
          </table:table-cell>
          <table:table-cell table:number-columns-repeated="2" table:style-name="ce19" office:value-type="float" office:value="0" calcext:value-type="float">
            <text:p>0</text:p>
          </table:table-cell>
        </table:table-row>
        <table:table-row table:style-name="ro1">
          <table:table-cell/>
          <table:table-cell table:style-name="ce15" office:value-type="float" office:value="31" calcext:value-type="float">
            <text:p>31</text:p>
          </table:table-cell>
          <table:table-cell table:style-name="ce15" table:number-columns-repeated="30"/>
          <table:table-cell table:style-name="ce15" office:value-type="float" office:value="0" calcext:value-type="float">
            <text:p>0</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1">00/00/0000</text:date>, <text:time style:data-style-name="N2" text:time-value="18:32:37.85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ro2" style:family="table-row">
      <style:table-row-properties style:row-height="81.6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10"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2" style:family="table-cell" style:parent-style-name="Default">
      <style:table-cell-properties fo:background-color="#ffffff" style:rotation-angle="90"/>
      <style:text-properties style:text-position=""/>
    </style:style>
    <style:style style:name="ce3" style:family="table-cell" style:parent-style-name="Default">
      <style:table-cell-properties fo:background-color="#dddddd"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ackground-color="#ffffff" style:text-align-source="fix" style:repeat-content="false"/>
      <style:paragraph-properties fo:text-align="center" fo:margin-left="0pt"/>
      <style:text-properties style:text-position=""/>
    </style:style>
    <style:style style:name="ce5"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ackground-color="#ffffff" style:text-align-source="fix" style:repeat-content="false" style:rotation-angle="90" style:vertical-align="bottom"/>
      <style:paragraph-properties fo:text-align="center"/>
      <style:text-properties style:text-position=""/>
    </style:style>
    <style:style style:name="ce8" style:family="table-cell" style:parent-style-name="Default">
      <style:table-cell-properties style:text-align-source="fix" style:repeat-content="false" fo:background-color="transparent" fo:border="0.74pt solid #000000"/>
      <style:paragraph-properties fo:text-align="center" fo:margin-left="0pt"/>
      <style:text-properties style:text-position=""/>
    </style:style>
    <style:style style:name="ce9" style:family="table-cell" style:parent-style-name="Default">
      <style:table-cell-properties fo:background-color="#ffffff" style:text-align-source="fix" style:repeat-content="false" style:rotation-angle="90" style:vertical-align="bottom"/>
      <style:paragraph-properties fo:text-align="center" fo:margin-left="0pt"/>
      <style:text-properties style:text-position=""/>
    </style:style>
    <style:style style:name="ce12" style:family="table-cell" style:parent-style-name="Default">
      <style:table-cell-properties fo:background-color="#ffffff"/>
    </style:style>
    <style:style style:name="ce13" style:family="table-cell" style:parent-style-name="Default">
      <style:table-cell-properties fo:background-color="#ffffff" style:rotation-angle="90"/>
    </style:style>
    <style:style style:name="ce14" style:family="table-cell" style:parent-style-name="Default">
      <style:table-cell-properties fo:background-color="#dddddd" style:text-align-source="fix" style:repeat-content="false" fo:border="0.74pt solid #000000"/>
      <style:paragraph-properties fo:text-align="center" fo:margin-left="0pt"/>
    </style:style>
    <style:style style:name="ce15" style:family="table-cell" style:parent-style-name="Default">
      <style:table-cell-properties fo:background-color="#ffffff" style:text-align-source="fix" style:repeat-content="false"/>
      <style:paragraph-properties fo:text-align="center" fo:margin-left="0pt"/>
    </style:style>
    <style:style style:name="ce16"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style>
    <style:style style:name="ce17"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style>
    <style:style style:name="ce18" style:family="table-cell" style:parent-style-name="Default">
      <style:table-cell-properties fo:background-color="#ffffff" style:text-align-source="fix" style:repeat-content="false" style:rotation-angle="90" style:vertical-align="bottom"/>
      <style:paragraph-properties fo:text-align="center"/>
    </style:style>
    <style:style style:name="ce19" style:family="table-cell" style:parent-style-name="Default">
      <style:table-cell-properties style:text-align-source="fix" style:repeat-content="false" fo:background-color="transparent" fo:border="0.74pt solid #000000"/>
      <style:paragraph-properties fo:text-align="center" fo:margin-left="0pt"/>
    </style:style>
    <style:style style:name="ce20" style:family="table-cell" style:parent-style-name="Default">
      <style:table-cell-properties fo:background-color="#ffffff" style:text-align-source="fix" style:repeat-content="false" style:rotation-angle="90" style:vertical-align="bottom"/>
      <style:paragraph-properties fo:text-align="center" fo:margin-left="0pt"/>
    </style:style>
    <style:style style:name="ce21" style:family="table-cell" style:parent-style-name="Default">
      <style:table-cell-properties fo:background-color="#ffffff" style:text-align-source="fix" style:repeat-content="false" fo:border="0.74pt soli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88">
          <table:table-cell table:number-columns-repeated="33"/>
        </table:table-row>
        <table:table-row table:style-name="ro1">
          <table:table-cell/>
          <table:table-cell table:style-name="ce12" office:value-type="string" calcext:value-type="string">
            <text:p>Addr:</text:p>
          </table:table-cell>
          <table:table-cell table:style-name="ce12"/>
          <table:table-cell table:style-name="ce12" office:value-type="string" calcext:value-type="string">
            <text:p>0xB</text:p>
          </table:table-cell>
          <table:table-cell table:style-name="ce12" table:number-columns-repeated="3"/>
          <table:table-cell table:style-name="ce12" office:value-type="string" calcext:value-type="string">
            <text:p>Access:</text:p>
          </table:table-cell>
          <table:table-cell table:style-name="ce12" table:number-columns-repeated="2"/>
          <table:table-cell table:style-name="ce12" office:value-type="string" calcext:value-type="string">
            <text:p>Read/Write</text:p>
          </table:table-cell>
          <table:table-cell table:style-name="ce12" table:number-columns-repeated="22"/>
        </table:table-row>
        <table:table-row table:style-name="ro1">
          <table:table-cell/>
          <table:table-cell table:style-name="ce12" table:number-columns-repeated="32"/>
        </table:table-row>
        <table:table-row table:style-name="ro2">
          <table:table-cell/>
          <table:table-cell table:style-name="ce13" table:number-columns-repeated="21"/>
          <table:table-cell table:style-name="ce18" table:number-columns-spanned="3" table:number-rows-spanned="1"/>
          <table:covered-table-cell table:number-columns-repeated="2" table:style-name="ce13"/>
          <table:table-cell table:style-name="ce13" table:number-columns-repeated="3"/>
          <table:table-cell table:style-name="ce13" office:value-type="string" calcext:value-type="string">
            <text:p>INT_CMD_CIE</text:p>
          </table:table-cell>
          <table:table-cell table:style-name="ce13" office:value-type="string" calcext:value-type="string">
            <text:p>INT_CMD_CCRCE</text:p>
          </table:table-cell>
          <table:table-cell table:style-name="ce13" office:value-type="string" calcext:value-type="string">
            <text:p>INT_CMD_CTE</text:p>
          </table:table-cell>
          <table:table-cell table:style-name="ce20" office:value-type="string" calcext:value-type="string">
            <text:p>INT_CMD_EI</text:p>
          </table:table-cell>
          <table:table-cell table:style-name="ce13" office:value-type="string" calcext:value-type="string">
            <text:p>INT_CMD_CC</text:p>
          </table:table-cell>
        </table:table-row>
        <table:table-row table:style-name="ro1">
          <table:table-cell/>
          <table:table-cell table:number-columns-repeated="7" table:style-name="ce14" office:value-type="float" office:value="0" calcext:value-type="float">
            <text:p>0</text:p>
          </table:table-cell>
          <table:table-cell table:style-name="ce16" office:value-type="float" office:value="0" calcext:value-type="float">
            <text:p>0</text:p>
          </table:table-cell>
          <table:table-cell table:number-columns-repeated="7" table:style-name="ce14" office:value-type="float" office:value="0" calcext:value-type="float">
            <text:p>0</text:p>
          </table:table-cell>
          <table:table-cell table:style-name="ce17" office:value-type="float" office:value="0" calcext:value-type="float">
            <text:p>0</text:p>
          </table:table-cell>
          <table:table-cell table:number-columns-repeated="7" table:style-name="ce14" office:value-type="float" office:value="0" calcext:value-type="float">
            <text:p>0</text:p>
          </table:table-cell>
          <table:table-cell table:style-name="ce16" office:value-type="float" office:value="0" calcext:value-type="float">
            <text:p>0</text:p>
          </table:table-cell>
          <table:table-cell table:number-columns-repeated="3" table:style-name="ce14" office:value-type="float" office:value="0" calcext:value-type="float">
            <text:p>0</text:p>
          </table:table-cell>
          <table:table-cell table:number-columns-repeated="4" table:style-name="ce19" office:value-type="float" office:value="0" calcext:value-type="float">
            <text:p>0</text:p>
          </table:table-cell>
          <table:table-cell table:style-name="ce21" office:value-type="float" office:value="0" calcext:value-type="float">
            <text:p>0</text:p>
          </table:table-cell>
        </table:table-row>
        <table:table-row table:style-name="ro1">
          <table:table-cell/>
          <table:table-cell table:style-name="ce15" office:value-type="float" office:value="31" calcext:value-type="float">
            <text:p>31</text:p>
          </table:table-cell>
          <table:table-cell table:style-name="ce15" table:number-columns-repeated="30"/>
          <table:table-cell table:style-name="ce15" office:value-type="float" office:value="0" calcext:value-type="float">
            <text:p>0</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1">00/00/0000</text:date>, <text:time style:data-style-name="N2" text:time-value="18:41:31.62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ro2" style:family="table-row">
      <style:table-row-properties style:row-height="83.5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10"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2" style:family="table-cell" style:parent-style-name="Default">
      <style:table-cell-properties fo:background-color="#ffffff" style:rotation-angle="90"/>
      <style:text-properties style:text-position=""/>
    </style:style>
    <style:style style:name="ce3" style:family="table-cell" style:parent-style-name="Default">
      <style:table-cell-properties fo:background-color="#dddddd"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ackground-color="#ffffff" style:text-align-source="fix" style:repeat-content="false"/>
      <style:paragraph-properties fo:text-align="center" fo:margin-left="0pt"/>
      <style:text-properties style:text-position=""/>
    </style:style>
    <style:style style:name="ce5"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ackground-color="#ffffff" style:text-align-source="fix" style:repeat-content="false" style:rotation-angle="90" style:vertical-align="bottom"/>
      <style:paragraph-properties fo:text-align="center"/>
      <style:text-properties style:text-position=""/>
    </style:style>
    <style:style style:name="ce8" style:family="table-cell" style:parent-style-name="Default">
      <style:table-cell-properties style:text-align-source="fix" style:repeat-content="false" fo:background-color="transparent" fo:border="0.74pt solid #000000"/>
      <style:paragraph-properties fo:text-align="center" fo:margin-left="0pt"/>
      <style:text-properties style:text-position=""/>
    </style:style>
    <style:style style:name="ce9" style:family="table-cell" style:parent-style-name="Default">
      <style:table-cell-properties fo:background-color="#ffffff" style:text-align-source="fix" style:repeat-content="false" style:rotation-angle="90" style:vertical-align="bottom"/>
      <style:paragraph-properties fo:text-align="center" fo:margin-left="0pt"/>
      <style:text-properties style:text-position=""/>
    </style:style>
    <style:style style:name="ce12" style:family="table-cell" style:parent-style-name="Default">
      <style:table-cell-properties fo:background-color="#ffffff"/>
    </style:style>
    <style:style style:name="ce13" style:family="table-cell" style:parent-style-name="Default">
      <style:table-cell-properties fo:background-color="#ffffff" style:rotation-angle="90"/>
    </style:style>
    <style:style style:name="ce14" style:family="table-cell" style:parent-style-name="Default">
      <style:table-cell-properties fo:background-color="#dddddd" style:text-align-source="fix" style:repeat-content="false" fo:border="0.74pt solid #000000"/>
      <style:paragraph-properties fo:text-align="center" fo:margin-left="0pt"/>
    </style:style>
    <style:style style:name="ce15" style:family="table-cell" style:parent-style-name="Default">
      <style:table-cell-properties fo:background-color="#ffffff" style:text-align-source="fix" style:repeat-content="false"/>
      <style:paragraph-properties fo:text-align="center" fo:margin-left="0pt"/>
    </style:style>
    <style:style style:name="ce16"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style>
    <style:style style:name="ce17"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style>
    <style:style style:name="ce18" style:family="table-cell" style:parent-style-name="Default">
      <style:table-cell-properties fo:background-color="#ffffff" style:text-align-source="fix" style:repeat-content="false" style:rotation-angle="90" style:vertical-align="bottom"/>
      <style:paragraph-properties fo:text-align="center"/>
    </style:style>
    <style:style style:name="ce19" style:family="table-cell" style:parent-style-name="Default">
      <style:table-cell-properties style:text-align-source="fix" style:repeat-content="false" fo:background-color="transparent" fo:border="0.74pt solid #000000"/>
      <style:paragraph-properties fo:text-align="center" fo:margin-left="0pt"/>
    </style:style>
    <style:style style:name="ce20" style:family="table-cell" style:parent-style-name="Default">
      <style:table-cell-properties fo:background-color="#ffffff" style:text-align-source="fix" style:repeat-content="false" style:rotation-angle="90" style:vertical-align="bottom"/>
      <style:paragraph-properties fo:text-align="center" fo:margin-left="0pt"/>
    </style:style>
    <style:style style:name="ce21" style:family="table-cell" style:parent-style-name="Default">
      <style:table-cell-properties fo:background-color="#ffffff" style:text-align-source="fix" style:repeat-content="false" fo:border="0.74pt soli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95">
          <table:table-cell table:number-columns-repeated="33"/>
        </table:table-row>
        <table:table-row table:style-name="ro1">
          <table:table-cell/>
          <table:table-cell table:style-name="ce12" office:value-type="string" calcext:value-type="string">
            <text:p>Addr:</text:p>
          </table:table-cell>
          <table:table-cell table:style-name="ce12"/>
          <table:table-cell table:style-name="ce12" office:value-type="string" calcext:value-type="string">
            <text:p>0xC</text:p>
          </table:table-cell>
          <table:table-cell table:style-name="ce12" table:number-columns-repeated="3"/>
          <table:table-cell table:style-name="ce12" office:value-type="string" calcext:value-type="string">
            <text:p>Access:</text:p>
          </table:table-cell>
          <table:table-cell table:style-name="ce12" table:number-columns-repeated="2"/>
          <table:table-cell table:style-name="ce12" office:value-type="string" calcext:value-type="string">
            <text:p>Readable, Write clears all</text:p>
          </table:table-cell>
          <table:table-cell table:style-name="ce12" table:number-columns-repeated="22"/>
        </table:table-row>
        <table:table-row table:style-name="ro1">
          <table:table-cell/>
          <table:table-cell table:style-name="ce12" table:number-columns-repeated="32"/>
        </table:table-row>
        <table:table-row table:style-name="ro2">
          <table:table-cell/>
          <table:table-cell table:style-name="ce13" table:number-columns-repeated="21"/>
          <table:table-cell table:style-name="ce18" table:number-columns-spanned="3" table:number-rows-spanned="1"/>
          <table:covered-table-cell table:number-columns-repeated="2" table:style-name="ce13"/>
          <table:table-cell table:style-name="ce13" table:number-columns-repeated="5"/>
          <table:table-cell table:style-name="ce13" office:value-type="string" calcext:value-type="string">
            <text:p>INT_DATA_CTE</text:p>
          </table:table-cell>
          <table:table-cell table:style-name="ce20" office:value-type="string" calcext:value-type="string">
            <text:p>INT_DATA_CCRCE</text:p>
          </table:table-cell>
          <table:table-cell table:style-name="ce13" office:value-type="string" calcext:value-type="string">
            <text:p>INT_DATA_CC</text:p>
          </table:table-cell>
        </table:table-row>
        <table:table-row table:style-name="ro1">
          <table:table-cell/>
          <table:table-cell table:number-columns-repeated="7" table:style-name="ce14" office:value-type="float" office:value="0" calcext:value-type="float">
            <text:p>0</text:p>
          </table:table-cell>
          <table:table-cell table:style-name="ce16" office:value-type="float" office:value="0" calcext:value-type="float">
            <text:p>0</text:p>
          </table:table-cell>
          <table:table-cell table:number-columns-repeated="7" table:style-name="ce14" office:value-type="float" office:value="0" calcext:value-type="float">
            <text:p>0</text:p>
          </table:table-cell>
          <table:table-cell table:style-name="ce17" office:value-type="float" office:value="0" calcext:value-type="float">
            <text:p>0</text:p>
          </table:table-cell>
          <table:table-cell table:number-columns-repeated="7" table:style-name="ce14" office:value-type="float" office:value="0" calcext:value-type="float">
            <text:p>0</text:p>
          </table:table-cell>
          <table:table-cell table:style-name="ce16" office:value-type="float" office:value="0" calcext:value-type="float">
            <text:p>0</text:p>
          </table:table-cell>
          <table:table-cell table:number-columns-repeated="5" table:style-name="ce14" office:value-type="float" office:value="0" calcext:value-type="float">
            <text:p>0</text:p>
          </table:table-cell>
          <table:table-cell table:style-name="ce19" office:value-type="float" office:value="0" calcext:value-type="float">
            <text:p>0</text:p>
          </table:table-cell>
          <table:table-cell table:number-columns-repeated="2" table:style-name="ce21" office:value-type="float" office:value="0" calcext:value-type="float">
            <text:p>0</text:p>
          </table:table-cell>
        </table:table-row>
        <table:table-row table:style-name="ro1">
          <table:table-cell/>
          <table:table-cell table:style-name="ce15" office:value-type="float" office:value="31" calcext:value-type="float">
            <text:p>31</text:p>
          </table:table-cell>
          <table:table-cell table:style-name="ce15" table:number-columns-repeated="30"/>
          <table:table-cell table:style-name="ce15" office:value-type="float" office:value="0" calcext:value-type="float">
            <text:p>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1">00/00/0000</text:date>, <text:time style:data-style-name="N2" text:time-value="19:11:25.43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ro2" style:family="table-row">
      <style:table-row-properties style:row-height="83.5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10"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2" style:family="table-cell" style:parent-style-name="Default">
      <style:table-cell-properties fo:background-color="#ffffff" style:rotation-angle="90"/>
      <style:text-properties style:text-position=""/>
    </style:style>
    <style:style style:name="ce3" style:family="table-cell" style:parent-style-name="Default">
      <style:table-cell-properties fo:background-color="#dddddd"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ackground-color="#ffffff" style:text-align-source="fix" style:repeat-content="false"/>
      <style:paragraph-properties fo:text-align="center" fo:margin-left="0pt"/>
      <style:text-properties style:text-position=""/>
    </style:style>
    <style:style style:name="ce5"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ackground-color="#ffffff" style:text-align-source="fix" style:repeat-content="false" style:rotation-angle="90" style:vertical-align="bottom"/>
      <style:paragraph-properties fo:text-align="center"/>
      <style:text-properties style:text-position=""/>
    </style:style>
    <style:style style:name="ce8" style:family="table-cell" style:parent-style-name="Default">
      <style:table-cell-properties style:text-align-source="fix" style:repeat-content="false" fo:background-color="transparent" fo:border="0.74pt solid #000000"/>
      <style:paragraph-properties fo:text-align="center" fo:margin-left="0pt"/>
      <style:text-properties style:text-position=""/>
    </style:style>
    <style:style style:name="ce9" style:family="table-cell" style:parent-style-name="Default">
      <style:table-cell-properties fo:background-color="#ffffff" style:text-align-source="fix" style:repeat-content="false" style:rotation-angle="90" style:vertical-align="bottom"/>
      <style:paragraph-properties fo:text-align="center" fo:margin-left="0pt"/>
      <style:text-properties style:text-position=""/>
    </style:style>
    <style:style style:name="ce12" style:family="table-cell" style:parent-style-name="Default">
      <style:table-cell-properties fo:background-color="#ffffff"/>
    </style:style>
    <style:style style:name="ce13" style:family="table-cell" style:parent-style-name="Default">
      <style:table-cell-properties fo:background-color="#ffffff" style:rotation-angle="90"/>
    </style:style>
    <style:style style:name="ce14" style:family="table-cell" style:parent-style-name="Default">
      <style:table-cell-properties fo:background-color="#dddddd" style:text-align-source="fix" style:repeat-content="false" fo:border="0.74pt solid #000000"/>
      <style:paragraph-properties fo:text-align="center" fo:margin-left="0pt"/>
    </style:style>
    <style:style style:name="ce15" style:family="table-cell" style:parent-style-name="Default">
      <style:table-cell-properties fo:background-color="#ffffff" style:text-align-source="fix" style:repeat-content="false"/>
      <style:paragraph-properties fo:text-align="center" fo:margin-left="0pt"/>
    </style:style>
    <style:style style:name="ce16"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style>
    <style:style style:name="ce17"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style>
    <style:style style:name="ce18" style:family="table-cell" style:parent-style-name="Default">
      <style:table-cell-properties fo:background-color="#ffffff" style:text-align-source="fix" style:repeat-content="false" style:rotation-angle="90" style:vertical-align="bottom"/>
      <style:paragraph-properties fo:text-align="center"/>
    </style:style>
    <style:style style:name="ce19" style:family="table-cell" style:parent-style-name="Default">
      <style:table-cell-properties style:text-align-source="fix" style:repeat-content="false" fo:background-color="transparent" fo:border="0.74pt solid #000000"/>
      <style:paragraph-properties fo:text-align="center" fo:margin-left="0pt"/>
    </style:style>
    <style:style style:name="ce20" style:family="table-cell" style:parent-style-name="Default">
      <style:table-cell-properties fo:background-color="#ffffff" style:text-align-source="fix" style:repeat-content="false" style:rotation-angle="90" style:vertical-align="bottom"/>
      <style:paragraph-properties fo:text-align="center" fo:margin-left="0pt"/>
    </style:style>
    <style:style style:name="ce21" style:family="table-cell" style:parent-style-name="Default">
      <style:table-cell-properties fo:background-color="#ffffff" style:text-align-source="fix" style:repeat-content="false" fo:border="0.74pt soli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102">
          <table:table-cell table:number-columns-repeated="33"/>
        </table:table-row>
        <table:table-row table:style-name="ro1">
          <table:table-cell/>
          <table:table-cell table:style-name="ce12" office:value-type="string" calcext:value-type="string">
            <text:p>Addr:</text:p>
          </table:table-cell>
          <table:table-cell table:style-name="ce12"/>
          <table:table-cell table:style-name="ce12" office:value-type="string" calcext:value-type="string">
            <text:p>0xD</text:p>
          </table:table-cell>
          <table:table-cell table:style-name="ce12" table:number-columns-repeated="3"/>
          <table:table-cell table:style-name="ce12" office:value-type="string" calcext:value-type="string">
            <text:p>Access:</text:p>
          </table:table-cell>
          <table:table-cell table:style-name="ce12" table:number-columns-repeated="2"/>
          <table:table-cell table:style-name="ce12" office:value-type="string" calcext:value-type="string">
            <text:p>Read/Write</text:p>
          </table:table-cell>
          <table:table-cell table:style-name="ce12" table:number-columns-repeated="22"/>
        </table:table-row>
        <table:table-row table:style-name="ro1">
          <table:table-cell/>
          <table:table-cell table:style-name="ce12" table:number-columns-repeated="32"/>
        </table:table-row>
        <table:table-row table:style-name="ro2">
          <table:table-cell/>
          <table:table-cell table:style-name="ce13" table:number-columns-repeated="21"/>
          <table:table-cell table:style-name="ce18" table:number-columns-spanned="3" table:number-rows-spanned="1"/>
          <table:covered-table-cell table:number-columns-repeated="2" table:style-name="ce13"/>
          <table:table-cell table:style-name="ce13" table:number-columns-repeated="5"/>
          <table:table-cell table:style-name="ce13" office:value-type="string" calcext:value-type="string">
            <text:p>INT_DATA_CTE</text:p>
          </table:table-cell>
          <table:table-cell table:style-name="ce20" office:value-type="string" calcext:value-type="string">
            <text:p>INT_DATA_CCRCE</text:p>
          </table:table-cell>
          <table:table-cell table:style-name="ce13" office:value-type="string" calcext:value-type="string">
            <text:p>INT_DATA_CC</text:p>
          </table:table-cell>
        </table:table-row>
        <table:table-row table:style-name="ro1">
          <table:table-cell/>
          <table:table-cell table:number-columns-repeated="7" table:style-name="ce14" office:value-type="float" office:value="0" calcext:value-type="float">
            <text:p>0</text:p>
          </table:table-cell>
          <table:table-cell table:style-name="ce16" office:value-type="float" office:value="0" calcext:value-type="float">
            <text:p>0</text:p>
          </table:table-cell>
          <table:table-cell table:number-columns-repeated="7" table:style-name="ce14" office:value-type="float" office:value="0" calcext:value-type="float">
            <text:p>0</text:p>
          </table:table-cell>
          <table:table-cell table:style-name="ce17" office:value-type="float" office:value="0" calcext:value-type="float">
            <text:p>0</text:p>
          </table:table-cell>
          <table:table-cell table:number-columns-repeated="7" table:style-name="ce14" office:value-type="float" office:value="0" calcext:value-type="float">
            <text:p>0</text:p>
          </table:table-cell>
          <table:table-cell table:style-name="ce16" office:value-type="float" office:value="0" calcext:value-type="float">
            <text:p>0</text:p>
          </table:table-cell>
          <table:table-cell table:number-columns-repeated="5" table:style-name="ce14" office:value-type="float" office:value="0" calcext:value-type="float">
            <text:p>0</text:p>
          </table:table-cell>
          <table:table-cell table:number-columns-repeated="2" table:style-name="ce19" office:value-type="float" office:value="0" calcext:value-type="float">
            <text:p>0</text:p>
          </table:table-cell>
          <table:table-cell table:style-name="ce21" office:value-type="float" office:value="0" calcext:value-type="float">
            <text:p>0</text:p>
          </table:table-cell>
        </table:table-row>
        <table:table-row table:style-name="ro1">
          <table:table-cell/>
          <table:table-cell table:style-name="ce15" office:value-type="float" office:value="31" calcext:value-type="float">
            <text:p>31</text:p>
          </table:table-cell>
          <table:table-cell table:style-name="ce15" table:number-columns-repeated="30"/>
          <table:table-cell table:style-name="ce15" office:value-type="float" office:value="0" calcext:value-type="float">
            <text:p>0</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1">00/00/0000</text:date>, <text:time style:data-style-name="N2" text:time-value="19:11:58.33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3"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8" style:family="table-cell" style:parent-style-name="Default">
      <style:table-cell-properties fo:background-color="#ffffff"/>
    </style:style>
    <style:style style:name="ce9"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10" style:family="table-cell" style:parent-style-name="Default">
      <style:table-cell-properties fo:background-color="#ffffff" style:text-align-source="fix" style:repeat-content="false" fo:border="0.74pt solid #000000"/>
      <style:paragraph-properties fo:text-align="center" fo:margin-left="0pt"/>
    </style:style>
    <style:style style:name="ce11" style:family="table-cell" style:parent-style-name="Default">
      <style:table-cell-properties fo:border-bottom="0.74pt solid #000000" fo:background-color="#ffffff" fo:border-left="none" fo:border-right="none" fo:border-top="none"/>
    </style:style>
    <style:style style:name="ce12"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13"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style>
    <style:style style:name="ce14"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109">
          <table:table-cell table:number-columns-repeated="33"/>
        </table:table-row>
        <table:table-row table:style-name="ro1">
          <table:table-cell/>
          <table:table-cell table:style-name="ce8" office:value-type="string" calcext:value-type="string">
            <text:p>Addr:</text:p>
          </table:table-cell>
          <table:table-cell table:style-name="ce8"/>
          <table:table-cell table:style-name="ce8" office:value-type="string" calcext:value-type="string">
            <text:p>0xE</text:p>
          </table:table-cell>
          <table:table-cell table:style-name="ce8" table:number-columns-repeated="3"/>
          <table:table-cell table:style-name="ce8" office:value-type="string" calcext:value-type="string">
            <text:p>Access:</text:p>
          </table:table-cell>
          <table:table-cell table:style-name="ce8" table:number-columns-repeated="2"/>
          <table:table-cell table:style-name="ce8" office:value-type="string" calcext:value-type="string">
            <text:p>Read/Write</text:p>
          </table:table-cell>
          <table:table-cell table:style-name="ce8" table:number-columns-repeated="22"/>
        </table:table-row>
        <table:table-row table:style-name="ro1">
          <table:table-cell/>
          <table:table-cell table:style-name="ce8" table:number-columns-repeated="32"/>
        </table:table-row>
        <table:table-row table:style-name="ro1">
          <table:table-cell/>
          <table:table-cell table:style-name="ce9" office:value-type="string" calcext:value-type="string" table:number-columns-spanned="32" table:number-rows-spanned="1">
            <text:p>dma_addr_reg</text:p>
          </table:table-cell>
          <table:covered-table-cell table:number-columns-repeated="15" table:style-name="ce11"/>
          <table:covered-table-cell table:style-name="ce14"/>
          <table:covered-table-cell table:number-columns-repeated="2" table:style-name="ce11"/>
          <table:covered-table-cell table:style-name="ce14"/>
          <table:covered-table-cell table:number-columns-repeated="3" table:style-name="ce11"/>
          <table:covered-table-cell table:number-columns-repeated="2" table:style-name="ce14"/>
          <table:covered-table-cell table:number-columns-repeated="7" table:style-name="ce11"/>
        </table:table-row>
        <table:table-row table:style-name="ro1">
          <table:table-cell/>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7" table:style-name="ce10" office:value-type="float" office:value="0" calcext:value-type="float">
            <text:p>0</text:p>
          </table:table-cell>
          <table:table-cell table:style-name="ce13" office:value-type="float" office:value="0" calcext:value-type="float">
            <text:p>0</text:p>
          </table:table-cell>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8" table:style-name="ce10" office:value-type="float" office:value="0" calcext:value-type="float">
            <text:p>0</text:p>
          </table:table-cell>
        </table:table-row>
        <table:table-row table:style-name="ro1">
          <table:table-cell/>
          <table:table-cell table:style-name="ce8" office:value-type="float" office:value="31" calcext:value-type="float">
            <text:p>31</text:p>
          </table:table-cell>
          <table:table-cell table:style-name="ce8" table:number-columns-repeated="30"/>
          <table:table-cell table:style-name="ce8" office:value-type="float" office:value="0" calcext:value-type="float">
            <text:p>0</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1">00/00/0000</text:date>, <text:time style:data-style-name="N2" text:time-value="19:15:13.43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10"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2"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3" style:family="table-cell" style:parent-style-name="Default">
      <style:table-cell-properties fo:background-color="#dddddd"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ackground-color="#ffffff" style:text-align-source="fix" style:repeat-content="false" fo:border="0.74pt solid #000000" style:vertical-align="middle"/>
      <style:paragraph-properties fo:text-align="center"/>
      <style:text-properties style:text-position=""/>
    </style:style>
    <style:style style:name="ce8" style:family="table-cell" style:parent-style-name="Default">
      <style:table-cell-properties style:text-align-source="fix" style:repeat-content="false" fo:background-color="transparent" fo:border="0.74pt solid #000000"/>
      <style:paragraph-properties fo:text-align="center" fo:margin-left="0pt"/>
      <style:text-properties style:text-position=""/>
    </style:style>
    <style:style style:name="ce9"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12" style:family="table-cell" style:parent-style-name="Default">
      <style:table-cell-properties fo:background-color="#ffffff"/>
    </style:style>
    <style:style style:name="ce13"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style:style style:name="ce14" style:family="table-cell" style:parent-style-name="Default">
      <style:table-cell-properties fo:background-color="#dddddd" style:text-align-source="fix" style:repeat-content="false" fo:border="0.74pt solid #000000"/>
      <style:paragraph-properties fo:text-align="center" fo:margin-left="0pt"/>
    </style:style>
    <style:style style:name="ce15" style:family="table-cell" style:parent-style-name="Default">
      <style:table-cell-properties fo:border-bottom="0.74pt solid #000000" fo:background-color="#ffffff" fo:border-left="none" fo:border-right="none" fo:border-top="none"/>
    </style:style>
    <style:style style:name="ce16"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style>
    <style:style style:name="ce17"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style>
    <style:style style:name="ce18" style:family="table-cell" style:parent-style-name="Default">
      <style:table-cell-properties fo:background-color="#ffffff" style:text-align-source="fix" style:repeat-content="false" fo:border="0.74pt solid #000000" style:vertical-align="middle"/>
      <style:paragraph-properties fo:text-align="center"/>
    </style:style>
    <style:style style:name="ce19" style:family="table-cell" style:parent-style-name="Default">
      <style:table-cell-properties style:text-align-source="fix" style:repeat-content="false" fo:background-color="transparent" fo:border="0.74pt solid #000000"/>
      <style:paragraph-properties fo:text-align="center" fo:margin-left="0pt"/>
    </style:style>
    <style:style style:name="ce20"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21" style:family="table-cell" style:parent-style-name="Default">
      <style:table-cell-properties fo:background-color="#ffffff" style:text-align-source="fix" style:repeat-content="false" fo:border="0.74pt soli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10">
          <table:table-cell table:number-columns-repeated="33"/>
        </table:table-row>
        <table:table-row table:style-name="ro1">
          <table:table-cell/>
          <table:table-cell table:style-name="ce12" office:value-type="string" calcext:value-type="string">
            <text:p>Addr:</text:p>
          </table:table-cell>
          <table:table-cell table:style-name="ce12"/>
          <table:table-cell table:style-name="ce12" office:value-type="string" calcext:value-type="string">
            <text:p>0x0</text:p>
          </table:table-cell>
          <table:table-cell table:style-name="ce12" table:number-columns-repeated="3"/>
          <table:table-cell table:style-name="ce12" office:value-type="string" calcext:value-type="string">
            <text:p>Access:</text:p>
          </table:table-cell>
          <table:table-cell table:style-name="ce12" table:number-columns-repeated="2"/>
          <table:table-cell table:style-name="ce12" office:value-type="string" calcext:value-type="string">
            <text:p>Read/Write</text:p>
          </table:table-cell>
          <table:table-cell table:style-name="ce12" table:number-columns-repeated="22"/>
        </table:table-row>
        <table:table-row table:style-name="ro1">
          <table:table-cell/>
          <table:table-cell table:style-name="ce12" table:number-columns-repeated="32"/>
        </table:table-row>
        <table:table-row table:style-name="ro1">
          <table:table-cell/>
          <table:table-cell table:style-name="ce13"/>
          <table:table-cell table:style-name="ce15" table:number-columns-repeated="15"/>
          <table:table-cell table:style-name="ce13"/>
          <table:table-cell table:style-name="ce15" table:number-columns-repeated="2"/>
          <table:table-cell table:style-name="ce13"/>
          <table:table-cell table:style-name="ce18" office:value-type="string" calcext:value-type="string" table:number-columns-spanned="12" table:number-rows-spanned="1">
            <text:p>blk_size_reg</text:p>
          </table:table-cell>
          <table:covered-table-cell table:number-columns-repeated="2" table:style-name="ce15"/>
          <table:covered-table-cell table:style-name="ce13"/>
          <table:covered-table-cell table:number-columns-repeated="8" table:style-name="ce15"/>
        </table:table-row>
        <table:table-row table:style-name="ro1">
          <table:table-cell/>
          <table:table-cell table:number-columns-repeated="7" table:style-name="ce14" office:value-type="float" office:value="0" calcext:value-type="float">
            <text:p>0</text:p>
          </table:table-cell>
          <table:table-cell table:style-name="ce16" office:value-type="float" office:value="0" calcext:value-type="float">
            <text:p>0</text:p>
          </table:table-cell>
          <table:table-cell table:number-columns-repeated="7" table:style-name="ce14" office:value-type="float" office:value="0" calcext:value-type="float">
            <text:p>0</text:p>
          </table:table-cell>
          <table:table-cell table:style-name="ce17" office:value-type="float" office:value="0" calcext:value-type="float">
            <text:p>0</text:p>
          </table:table-cell>
          <table:table-cell table:number-columns-repeated="4" table:style-name="ce14" office:value-type="float" office:value="0" calcext:value-type="float">
            <text:p>0</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20" office:value-type="float" office:value="0" calcext:value-type="float">
            <text:p>0</text:p>
          </table:table-cell>
          <table:table-cell table:number-columns-repeated="8" table:style-name="ce21" office:value-type="float" office:value="0" calcext:value-type="float">
            <text:p>0</text:p>
          </table:table-cell>
        </table:table-row>
        <table:table-row table:style-name="ro1">
          <table:table-cell/>
          <table:table-cell table:style-name="ce12" office:value-type="float" office:value="31" calcext:value-type="float">
            <text:p>31</text:p>
          </table:table-cell>
          <table:table-cell table:style-name="ce12" table:number-columns-repeated="30"/>
          <table:table-cell table:style-name="ce12" office:value-type="float" office:value="0" calcext:value-type="float">
            <text:p>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1">00/00/0000</text:date>, <text:time style:data-style-name="N2" text:time-value="15:07:09.51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10"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11"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2"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3" style:family="table-cell" style:parent-style-name="Default">
      <style:table-cell-properties fo:background-color="#dddddd"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8" style:family="table-cell" style:parent-style-name="Default">
      <style:table-cell-properties style:text-align-source="fix" style:repeat-content="false" fo:background-color="transparent" fo:border="0.74pt solid #000000"/>
      <style:paragraph-properties fo:text-align="center" fo:margin-left="0pt"/>
      <style:text-properties style:text-position=""/>
    </style:style>
    <style:style style:name="ce9"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style:text-properties style:text-position=""/>
    </style:style>
    <style:style style:name="ce14" style:family="table-cell" style:parent-style-name="Default">
      <style:table-cell-properties fo:background-color="#ffffff"/>
    </style:style>
    <style:style style:name="ce15"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style:style style:name="ce16" style:family="table-cell" style:parent-style-name="Default">
      <style:table-cell-properties fo:background-color="#dddddd" style:text-align-source="fix" style:repeat-content="false" fo:border="0.74pt solid #000000"/>
      <style:paragraph-properties fo:text-align="center" fo:margin-left="0pt"/>
    </style:style>
    <style:style style:name="ce17" style:family="table-cell" style:parent-style-name="Default">
      <style:table-cell-properties fo:border-bottom="0.74pt solid #000000" fo:background-color="#ffffff" fo:border-left="none" fo:border-right="none" fo:border-top="none"/>
    </style:style>
    <style:style style:name="ce18"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style>
    <style:style style:name="ce19"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style>
    <style:style style:name="ce20"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21" style:family="table-cell" style:parent-style-name="Default">
      <style:table-cell-properties style:text-align-source="fix" style:repeat-content="false" fo:background-color="transparent" fo:border="0.74pt solid #000000"/>
      <style:paragraph-properties fo:text-align="center" fo:margin-left="0pt"/>
    </style:style>
    <style:style style:name="ce22"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style:style>
    <style:style style:name="ce23"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24" style:family="table-cell" style:parent-style-name="Default">
      <style:table-cell-properties fo:background-color="#ffffff" style:text-align-source="fix" style:repeat-content="false" fo:border="0.74pt soli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17">
          <table:table-cell table:number-columns-repeated="33"/>
        </table:table-row>
        <table:table-row table:style-name="ro1">
          <table:table-cell/>
          <table:table-cell table:style-name="ce14" office:value-type="string" calcext:value-type="string">
            <text:p>Addr:</text:p>
          </table:table-cell>
          <table:table-cell table:style-name="ce14"/>
          <table:table-cell table:style-name="ce14" office:value-type="string" calcext:value-type="string">
            <text:p>0x1</text:p>
          </table:table-cell>
          <table:table-cell table:style-name="ce14" table:number-columns-repeated="3"/>
          <table:table-cell table:style-name="ce14" office:value-type="string" calcext:value-type="string">
            <text:p>Access:</text:p>
          </table:table-cell>
          <table:table-cell table:style-name="ce14" table:number-columns-repeated="2"/>
          <table:table-cell table:style-name="ce14" office:value-type="string" calcext:value-type="string">
            <text:p>Read/Write</text:p>
          </table:table-cell>
          <table:table-cell table:style-name="ce14" table:number-columns-repeated="22"/>
        </table:table-row>
        <table:table-row table:style-name="ro1">
          <table:table-cell/>
          <table:table-cell table:style-name="ce14" table:number-columns-repeated="32"/>
        </table:table-row>
        <table:table-row table:style-name="ro1">
          <table:table-cell/>
          <table:table-cell table:style-name="ce15"/>
          <table:table-cell table:style-name="ce17" table:number-columns-repeated="15"/>
          <table:table-cell table:style-name="ce20" office:value-type="string" calcext:value-type="string" table:number-columns-spanned="16" table:number-rows-spanned="1">
            <text:p>blk_count_reg</text:p>
          </table:table-cell>
          <table:covered-table-cell table:number-columns-repeated="2" table:style-name="ce17"/>
          <table:covered-table-cell table:style-name="ce15"/>
          <table:covered-table-cell table:style-name="ce22"/>
          <table:covered-table-cell table:number-columns-repeated="2" table:style-name="ce17"/>
          <table:covered-table-cell table:style-name="ce15"/>
          <table:covered-table-cell table:number-columns-repeated="8" table:style-name="ce17"/>
        </table:table-row>
        <table:table-row table:style-name="ro1">
          <table:table-cell/>
          <table:table-cell table:number-columns-repeated="7" table:style-name="ce16" office:value-type="float" office:value="0" calcext:value-type="float">
            <text:p>0</text:p>
          </table:table-cell>
          <table:table-cell table:style-name="ce18" office:value-type="float" office:value="0" calcext:value-type="float">
            <text:p>0</text:p>
          </table:table-cell>
          <table:table-cell table:number-columns-repeated="7" table:style-name="ce16" office:value-type="float" office:value="0" calcext:value-type="float">
            <text:p>0</text:p>
          </table:table-cell>
          <table:table-cell table:style-name="ce19" office:value-type="float" office:value="0" calcext:value-type="float">
            <text:p>0</text:p>
          </table:table-cell>
          <table:table-cell table:number-columns-repeated="7" table:style-name="ce21" office:value-type="float" office:value="0" calcext:value-type="float">
            <text:p>0</text:p>
          </table:table-cell>
          <table:table-cell table:style-name="ce23" office:value-type="float" office:value="0" calcext:value-type="float">
            <text:p>0</text:p>
          </table:table-cell>
          <table:table-cell table:number-columns-repeated="7" table:style-name="ce24" office:value-type="float" office:value="0" calcext:value-type="float">
            <text:p>0</text:p>
          </table:table-cell>
          <table:table-cell table:style-name="ce24" office:value-type="float" office:value="1" calcext:value-type="float">
            <text:p>1</text:p>
          </table:table-cell>
        </table:table-row>
        <table:table-row table:style-name="ro1">
          <table:table-cell/>
          <table:table-cell table:style-name="ce14" office:value-type="float" office:value="31" calcext:value-type="float">
            <text:p>31</text:p>
          </table:table-cell>
          <table:table-cell table:style-name="ce14" table:number-columns-repeated="30"/>
          <table:table-cell table:style-name="ce14" office:value-type="float" office:value="0" calcext:value-type="float">
            <text:p>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1">00/00/0000</text:date>, <text:time style:data-style-name="N2" text:time-value="15:10:29.06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10"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2"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3" style:family="table-cell" style:parent-style-name="Default">
      <style:table-cell-properties fo:background-color="#dddddd"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fo:margin-left="0pt"/>
      <style:text-properties style:text-position=""/>
    </style:style>
    <style:style style:name="ce8"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style:text-properties style:text-position=""/>
    </style:style>
    <style:style style:name="ce9" style:family="table-cell" style:parent-style-name="Default">
      <style:table-cell-properties fo:background-color="#ffffff" style:text-align-source="fix" style:repeat-content="false" fo:border="0.74pt solid #000000" style:vertical-align="middle"/>
      <style:paragraph-properties fo:text-align="center"/>
      <style:text-properties style:text-position=""/>
    </style:style>
    <style:style style:name="ce12" style:family="table-cell" style:parent-style-name="Default">
      <style:table-cell-properties fo:background-color="#ffffff"/>
    </style:style>
    <style:style style:name="ce13"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style:style style:name="ce14" style:family="table-cell" style:parent-style-name="Default">
      <style:table-cell-properties fo:background-color="#dddddd" style:text-align-source="fix" style:repeat-content="false" fo:border="0.74pt solid #000000"/>
      <style:paragraph-properties fo:text-align="center" fo:margin-left="0pt"/>
    </style:style>
    <style:style style:name="ce15" style:family="table-cell" style:parent-style-name="Default">
      <style:table-cell-properties fo:border-bottom="0.74pt solid #000000" fo:background-color="#ffffff" fo:border-left="none" fo:border-right="none" fo:border-top="none"/>
    </style:style>
    <style:style style:name="ce16"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style>
    <style:style style:name="ce17"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style>
    <style:style style:name="ce18"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fo:margin-left="0pt"/>
    </style:style>
    <style:style style:name="ce19"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ffffff" style:text-align-source="fix" style:repeat-content="false" fo:border="0.74pt solid #000000" style:vertical-align="middle"/>
      <style:paragraph-properties fo:text-align="center"/>
    </style:style>
    <style:style style:name="ce21" style:family="table-cell" style:parent-style-name="Default">
      <style:table-cell-properties fo:background-color="#ffffff" style:text-align-source="fix" style:repeat-content="false" fo:border="0.74pt soli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24">
          <table:table-cell table:number-columns-repeated="33"/>
        </table:table-row>
        <table:table-row table:style-name="ro1">
          <table:table-cell/>
          <table:table-cell table:style-name="ce12" office:value-type="string" calcext:value-type="string">
            <text:p>Addr:</text:p>
          </table:table-cell>
          <table:table-cell table:style-name="ce12"/>
          <table:table-cell table:style-name="ce12" office:value-type="string" calcext:value-type="string">
            <text:p>0x2</text:p>
          </table:table-cell>
          <table:table-cell table:style-name="ce12" table:number-columns-repeated="3"/>
          <table:table-cell table:style-name="ce12" office:value-type="string" calcext:value-type="string">
            <text:p>Access:</text:p>
          </table:table-cell>
          <table:table-cell table:style-name="ce12" table:number-columns-repeated="2"/>
          <table:table-cell table:style-name="ce12" office:value-type="string" calcext:value-type="string">
            <text:p>Read/Write</text:p>
          </table:table-cell>
          <table:table-cell table:style-name="ce12" table:number-columns-repeated="22"/>
        </table:table-row>
        <table:table-row table:style-name="ro1">
          <table:table-cell/>
          <table:table-cell table:style-name="ce12" table:number-columns-repeated="32"/>
        </table:table-row>
        <table:table-row table:style-name="ro1">
          <table:table-cell/>
          <table:table-cell table:style-name="ce13"/>
          <table:table-cell table:style-name="ce15" table:number-columns-repeated="15"/>
          <table:table-cell table:style-name="ce18"/>
          <table:table-cell table:style-name="ce15" table:number-columns-repeated="2"/>
          <table:table-cell table:style-name="ce13"/>
          <table:table-cell table:style-name="ce19"/>
          <table:table-cell table:style-name="ce15" table:number-columns-repeated="2"/>
          <table:table-cell table:style-name="ce13"/>
          <table:table-cell table:style-name="ce15" table:number-columns-repeated="2"/>
          <table:table-cell table:style-name="ce20" office:value-type="string" calcext:value-type="string" table:number-columns-spanned="6" table:number-rows-spanned="1">
            <text:p>cmd_index_reg</text:p>
          </table:table-cell>
          <table:covered-table-cell table:number-columns-repeated="5" table:style-name="ce15"/>
        </table:table-row>
        <table:table-row table:style-name="ro1">
          <table:table-cell/>
          <table:table-cell table:number-columns-repeated="7" table:style-name="ce14" office:value-type="float" office:value="0" calcext:value-type="float">
            <text:p>0</text:p>
          </table:table-cell>
          <table:table-cell table:style-name="ce16" office:value-type="float" office:value="0" calcext:value-type="float">
            <text:p>0</text:p>
          </table:table-cell>
          <table:table-cell table:number-columns-repeated="7" table:style-name="ce14" office:value-type="float" office:value="0" calcext:value-type="float">
            <text:p>0</text:p>
          </table:table-cell>
          <table:table-cell table:style-name="ce17" office:value-type="float" office:value="0" calcext:value-type="float">
            <text:p>0</text:p>
          </table:table-cell>
          <table:table-cell table:number-columns-repeated="7" table:style-name="ce14" office:value-type="float" office:value="0" calcext:value-type="float">
            <text:p>0</text:p>
          </table:table-cell>
          <table:table-cell table:style-name="ce16" office:value-type="float" office:value="0" calcext:value-type="float">
            <text:p>0</text:p>
          </table:table-cell>
          <table:table-cell table:number-columns-repeated="2" table:style-name="ce14" office:value-type="float" office:value="0" calcext:value-type="float">
            <text:p>0</text:p>
          </table:table-cell>
          <table:table-cell table:number-columns-repeated="6" table:style-name="ce21" office:value-type="float" office:value="0" calcext:value-type="float">
            <text:p>0</text:p>
          </table:table-cell>
        </table:table-row>
        <table:table-row table:style-name="ro1">
          <table:table-cell/>
          <table:table-cell table:style-name="ce12" office:value-type="float" office:value="31" calcext:value-type="float">
            <text:p>31</text:p>
          </table:table-cell>
          <table:table-cell table:style-name="ce12" table:number-columns-repeated="30"/>
          <table:table-cell table:style-name="ce12" office:value-type="float" office:value="0" calcext:value-type="float">
            <text:p>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1">00/00/0000</text:date>, <text:time style:data-style-name="N2" text:time-value="15:14:33.47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3"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8" style:family="table-cell" style:parent-style-name="Default">
      <style:table-cell-properties fo:background-color="#ffffff"/>
    </style:style>
    <style:style style:name="ce9"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10" style:family="table-cell" style:parent-style-name="Default">
      <style:table-cell-properties fo:background-color="#ffffff" style:text-align-source="fix" style:repeat-content="false" fo:border="0.74pt solid #000000"/>
      <style:paragraph-properties fo:text-align="center" fo:margin-left="0pt"/>
    </style:style>
    <style:style style:name="ce11" style:family="table-cell" style:parent-style-name="Default">
      <style:table-cell-properties fo:border-bottom="0.74pt solid #000000" fo:background-color="#ffffff" fo:border-left="none" fo:border-right="none" fo:border-top="none"/>
    </style:style>
    <style:style style:name="ce12"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13"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style>
    <style:style style:name="ce14"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31">
          <table:table-cell table:number-columns-repeated="33"/>
        </table:table-row>
        <table:table-row table:style-name="ro1">
          <table:table-cell/>
          <table:table-cell table:style-name="ce8" office:value-type="string" calcext:value-type="string">
            <text:p>Addr:</text:p>
          </table:table-cell>
          <table:table-cell table:style-name="ce8"/>
          <table:table-cell table:style-name="ce8" office:value-type="string" calcext:value-type="string">
            <text:p>0x3</text:p>
          </table:table-cell>
          <table:table-cell table:style-name="ce8" table:number-columns-repeated="3"/>
          <table:table-cell table:style-name="ce8" office:value-type="string" calcext:value-type="string">
            <text:p>Access:</text:p>
          </table:table-cell>
          <table:table-cell table:style-name="ce8" table:number-columns-repeated="2"/>
          <table:table-cell table:style-name="ce8" office:value-type="string" calcext:value-type="string">
            <text:p>Read/Write</text:p>
          </table:table-cell>
          <table:table-cell table:style-name="ce8" table:number-columns-repeated="22"/>
        </table:table-row>
        <table:table-row table:style-name="ro1">
          <table:table-cell/>
          <table:table-cell table:style-name="ce8" table:number-columns-repeated="32"/>
        </table:table-row>
        <table:table-row table:style-name="ro1">
          <table:table-cell/>
          <table:table-cell table:style-name="ce9" office:value-type="string" calcext:value-type="string" table:number-columns-spanned="32" table:number-rows-spanned="1">
            <text:p>argument_reg</text:p>
          </table:table-cell>
          <table:covered-table-cell table:number-columns-repeated="15" table:style-name="ce11"/>
          <table:covered-table-cell table:style-name="ce14"/>
          <table:covered-table-cell table:number-columns-repeated="2" table:style-name="ce11"/>
          <table:covered-table-cell table:style-name="ce14"/>
          <table:covered-table-cell table:number-columns-repeated="3" table:style-name="ce11"/>
          <table:covered-table-cell table:number-columns-repeated="2" table:style-name="ce14"/>
          <table:covered-table-cell table:number-columns-repeated="7" table:style-name="ce11"/>
        </table:table-row>
        <table:table-row table:style-name="ro1">
          <table:table-cell/>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7" table:style-name="ce10" office:value-type="float" office:value="0" calcext:value-type="float">
            <text:p>0</text:p>
          </table:table-cell>
          <table:table-cell table:style-name="ce13" office:value-type="float" office:value="0" calcext:value-type="float">
            <text:p>0</text:p>
          </table:table-cell>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8" table:style-name="ce10" office:value-type="float" office:value="0" calcext:value-type="float">
            <text:p>0</text:p>
          </table:table-cell>
        </table:table-row>
        <table:table-row table:style-name="ro1">
          <table:table-cell/>
          <table:table-cell table:style-name="ce8" office:value-type="float" office:value="31" calcext:value-type="float">
            <text:p>31</text:p>
          </table:table-cell>
          <table:table-cell table:style-name="ce8" table:number-columns-repeated="30"/>
          <table:table-cell table:style-name="ce8" office:value-type="float" office:value="0" calcext:value-type="float">
            <text:p>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1">00/00/0000</text:date>, <text:time style:data-style-name="N2" text:time-value="15:53:04.0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3"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8" style:family="table-cell" style:parent-style-name="Default">
      <style:table-cell-properties fo:background-color="#ffffff"/>
    </style:style>
    <style:style style:name="ce9"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10" style:family="table-cell" style:parent-style-name="Default">
      <style:table-cell-properties fo:background-color="#ffffff" style:text-align-source="fix" style:repeat-content="false" fo:border="0.74pt solid #000000"/>
      <style:paragraph-properties fo:text-align="center" fo:margin-left="0pt"/>
    </style:style>
    <style:style style:name="ce11" style:family="table-cell" style:parent-style-name="Default">
      <style:table-cell-properties fo:border-bottom="0.74pt solid #000000" fo:background-color="#ffffff" fo:border-left="none" fo:border-right="none" fo:border-top="none"/>
    </style:style>
    <style:style style:name="ce12"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13"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style>
    <style:style style:name="ce14"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38">
          <table:table-cell table:number-columns-repeated="33"/>
        </table:table-row>
        <table:table-row table:style-name="ro1">
          <table:table-cell/>
          <table:table-cell table:style-name="ce8" office:value-type="string" calcext:value-type="string">
            <text:p>Addr:</text:p>
          </table:table-cell>
          <table:table-cell table:style-name="ce8"/>
          <table:table-cell table:style-name="ce8" office:value-type="string" calcext:value-type="string">
            <text:p>0x4</text:p>
          </table:table-cell>
          <table:table-cell table:style-name="ce8" table:number-columns-repeated="3"/>
          <table:table-cell table:style-name="ce8" office:value-type="string" calcext:value-type="string">
            <text:p>Access:</text:p>
          </table:table-cell>
          <table:table-cell table:style-name="ce8" table:number-columns-repeated="2"/>
          <table:table-cell table:style-name="ce8" office:value-type="string" calcext:value-type="string">
            <text:p>Read Only</text:p>
          </table:table-cell>
          <table:table-cell table:style-name="ce8" table:number-columns-repeated="22"/>
        </table:table-row>
        <table:table-row table:style-name="ro1">
          <table:table-cell/>
          <table:table-cell table:style-name="ce8" table:number-columns-repeated="32"/>
        </table:table-row>
        <table:table-row table:style-name="ro1">
          <table:table-cell/>
          <table:table-cell table:style-name="ce9" office:value-type="string" calcext:value-type="string" table:number-columns-spanned="32" table:number-rows-spanned="1">
            <text:p>resp_0_reg</text:p>
          </table:table-cell>
          <table:covered-table-cell table:number-columns-repeated="15" table:style-name="ce11"/>
          <table:covered-table-cell table:style-name="ce14"/>
          <table:covered-table-cell table:number-columns-repeated="2" table:style-name="ce11"/>
          <table:covered-table-cell table:style-name="ce14"/>
          <table:covered-table-cell table:number-columns-repeated="3" table:style-name="ce11"/>
          <table:covered-table-cell table:number-columns-repeated="2" table:style-name="ce14"/>
          <table:covered-table-cell table:number-columns-repeated="7" table:style-name="ce11"/>
        </table:table-row>
        <table:table-row table:style-name="ro1">
          <table:table-cell/>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7" table:style-name="ce10" office:value-type="float" office:value="0" calcext:value-type="float">
            <text:p>0</text:p>
          </table:table-cell>
          <table:table-cell table:style-name="ce13" office:value-type="float" office:value="0" calcext:value-type="float">
            <text:p>0</text:p>
          </table:table-cell>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8" table:style-name="ce10" office:value-type="float" office:value="0" calcext:value-type="float">
            <text:p>0</text:p>
          </table:table-cell>
        </table:table-row>
        <table:table-row table:style-name="ro1">
          <table:table-cell/>
          <table:table-cell table:style-name="ce8" office:value-type="float" office:value="31" calcext:value-type="float">
            <text:p>31</text:p>
          </table:table-cell>
          <table:table-cell table:style-name="ce8" table:number-columns-repeated="30"/>
          <table:table-cell table:style-name="ce8" office:value-type="float" office:value="0" calcext:value-type="float">
            <text:p>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1">00/00/0000</text:date>, <text:time style:data-style-name="N2" text:time-value="16:04:32.6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3"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8" style:family="table-cell" style:parent-style-name="Default">
      <style:table-cell-properties fo:background-color="#ffffff"/>
    </style:style>
    <style:style style:name="ce9"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10" style:family="table-cell" style:parent-style-name="Default">
      <style:table-cell-properties fo:background-color="#ffffff" style:text-align-source="fix" style:repeat-content="false" fo:border="0.74pt solid #000000"/>
      <style:paragraph-properties fo:text-align="center" fo:margin-left="0pt"/>
    </style:style>
    <style:style style:name="ce11" style:family="table-cell" style:parent-style-name="Default">
      <style:table-cell-properties fo:border-bottom="0.74pt solid #000000" fo:background-color="#ffffff" fo:border-left="none" fo:border-right="none" fo:border-top="none"/>
    </style:style>
    <style:style style:name="ce12"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13"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style>
    <style:style style:name="ce14"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45">
          <table:table-cell table:number-columns-repeated="33"/>
        </table:table-row>
        <table:table-row table:style-name="ro1">
          <table:table-cell/>
          <table:table-cell table:style-name="ce8" office:value-type="string" calcext:value-type="string">
            <text:p>Addr:</text:p>
          </table:table-cell>
          <table:table-cell table:style-name="ce8"/>
          <table:table-cell table:style-name="ce8" office:value-type="string" calcext:value-type="string">
            <text:p>0x5</text:p>
          </table:table-cell>
          <table:table-cell table:style-name="ce8" table:number-columns-repeated="3"/>
          <table:table-cell table:style-name="ce8" office:value-type="string" calcext:value-type="string">
            <text:p>Access:</text:p>
          </table:table-cell>
          <table:table-cell table:style-name="ce8" table:number-columns-repeated="2"/>
          <table:table-cell table:style-name="ce8" office:value-type="string" calcext:value-type="string">
            <text:p>Read Only</text:p>
          </table:table-cell>
          <table:table-cell table:style-name="ce8" table:number-columns-repeated="22"/>
        </table:table-row>
        <table:table-row table:style-name="ro1">
          <table:table-cell/>
          <table:table-cell table:style-name="ce8" table:number-columns-repeated="32"/>
        </table:table-row>
        <table:table-row table:style-name="ro1">
          <table:table-cell/>
          <table:table-cell table:style-name="ce9" office:value-type="string" calcext:value-type="string" table:number-columns-spanned="32" table:number-rows-spanned="1">
            <text:p>resp_1_reg</text:p>
          </table:table-cell>
          <table:covered-table-cell table:number-columns-repeated="15" table:style-name="ce11"/>
          <table:covered-table-cell table:style-name="ce14"/>
          <table:covered-table-cell table:number-columns-repeated="2" table:style-name="ce11"/>
          <table:covered-table-cell table:style-name="ce14"/>
          <table:covered-table-cell table:number-columns-repeated="3" table:style-name="ce11"/>
          <table:covered-table-cell table:number-columns-repeated="2" table:style-name="ce14"/>
          <table:covered-table-cell table:number-columns-repeated="7" table:style-name="ce11"/>
        </table:table-row>
        <table:table-row table:style-name="ro1">
          <table:table-cell/>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7" table:style-name="ce10" office:value-type="float" office:value="0" calcext:value-type="float">
            <text:p>0</text:p>
          </table:table-cell>
          <table:table-cell table:style-name="ce13" office:value-type="float" office:value="0" calcext:value-type="float">
            <text:p>0</text:p>
          </table:table-cell>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8" table:style-name="ce10" office:value-type="float" office:value="0" calcext:value-type="float">
            <text:p>0</text:p>
          </table:table-cell>
        </table:table-row>
        <table:table-row table:style-name="ro1">
          <table:table-cell/>
          <table:table-cell table:style-name="ce8" office:value-type="float" office:value="31" calcext:value-type="float">
            <text:p>31</text:p>
          </table:table-cell>
          <table:table-cell table:style-name="ce8" table:number-columns-repeated="30"/>
          <table:table-cell table:style-name="ce8" office:value-type="float" office:value="0" calcext:value-type="float">
            <text:p>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1">00/00/0000</text:date>, <text:time style:data-style-name="N2" text:time-value="16:04:58.93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3"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8" style:family="table-cell" style:parent-style-name="Default">
      <style:table-cell-properties fo:background-color="#ffffff"/>
    </style:style>
    <style:style style:name="ce9"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10" style:family="table-cell" style:parent-style-name="Default">
      <style:table-cell-properties fo:background-color="#ffffff" style:text-align-source="fix" style:repeat-content="false" fo:border="0.74pt solid #000000"/>
      <style:paragraph-properties fo:text-align="center" fo:margin-left="0pt"/>
    </style:style>
    <style:style style:name="ce11" style:family="table-cell" style:parent-style-name="Default">
      <style:table-cell-properties fo:border-bottom="0.74pt solid #000000" fo:background-color="#ffffff" fo:border-left="none" fo:border-right="none" fo:border-top="none"/>
    </style:style>
    <style:style style:name="ce12"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13"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style>
    <style:style style:name="ce14"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52">
          <table:table-cell table:number-columns-repeated="33"/>
        </table:table-row>
        <table:table-row table:style-name="ro1">
          <table:table-cell/>
          <table:table-cell table:style-name="ce8" office:value-type="string" calcext:value-type="string">
            <text:p>Addr:</text:p>
          </table:table-cell>
          <table:table-cell table:style-name="ce8"/>
          <table:table-cell table:style-name="ce8" office:value-type="string" calcext:value-type="string">
            <text:p>0x6</text:p>
          </table:table-cell>
          <table:table-cell table:style-name="ce8" table:number-columns-repeated="3"/>
          <table:table-cell table:style-name="ce8" office:value-type="string" calcext:value-type="string">
            <text:p>Access:</text:p>
          </table:table-cell>
          <table:table-cell table:style-name="ce8" table:number-columns-repeated="2"/>
          <table:table-cell table:style-name="ce8" office:value-type="string" calcext:value-type="string">
            <text:p>Read Only</text:p>
          </table:table-cell>
          <table:table-cell table:style-name="ce8" table:number-columns-repeated="22"/>
        </table:table-row>
        <table:table-row table:style-name="ro1">
          <table:table-cell/>
          <table:table-cell table:style-name="ce8" table:number-columns-repeated="32"/>
        </table:table-row>
        <table:table-row table:style-name="ro1">
          <table:table-cell/>
          <table:table-cell table:style-name="ce9" office:value-type="string" calcext:value-type="string" table:number-columns-spanned="32" table:number-rows-spanned="1">
            <text:p>resp_2_reg</text:p>
          </table:table-cell>
          <table:covered-table-cell table:number-columns-repeated="15" table:style-name="ce11"/>
          <table:covered-table-cell table:style-name="ce14"/>
          <table:covered-table-cell table:number-columns-repeated="2" table:style-name="ce11"/>
          <table:covered-table-cell table:style-name="ce14"/>
          <table:covered-table-cell table:number-columns-repeated="3" table:style-name="ce11"/>
          <table:covered-table-cell table:number-columns-repeated="2" table:style-name="ce14"/>
          <table:covered-table-cell table:number-columns-repeated="7" table:style-name="ce11"/>
        </table:table-row>
        <table:table-row table:style-name="ro1">
          <table:table-cell/>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7" table:style-name="ce10" office:value-type="float" office:value="0" calcext:value-type="float">
            <text:p>0</text:p>
          </table:table-cell>
          <table:table-cell table:style-name="ce13" office:value-type="float" office:value="0" calcext:value-type="float">
            <text:p>0</text:p>
          </table:table-cell>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8" table:style-name="ce10" office:value-type="float" office:value="0" calcext:value-type="float">
            <text:p>0</text:p>
          </table:table-cell>
        </table:table-row>
        <table:table-row table:style-name="ro1">
          <table:table-cell/>
          <table:table-cell table:style-name="ce8" office:value-type="float" office:value="31" calcext:value-type="float">
            <text:p>31</text:p>
          </table:table-cell>
          <table:table-cell table:style-name="ce8" table:number-columns-repeated="30"/>
          <table:table-cell table:style-name="ce8" office:value-type="float" office:value="0" calcext:value-type="float">
            <text:p>0</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1">00/00/0000</text:date>, <text:time style:data-style-name="N2" text:time-value="16:07:25.97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3"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8" style:family="table-cell" style:parent-style-name="Default">
      <style:table-cell-properties fo:background-color="#ffffff"/>
    </style:style>
    <style:style style:name="ce9"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10" style:family="table-cell" style:parent-style-name="Default">
      <style:table-cell-properties fo:background-color="#ffffff" style:text-align-source="fix" style:repeat-content="false" fo:border="0.74pt solid #000000"/>
      <style:paragraph-properties fo:text-align="center" fo:margin-left="0pt"/>
    </style:style>
    <style:style style:name="ce11" style:family="table-cell" style:parent-style-name="Default">
      <style:table-cell-properties fo:border-bottom="0.74pt solid #000000" fo:background-color="#ffffff" fo:border-left="none" fo:border-right="none" fo:border-top="none"/>
    </style:style>
    <style:style style:name="ce12"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13"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style>
    <style:style style:name="ce14"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2" table:default-cell-style-name="Default"/>
        <table:table-row table:style-name="ro1" table:number-rows-repeated="59">
          <table:table-cell table:number-columns-repeated="33"/>
        </table:table-row>
        <table:table-row table:style-name="ro1">
          <table:table-cell/>
          <table:table-cell table:style-name="ce8" office:value-type="string" calcext:value-type="string">
            <text:p>Addr:</text:p>
          </table:table-cell>
          <table:table-cell table:style-name="ce8"/>
          <table:table-cell table:style-name="ce8" office:value-type="string" calcext:value-type="string">
            <text:p>0x7</text:p>
          </table:table-cell>
          <table:table-cell table:style-name="ce8" table:number-columns-repeated="3"/>
          <table:table-cell table:style-name="ce8" office:value-type="string" calcext:value-type="string">
            <text:p>Access:</text:p>
          </table:table-cell>
          <table:table-cell table:style-name="ce8" table:number-columns-repeated="2"/>
          <table:table-cell table:style-name="ce8" office:value-type="string" calcext:value-type="string">
            <text:p>Read Only</text:p>
          </table:table-cell>
          <table:table-cell table:style-name="ce8" table:number-columns-repeated="22"/>
        </table:table-row>
        <table:table-row table:style-name="ro1">
          <table:table-cell/>
          <table:table-cell table:style-name="ce8" table:number-columns-repeated="32"/>
        </table:table-row>
        <table:table-row table:style-name="ro1">
          <table:table-cell/>
          <table:table-cell table:style-name="ce9" office:value-type="string" calcext:value-type="string" table:number-columns-spanned="32" table:number-rows-spanned="1">
            <text:p>resp_3_reg</text:p>
          </table:table-cell>
          <table:covered-table-cell table:number-columns-repeated="15" table:style-name="ce11"/>
          <table:covered-table-cell table:style-name="ce14"/>
          <table:covered-table-cell table:number-columns-repeated="2" table:style-name="ce11"/>
          <table:covered-table-cell table:style-name="ce14"/>
          <table:covered-table-cell table:number-columns-repeated="3" table:style-name="ce11"/>
          <table:covered-table-cell table:number-columns-repeated="2" table:style-name="ce14"/>
          <table:covered-table-cell table:number-columns-repeated="7" table:style-name="ce11"/>
        </table:table-row>
        <table:table-row table:style-name="ro1">
          <table:table-cell/>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7" table:style-name="ce10" office:value-type="float" office:value="0" calcext:value-type="float">
            <text:p>0</text:p>
          </table:table-cell>
          <table:table-cell table:style-name="ce13" office:value-type="float" office:value="0" calcext:value-type="float">
            <text:p>0</text:p>
          </table:table-cell>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8" table:style-name="ce10" office:value-type="float" office:value="0" calcext:value-type="float">
            <text:p>0</text:p>
          </table:table-cell>
        </table:table-row>
        <table:table-row table:style-name="ro1">
          <table:table-cell/>
          <table:table-cell table:style-name="ce8" office:value-type="float" office:value="31" calcext:value-type="float">
            <text:p>31</text:p>
          </table:table-cell>
          <table:table-cell table:style-name="ce8" table:number-columns-repeated="30"/>
          <table:table-cell table:style-name="ce8" office:value-type="float" office:value="0" calcext:value-type="float">
            <text:p>0</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1">00/00/0000</text:date>, <text:time style:data-style-name="N2" text:time-value="16:07:56.13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